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map style:condition="cell-content()&gt;[$'interface_test-fine_trace.agg'.$K$2]-5" style:apply-style-name="Good" style:base-cell-address="'interface_test-fine_trace.agg'.J1"/>
    </style:style>
    <style:style style:name="ce3" style:family="table-cell" style:parent-style-name="Default">
      <style:table-cell-properties fo:background-color="#fff200"/>
      <style:map style:condition="cell-content()&gt;[$'interface_test-fine_trace.agg'.$K$2]-5" style:apply-style-name="Good" style:base-cell-address="'interface_test-fine_trace.agg'.J1"/>
    </style:style>
    <style:style style:name="ce4" style:family="table-cell" style:parent-style-name="Default">
      <style:map style:condition="cell-content()&gt;[$'interface_test-fine_trace.agg'.$P$2]-30" style:apply-style-name="Good" style:base-cell-address="'interface_test-fine_trace.agg'.O1"/>
    </style:style>
    <style:style style:name="ce5" style:family="table-cell" style:parent-style-name="Default">
      <style:map style:condition="cell-content()&gt;[$'interface_test-fine_trace.agg'.$P$2]-30" style:apply-style-name="Accent" style:base-cell-address="'interface_test-fine_trace.agg'.O2"/>
    </style:style>
  </office:automatic-styles>
  <office:body>
    <office:spreadsheet>
      <table:calculation-settings table:automatic-find-labels="false" table:use-regular-expressions="false" table:use-wildcards="true"/>
      <table:table table:name="interface_test-fine_trace.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2"/>
        <table:table-column table:style-name="co6" table:number-columns-repeated="4" table:default-cell-style-name="Default"/>
        <table:table-column table:style-name="co6" table:default-cell-style-name="ce4"/>
        <table:table-column table:style-name="co6" table:number-columns-repeated="1009" table:default-cell-style-name="Default"/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eq_domain0_sensed</text:p>
          </table:table-cell>
          <table:table-cell office:value-type="string" calcext:value-type="string">
            <text:p>freq_domain0_set</text:p>
          </table:table-cell>
          <table:table-cell office:value-type="string" calcext:value-type="string">
            <text:p>freq_domain1_sensed</text:p>
          </table:table-cell>
          <table:table-cell office:value-type="string" calcext:value-type="string">
            <text:p>freq_domain1_set</text:p>
          </table:table-cell>
          <table:table-cell office:value-type="string" calcext:value-type="string">
            <text:p>total_cpu_time_s</text:p>
          </table:table-cell>
          <table:table-cell office:value-type="string" calcext:value-type="string">
            <text:p>total_instr</text:p>
          </table:table-cell>
          <table:table-cell office:value-type="string" calcext:value-type="string">
            <text:p>total_power_w</text:p>
          </table:table-cell>
          <table:table-cell office:value-type="string" calcext:value-type="string">
            <text:p>instr/w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2"/>
          <table:table-cell office:value-type="string" calcext:value-type="string">
            <text:p>ips/s/w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5555555555556" calcext:value-type="float">
            <text:p>0.050555555555556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9444444444444" calcext:value-type="float">
            <text:p>0.129444444444444</text:p>
          </table:table-cell>
          <table:table-cell office:value-type="float" office:value="168775176.555556" calcext:value-type="float">
            <text:p>168775176.555556</text:p>
          </table:table-cell>
          <table:table-cell office:value-type="float" office:value="3.09108148148148" calcext:value-type="float">
            <text:p>3.09108148148148</text:p>
          </table:table-cell>
          <table:table-cell table:formula="of:=([.H2]/10000000)/[.I2]" office:value-type="float" office:value="5.46006883243551" calcext:value-type="float">
            <text:p>5.46006883243551</text:p>
          </table:table-cell>
          <table:table-cell table:formula="of:=MAX([.J2:.J288])" office:value-type="float" office:value="33.1008484309079" calcext:value-type="float">
            <text:p>33.1008484309079</text:p>
          </table:table-cell>
          <table:table-cell table:formula="of:=AVERAGE([.J2:.J288])" office:value-type="float" office:value="19.2083909075368" calcext:value-type="float">
            <text:p>19.2083909075368</text:p>
          </table:table-cell>
          <table:table-cell table:number-columns-repeated="2"/>
          <table:table-cell table:style-name="ce5" table:formula="of:=(([.H2]/10000000)/[.G2])/[.I2]" office:value-type="float" office:value="42.1807892634501" calcext:value-type="float">
            <text:p>42.1807892634501</text:p>
          </table:table-cell>
          <table:table-cell table:formula="of:=MAX([.O2:.O288])" office:value-type="float" office:value="229.986164292692" calcext:value-type="float">
            <text:p>229.98616429269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0555555555556" calcext:value-type="float">
            <text:p>0.100555555555556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2222222222222" calcext:value-type="float">
            <text:p>0.122222222222222</text:p>
          </table:table-cell>
          <table:table-cell office:value-type="float" office:value="459179035.888889" calcext:value-type="float">
            <text:p>459179035.888889</text:p>
          </table:table-cell>
          <table:table-cell office:value-type="float" office:value="4.01183333333333" calcext:value-type="float">
            <text:p>4.01183333333333</text:p>
          </table:table-cell>
          <table:table-cell table:formula="of:=([.H3]/10000000)/[.I3]" office:value-type="float" office:value="11.4456159500367" calcext:value-type="float">
            <text:p>11.4456159500367</text:p>
          </table:table-cell>
          <table:table-cell table:number-columns-repeated="4"/>
          <table:table-cell table:style-name="ce5" table:formula="of:=(([.H3]/10000000)/[.G3])/[.I3]" office:value-type="float" office:value="93.6459486821184" calcext:value-type="float">
            <text:p>93.6459486821184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0555555555556" calcext:value-type="float">
            <text:p>0.150555555555556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446079024.555556" calcext:value-type="float">
            <text:p>446079024.555556</text:p>
          </table:table-cell>
          <table:table-cell office:value-type="float" office:value="3.42880987654321" calcext:value-type="float">
            <text:p>3.42880987654321</text:p>
          </table:table-cell>
          <table:table-cell table:formula="of:=([.H4]/10000000)/[.I4]" office:value-type="float" office:value="13.0097334240438" calcext:value-type="float">
            <text:p>13.0097334240438</text:p>
          </table:table-cell>
          <table:table-cell table:number-columns-repeated="4"/>
          <table:table-cell table:style-name="ce5" table:formula="of:=(([.H4]/10000000)/[.G4])/[.I4]" office:value-type="float" office:value="102.708421768767" calcext:value-type="float">
            <text:p>102.70842176876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0555555555556" calcext:value-type="float">
            <text:p>0.200555555555556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34444444444444" calcext:value-type="float">
            <text:p>0.134444444444444</text:p>
          </table:table-cell>
          <table:table-cell office:value-type="float" office:value="423025068" calcext:value-type="float">
            <text:p>423025068</text:p>
          </table:table-cell>
          <table:table-cell office:value-type="float" office:value="2.99756913580247" calcext:value-type="float">
            <text:p>2.99756913580247</text:p>
          </table:table-cell>
          <table:table-cell table:formula="of:=([.H5]/10000000)/[.I5]" office:value-type="float" office:value="14.1122706044527" calcext:value-type="float">
            <text:p>14.1122706044527</text:p>
          </table:table-cell>
          <table:table-cell table:number-columns-repeated="4"/>
          <table:table-cell table:style-name="ce5" table:formula="of:=(([.H5]/10000000)/[.G5])/[.I5]" office:value-type="float" office:value="104.967302016591" calcext:value-type="float">
            <text:p>104.967302016591</text:p>
          </table:table-cell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0555555555556" calcext:value-type="float">
            <text:p>0.250555555555556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42222222222222" calcext:value-type="float">
            <text:p>0.142222222222222</text:p>
          </table:table-cell>
          <table:table-cell office:value-type="float" office:value="399646435.222222" calcext:value-type="float">
            <text:p>399646435.222222</text:p>
          </table:table-cell>
          <table:table-cell office:value-type="float" office:value="2.62842222222222" calcext:value-type="float">
            <text:p>2.62842222222222</text:p>
          </table:table-cell>
          <table:table-cell table:formula="of:=([.H6]/10000000)/[.I6]" office:value-type="float" office:value="15.204803545008" calcext:value-type="float">
            <text:p>15.204803545008</text:p>
          </table:table-cell>
          <table:table-cell/>
          <table:table-cell table:style-name="ce1" office:value-type="string" calcext:value-type="string">
            <text:p>optimal fd0</text:p>
          </table:table-cell>
          <table:table-cell table:style-name="ce1" office:value-type="string" calcext:value-type="string">
            <text:p>optimal fd1</text:p>
          </table:table-cell>
          <table:table-cell table:style-name="ce1"/>
          <table:table-cell table:style-name="ce5" table:formula="of:=(([.H6]/10000000)/[.G6])/[.I6]" office:value-type="float" office:value="106.908774925837" calcext:value-type="float">
            <text:p>106.908774925837</text:p>
          </table:table-cell>
          <table:table-cell/>
          <table:table-cell table:style-name="ce1" office:value-type="string" calcext:value-type="string">
            <text:p>optimal fd0</text:p>
          </table:table-cell>
          <table:table-cell table:style-name="ce1" office:value-type="string" calcext:value-type="string">
            <text:p>optimal fd1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0555555555555" calcext:value-type="float">
            <text:p>0.300555555555555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43333333333333" calcext:value-type="float">
            <text:p>0.143333333333333</text:p>
          </table:table-cell>
          <table:table-cell office:value-type="float" office:value="376641908.666667" calcext:value-type="float">
            <text:p>376641908.666667</text:p>
          </table:table-cell>
          <table:table-cell office:value-type="float" office:value="2.28159135802469" calcext:value-type="float">
            <text:p>2.28159135802469</text:p>
          </table:table-cell>
          <table:table-cell table:formula="of:=([.H7]/10000000)/[.I7]" office:value-type="float" office:value="16.5078600662631" calcext:value-type="float">
            <text:p>16.5078600662631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800" calcext:value-type="float">
            <text:p>800</text:p>
          </table:table-cell>
          <table:table-cell table:style-name="ce1"/>
          <table:table-cell table:style-name="ce5" table:formula="of:=(([.H7]/10000000)/[.G7])/[.I7]" office:value-type="float" office:value="115.17111674137" calcext:value-type="float">
            <text:p>115.17111674137</text:p>
          </table:table-cell>
          <table:table-cell/>
          <table:table-cell table:style-name="ce1" office:value-type="string" calcext:value-type="string">
            <text:p>600-900</text:p>
          </table:table-cell>
          <table:table-cell table:style-name="ce1" office:value-type="string" calcext:value-type="string">
            <text:p>300-400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0555555555556" calcext:value-type="float">
            <text:p>0.350555555555556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353758034.111111" calcext:value-type="float">
            <text:p>353758034.111111</text:p>
          </table:table-cell>
          <table:table-cell office:value-type="float" office:value="2.00505679012346" calcext:value-type="float">
            <text:p>2.00505679012346</text:p>
          </table:table-cell>
          <table:table-cell table:formula="of:=([.H8]/10000000)/[.I8]" office:value-type="float" office:value="17.6432924919463" calcext:value-type="float">
            <text:p>17.6432924919463</text:p>
          </table:table-cell>
          <table:table-cell/>
          <table:table-cell table:style-name="ce1" table:number-columns-repeated="3"/>
          <table:table-cell table:style-name="ce5" table:formula="of:=(([.H8]/10000000)/[.G8])/[.I8]" office:value-type="float" office:value="139.289151252207" calcext:value-type="float">
            <text:p>139.289151252207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600" calcext:value-type="float">
            <text:p>600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00555555555555" calcext:value-type="float">
            <text:p>0.400555555555555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330744541.444444" calcext:value-type="float">
            <text:p>330744541.444444</text:p>
          </table:table-cell>
          <table:table-cell office:value-type="float" office:value="1.80168888888889" calcext:value-type="float">
            <text:p>1.80168888888889</text:p>
          </table:table-cell>
          <table:table-cell table:formula="of:=([.H9]/10000000)/[.I9]" office:value-type="float" office:value="18.3574724517736" calcext:value-type="float">
            <text:p>18.3574724517736</text:p>
          </table:table-cell>
          <table:table-cell table:number-columns-repeated="4"/>
          <table:table-cell table:style-name="ce5" table:formula="of:=(([.H9]/10000000)/[.G9])/[.I9]" office:value-type="float" office:value="137.681043388302" calcext:value-type="float">
            <text:p>137.681043388302</text:p>
          </table:table-cell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0555555555556" calcext:value-type="float">
            <text:p>0.450555555555556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21111111111111" calcext:value-type="float">
            <text:p>0.121111111111111</text:p>
          </table:table-cell>
          <table:table-cell office:value-type="float" office:value="307940500.888889" calcext:value-type="float">
            <text:p>307940500.888889</text:p>
          </table:table-cell>
          <table:table-cell office:value-type="float" office:value="1.59137777777778" calcext:value-type="float">
            <text:p>1.59137777777778</text:p>
          </table:table-cell>
          <table:table-cell table:formula="of:=([.H10]/10000000)/[.I10]" office:value-type="float" office:value="19.3505593196671" calcext:value-type="float">
            <text:p>19.3505593196671</text:p>
          </table:table-cell>
          <table:table-cell table:number-columns-repeated="4"/>
          <table:table-cell table:style-name="ce5" table:formula="of:=(([.H10]/10000000)/[.G10])/[.I10]" office:value-type="float" office:value="159.775260437618" calcext:value-type="float">
            <text:p>159.775260437618</text:p>
          </table:table-cell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0555555555555" calcext:value-type="float">
            <text:p>0.500555555555555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" calcext:value-type="float">
            <text:p>0.15</text:p>
          </table:table-cell>
          <table:table-cell office:value-type="float" office:value="283619222.555556" calcext:value-type="float">
            <text:p>283619222.555556</text:p>
          </table:table-cell>
          <table:table-cell office:value-type="float" office:value="1.39077901234568" calcext:value-type="float">
            <text:p>1.39077901234568</text:p>
          </table:table-cell>
          <table:table-cell table:formula="of:=([.H11]/10000000)/[.I11]" office:value-type="float" office:value="20.392831646" calcext:value-type="float">
            <text:p>20.392831646</text:p>
          </table:table-cell>
          <table:table-cell table:number-columns-repeated="4"/>
          <table:table-cell table:style-name="ce5" table:formula="of:=(([.H11]/10000000)/[.G11])/[.I11]" office:value-type="float" office:value="135.952210973333" calcext:value-type="float">
            <text:p>135.95221097333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0555555555556" calcext:value-type="float">
            <text:p>0.55055555555555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7777777777778" calcext:value-type="float">
            <text:p>0.167777777777778</text:p>
          </table:table-cell>
          <table:table-cell office:value-type="float" office:value="260456866.333333" calcext:value-type="float">
            <text:p>260456866.333333</text:p>
          </table:table-cell>
          <table:table-cell office:value-type="float" office:value="1.20113703703704" calcext:value-type="float">
            <text:p>1.20113703703704</text:p>
          </table:table-cell>
          <table:table-cell table:formula="of:=([.H12]/10000000)/[.I12]" office:value-type="float" office:value="21.6841924195283" calcext:value-type="float">
            <text:p>21.6841924195283</text:p>
          </table:table-cell>
          <table:table-cell table:number-columns-repeated="4"/>
          <table:table-cell table:style-name="ce5" table:formula="of:=(([.H12]/10000000)/[.G12])/[.I12]" office:value-type="float" office:value="129.243530977322" calcext:value-type="float">
            <text:p>129.24353097732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0555555555555" calcext:value-type="float">
            <text:p>0.6005555555555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4444444444444" calcext:value-type="float">
            <text:p>0.174444444444444</text:p>
          </table:table-cell>
          <table:table-cell office:value-type="float" office:value="236799446.222222" calcext:value-type="float">
            <text:p>236799446.222222</text:p>
          </table:table-cell>
          <table:table-cell office:value-type="float" office:value="1.03088024691358" calcext:value-type="float">
            <text:p>1.03088024691358</text:p>
          </table:table-cell>
          <table:table-cell table:formula="of:=([.H13]/10000000)/[.I13]" office:value-type="float" office:value="22.9706066181005" calcext:value-type="float">
            <text:p>22.9706066181005</text:p>
          </table:table-cell>
          <table:table-cell table:number-columns-repeated="4"/>
          <table:table-cell table:style-name="ce5" table:formula="of:=(([.H13]/10000000)/[.G13])/[.I13]" office:value-type="float" office:value="131.678636664271" calcext:value-type="float">
            <text:p>131.67863666427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0555555555556" calcext:value-type="float">
            <text:p>0.650555555555556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6666666666667" calcext:value-type="float">
            <text:p>0.216666666666667</text:p>
          </table:table-cell>
          <table:table-cell office:value-type="float" office:value="212213260.444444" calcext:value-type="float">
            <text:p>212213260.444444</text:p>
          </table:table-cell>
          <table:table-cell office:value-type="float" office:value="0.876059259259259" calcext:value-type="float">
            <text:p>0.876059259259259</text:p>
          </table:table-cell>
          <table:table-cell table:formula="of:=([.H14]/10000000)/[.I14]" office:value-type="float" office:value="24.2236193729495" calcext:value-type="float">
            <text:p>24.2236193729495</text:p>
          </table:table-cell>
          <table:table-cell table:number-columns-repeated="4"/>
          <table:table-cell table:style-name="ce5" table:formula="of:=(([.H14]/10000000)/[.G14])/[.I14]" office:value-type="float" office:value="111.801320182844" calcext:value-type="float">
            <text:p>111.801320182844</text:p>
          </table:table-cell>
          <table:table-cell/>
          <table:table-cell office:value-type="string" calcext:value-type="string">
            <text:p>Optimal frequencies from interface test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00555555555556" calcext:value-type="float">
            <text:p>0.700555555555556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96.666666666667" calcext:value-type="float">
            <text:p>296.666666666667</text:p>
          </table:table-cell>
          <table:table-cell office:value-type="float" office:value="300" calcext:value-type="float">
            <text:p>300</text:p>
          </table:table-cell>
          <table:table-cell office:value-type="float" office:value="0.175555555555556" calcext:value-type="float">
            <text:p>0.175555555555556</text:p>
          </table:table-cell>
          <table:table-cell office:value-type="float" office:value="189756549.666667" calcext:value-type="float">
            <text:p>189756549.666667</text:p>
          </table:table-cell>
          <table:table-cell office:value-type="float" office:value="0.75770987654321" calcext:value-type="float">
            <text:p>0.75770987654321</text:p>
          </table:table-cell>
          <table:table-cell table:formula="of:=([.H15]/10000000)/[.I15]" office:value-type="float" office:value="25.043430941189" calcext:value-type="float">
            <text:p>25.043430941189</text:p>
          </table:table-cell>
          <table:table-cell table:number-columns-repeated="4"/>
          <table:table-cell table:style-name="ce5" table:formula="of:=(([.H15]/10000000)/[.G15])/[.I15]" office:value-type="float" office:value="142.652454728291" calcext:value-type="float">
            <text:p>142.652454728291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0555555555555" calcext:value-type="float">
            <text:p>0.750555555555555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3888888888889" calcext:value-type="float">
            <text:p>0.163888888888889</text:p>
          </table:table-cell>
          <table:table-cell office:value-type="float" office:value="167080853.555556" calcext:value-type="float">
            <text:p>167080853.555556</text:p>
          </table:table-cell>
          <table:table-cell office:value-type="float" office:value="0.667230864197531" calcext:value-type="float">
            <text:p>0.667230864197531</text:p>
          </table:table-cell>
          <table:table-cell table:formula="of:=([.H16]/10000000)/[.I16]" office:value-type="float" office:value="25.0409359819561" calcext:value-type="float">
            <text:p>25.0409359819561</text:p>
          </table:table-cell>
          <table:table-cell table:number-columns-repeated="4"/>
          <table:table-cell table:style-name="ce5" table:formula="of:=(([.H16]/10000000)/[.G16])/[.I16]" office:value-type="float" office:value="152.792151754308" calcext:value-type="float">
            <text:p>152.792151754308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0555555555555" calcext:value-type="float">
            <text:p>0.800555555555555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6" calcext:value-type="float">
            <text:p>0.16</text:p>
          </table:table-cell>
          <table:table-cell office:value-type="float" office:value="143780685.111111" calcext:value-type="float">
            <text:p>143780685.111111</text:p>
          </table:table-cell>
          <table:table-cell office:value-type="float" office:value="0.580997530864198" calcext:value-type="float">
            <text:p>0.580997530864198</text:p>
          </table:table-cell>
          <table:table-cell table:formula="of:=([.H17]/10000000)/[.I17]" office:value-type="float" office:value="24.7472110418862" calcext:value-type="float">
            <text:p>24.7472110418862</text:p>
          </table:table-cell>
          <table:table-cell table:number-columns-repeated="4"/>
          <table:table-cell table:style-name="ce5" table:formula="of:=(([.H17]/10000000)/[.G17])/[.I17]" office:value-type="float" office:value="154.670069011789" calcext:value-type="float">
            <text:p>154.670069011789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0555555555555" calcext:value-type="float">
            <text:p>0.85055555555555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9444444444444" calcext:value-type="float">
            <text:p>0.149444444444444</text:p>
          </table:table-cell>
          <table:table-cell office:value-type="float" office:value="120625753.555556" calcext:value-type="float">
            <text:p>120625753.555556</text:p>
          </table:table-cell>
          <table:table-cell office:value-type="float" office:value="0.499237037037037" calcext:value-type="float">
            <text:p>0.499237037037037</text:p>
          </table:table-cell>
          <table:table-cell table:formula="of:=([.H18]/10000000)/[.I18]" office:value-type="float" office:value="24.1620201641023" calcext:value-type="float">
            <text:p>24.1620201641023</text:p>
          </table:table-cell>
          <table:table-cell table:number-columns-repeated="4"/>
          <table:table-cell table:style-name="ce5" table:formula="of:=(([.H18]/10000000)/[.G18])/[.I18]" office:value-type="float" office:value="161.678945336" calcext:value-type="float">
            <text:p>161.678945336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0555555555555" calcext:value-type="float">
            <text:p>0.90055555555555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52222222222222" calcext:value-type="float">
            <text:p>0.152222222222222</text:p>
          </table:table-cell>
          <table:table-cell office:value-type="float" office:value="96808095.8888889" calcext:value-type="float">
            <text:p>96808095.8888889</text:p>
          </table:table-cell>
          <table:table-cell office:value-type="float" office:value="0.419541975308642" calcext:value-type="float">
            <text:p>0.419541975308642</text:p>
          </table:table-cell>
          <table:table-cell table:formula="of:=([.H19]/10000000)/[.I19]" office:value-type="float" office:value="23.0747104190637" calcext:value-type="float">
            <text:p>23.0747104190637</text:p>
          </table:table-cell>
          <table:table-cell table:number-columns-repeated="4"/>
          <table:table-cell table:style-name="ce5" table:formula="of:=(([.H19]/10000000)/[.G19])/[.I19]" office:value-type="float" office:value="151.58568888436" calcext:value-type="float">
            <text:p>151.58568888436</text:p>
          </table:table-cell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973333333333333" calcext:value-type="float">
            <text:p>0.973333333333333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800" calcext:value-type="float">
            <text:p>800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106498634.666667" calcext:value-type="float">
            <text:p>106498634.666667</text:p>
          </table:table-cell>
          <table:table-cell table:style-name="ce1" office:value-type="float" office:value="0.333923211809977" calcext:value-type="float">
            <text:p>0.333923211809977</text:p>
          </table:table-cell>
          <table:table-cell table:style-name="ce3" table:formula="of:=([.H20]/10000000)/[.I20]" office:value-type="float" office:value="31.8931511497533" calcext:value-type="float">
            <text:p>31.8931511497533</text:p>
          </table:table-cell>
          <table:table-cell table:number-columns-repeated="4"/>
          <table:table-cell table:style-name="ce5" table:formula="of:=(([.H20]/10000000)/[.G20])/[.I20]" office:value-type="float" office:value="155.576347071967" calcext:value-type="float">
            <text:p>155.576347071967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2333333333333" calcext:value-type="float">
            <text:p>1.0233333333333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7777777777778" calcext:value-type="float">
            <text:p>0.117777777777778</text:p>
          </table:table-cell>
          <table:table-cell office:value-type="float" office:value="96433713.3333333" calcext:value-type="float">
            <text:p>96433713.3333333</text:p>
          </table:table-cell>
          <table:table-cell office:value-type="float" office:value="0.426143209876543" calcext:value-type="float">
            <text:p>0.426143209876543</text:p>
          </table:table-cell>
          <table:table-cell table:formula="of:=([.H21]/10000000)/[.I21]" office:value-type="float" office:value="22.6294145015876" calcext:value-type="float">
            <text:p>22.6294145015876</text:p>
          </table:table-cell>
          <table:table-cell table:number-columns-repeated="4"/>
          <table:table-cell table:style-name="ce5" table:formula="of:=(([.H21]/10000000)/[.G21])/[.I21]" office:value-type="float" office:value="192.136538221027" calcext:value-type="float">
            <text:p>192.136538221027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7333333333333" calcext:value-type="float">
            <text:p>1.07333333333333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7222222222222" calcext:value-type="float">
            <text:p>0.117222222222222</text:p>
          </table:table-cell>
          <table:table-cell office:value-type="float" office:value="120302714.111111" calcext:value-type="float">
            <text:p>120302714.111111</text:p>
          </table:table-cell>
          <table:table-cell office:value-type="float" office:value="0.532444444444444" calcext:value-type="float">
            <text:p>0.532444444444444</text:p>
          </table:table-cell>
          <table:table-cell table:formula="of:=([.H22]/10000000)/[.I22]" office:value-type="float" office:value="22.5944162562604" calcext:value-type="float">
            <text:p>22.5944162562604</text:p>
          </table:table-cell>
          <table:table-cell table:number-columns-repeated="4"/>
          <table:table-cell table:style-name="ce5" table:formula="of:=(([.H22]/10000000)/[.G22])/[.I22]" office:value-type="float" office:value="192.748574697956" calcext:value-type="float">
            <text:p>192.748574697956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2333333333333" calcext:value-type="float">
            <text:p>1.1233333333333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11666666666667" calcext:value-type="float">
            <text:p>0.111666666666667</text:p>
          </table:table-cell>
          <table:table-cell office:value-type="float" office:value="143960572.444444" calcext:value-type="float">
            <text:p>143960572.444444</text:p>
          </table:table-cell>
          <table:table-cell office:value-type="float" office:value="0.647256790123457" calcext:value-type="float">
            <text:p>0.647256790123457</text:p>
          </table:table-cell>
          <table:table-cell table:formula="of:=([.H23]/10000000)/[.I23]" office:value-type="float" office:value="22.2416473092519" calcext:value-type="float">
            <text:p>22.2416473092519</text:p>
          </table:table-cell>
          <table:table-cell table:number-columns-repeated="4"/>
          <table:table-cell table:style-name="ce5" table:formula="of:=(([.H23]/10000000)/[.G23])/[.I23]" office:value-type="float" office:value="199.178931127629" calcext:value-type="float">
            <text:p>199.178931127629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7333333333333" calcext:value-type="float">
            <text:p>1.17333333333333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7222222222222" calcext:value-type="float">
            <text:p>0.117222222222222</text:p>
          </table:table-cell>
          <table:table-cell office:value-type="float" office:value="167645551.777778" calcext:value-type="float">
            <text:p>167645551.777778</text:p>
          </table:table-cell>
          <table:table-cell office:value-type="float" office:value="0.760988888888889" calcext:value-type="float">
            <text:p>0.760988888888889</text:p>
          </table:table-cell>
          <table:table-cell table:formula="of:=([.H24]/10000000)/[.I24]" office:value-type="float" office:value="22.0299605192075" calcext:value-type="float">
            <text:p>22.0299605192075</text:p>
          </table:table-cell>
          <table:table-cell table:number-columns-repeated="4"/>
          <table:table-cell table:style-name="ce5" table:formula="of:=(([.H24]/10000000)/[.G24])/[.I24]" office:value-type="float" office:value="187.93331248613" calcext:value-type="float">
            <text:p>187.93331248613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2333333333333" calcext:value-type="float">
            <text:p>1.22333333333333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1111111111111" calcext:value-type="float">
            <text:p>0.121111111111111</text:p>
          </table:table-cell>
          <table:table-cell office:value-type="float" office:value="191122307.777778" calcext:value-type="float">
            <text:p>191122307.777778</text:p>
          </table:table-cell>
          <table:table-cell office:value-type="float" office:value="0.865472839506173" calcext:value-type="float">
            <text:p>0.865472839506173</text:p>
          </table:table-cell>
          <table:table-cell table:formula="of:=([.H25]/10000000)/[.I25]" office:value-type="float" office:value="22.0829931401232" calcext:value-type="float">
            <text:p>22.0829931401232</text:p>
          </table:table-cell>
          <table:table-cell table:number-columns-repeated="4"/>
          <table:table-cell table:style-name="ce5" table:formula="of:=(([.H25]/10000000)/[.G25])/[.I25]" office:value-type="float" office:value="182.336640606522" calcext:value-type="float">
            <text:p>182.336640606522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7333333333333" calcext:value-type="float">
            <text:p>1.27333333333333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0555555555556" calcext:value-type="float">
            <text:p>0.120555555555556</text:p>
          </table:table-cell>
          <table:table-cell office:value-type="float" office:value="214358680.555556" calcext:value-type="float">
            <text:p>214358680.555556</text:p>
          </table:table-cell>
          <table:table-cell office:value-type="float" office:value="1.01138148148148" calcext:value-type="float">
            <text:p>1.01138148148148</text:p>
          </table:table-cell>
          <table:table-cell table:formula="of:=([.H26]/10000000)/[.I26]" office:value-type="float" office:value="21.1946416342883" calcext:value-type="float">
            <text:p>21.1946416342883</text:p>
          </table:table-cell>
          <table:table-cell table:number-columns-repeated="4"/>
          <table:table-cell table:style-name="ce5" table:formula="of:=(([.H26]/10000000)/[.G26])/[.I26]" office:value-type="float" office:value="175.808087289027" calcext:value-type="float">
            <text:p>175.808087289027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2333333333333" calcext:value-type="float">
            <text:p>1.32333333333333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2777777777778" calcext:value-type="float">
            <text:p>0.122777777777778</text:p>
          </table:table-cell>
          <table:table-cell office:value-type="float" office:value="237173026" calcext:value-type="float">
            <text:p>237173026</text:p>
          </table:table-cell>
          <table:table-cell office:value-type="float" office:value="1.12588641975309" calcext:value-type="float">
            <text:p>1.12588641975309</text:p>
          </table:table-cell>
          <table:table-cell table:formula="of:=([.H27]/10000000)/[.I27]" office:value-type="float" office:value="21.0654486846029" calcext:value-type="float">
            <text:p>21.0654486846029</text:p>
          </table:table-cell>
          <table:table-cell table:number-columns-repeated="4"/>
          <table:table-cell table:style-name="ce5" table:formula="of:=(([.H27]/10000000)/[.G27])/[.I27]" office:value-type="float" office:value="171.573790191336" calcext:value-type="float">
            <text:p>171.57379019133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7333333333333" calcext:value-type="float">
            <text:p>1.3733333333333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260452322.777778" calcext:value-type="float">
            <text:p>260452322.777778</text:p>
          </table:table-cell>
          <table:table-cell office:value-type="float" office:value="1.26263209876543" calcext:value-type="float">
            <text:p>1.26263209876543</text:p>
          </table:table-cell>
          <table:table-cell table:formula="of:=([.H28]/10000000)/[.I28]" office:value-type="float" office:value="20.6277286180544" calcext:value-type="float">
            <text:p>20.6277286180544</text:p>
          </table:table-cell>
          <table:table-cell table:number-columns-repeated="4"/>
          <table:table-cell table:style-name="ce5" table:formula="of:=(([.H28]/10000000)/[.G28])/[.I28]" office:value-type="float" office:value="148.519646049992" calcext:value-type="float">
            <text:p>148.519646049992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2333333333333" calcext:value-type="float">
            <text:p>1.42333333333333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283262047.333333" calcext:value-type="float">
            <text:p>283262047.333333</text:p>
          </table:table-cell>
          <table:table-cell office:value-type="float" office:value="1.40916543209877" calcext:value-type="float">
            <text:p>1.40916543209877</text:p>
          </table:table-cell>
          <table:table-cell table:formula="of:=([.H29]/10000000)/[.I29]" office:value-type="float" office:value="20.1014047663269" calcext:value-type="float">
            <text:p>20.1014047663269</text:p>
          </table:table-cell>
          <table:table-cell table:number-columns-repeated="4"/>
          <table:table-cell table:style-name="ce5" table:formula="of:=(([.H29]/10000000)/[.G29])/[.I29]" office:value-type="float" office:value="144.730114317554" calcext:value-type="float">
            <text:p>144.730114317554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333333333333" calcext:value-type="float">
            <text:p>1.47333333333333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37777777777778" calcext:value-type="float">
            <text:p>0.137777777777778</text:p>
          </table:table-cell>
          <table:table-cell office:value-type="float" office:value="307245634.666667" calcext:value-type="float">
            <text:p>307245634.666667</text:p>
          </table:table-cell>
          <table:table-cell office:value-type="float" office:value="1.57958148148148" calcext:value-type="float">
            <text:p>1.57958148148148</text:p>
          </table:table-cell>
          <table:table-cell table:formula="of:=([.H30]/10000000)/[.I30]" office:value-type="float" office:value="19.4510785463567" calcext:value-type="float">
            <text:p>19.4510785463567</text:p>
          </table:table-cell>
          <table:table-cell table:number-columns-repeated="4"/>
          <table:table-cell table:style-name="ce5" table:formula="of:=(([.H30]/10000000)/[.G30])/[.I30]" office:value-type="float" office:value="141.17718299775" calcext:value-type="float">
            <text:p>141.17718299775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2333333333333" calcext:value-type="float">
            <text:p>1.52333333333333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8888888888889" calcext:value-type="float">
            <text:p>0.118888888888889</text:p>
          </table:table-cell>
          <table:table-cell office:value-type="float" office:value="330261262" calcext:value-type="float">
            <text:p>330261262</text:p>
          </table:table-cell>
          <table:table-cell office:value-type="float" office:value="1.76094444444444" calcext:value-type="float">
            <text:p>1.76094444444444</text:p>
          </table:table-cell>
          <table:table-cell table:formula="of:=([.H31]/10000000)/[.I31]" office:value-type="float" office:value="18.7547803135944" calcext:value-type="float">
            <text:p>18.7547803135944</text:p>
          </table:table-cell>
          <table:table-cell table:number-columns-repeated="4"/>
          <table:table-cell table:style-name="ce5" table:formula="of:=(([.H31]/10000000)/[.G31])/[.I31]" office:value-type="float" office:value="157.750488619018" calcext:value-type="float">
            <text:p>157.750488619018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7333333333333" calcext:value-type="float">
            <text:p>1.57333333333333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17222222222222" calcext:value-type="float">
            <text:p>0.117222222222222</text:p>
          </table:table-cell>
          <table:table-cell office:value-type="float" office:value="353548577.222222" calcext:value-type="float">
            <text:p>353548577.222222</text:p>
          </table:table-cell>
          <table:table-cell office:value-type="float" office:value="1.91925061728395" calcext:value-type="float">
            <text:p>1.91925061728395</text:p>
          </table:table-cell>
          <table:table-cell table:formula="of:=([.H32]/10000000)/[.I32]" office:value-type="float" office:value="18.4211782472969" calcext:value-type="float">
            <text:p>18.4211782472969</text:p>
          </table:table-cell>
          <table:table-cell table:number-columns-repeated="4"/>
          <table:table-cell table:style-name="ce5" table:formula="of:=(([.H32]/10000000)/[.G32])/[.I32]" office:value-type="float" office:value="157.147492157035" calcext:value-type="float">
            <text:p>157.14749215703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62333333333333" calcext:value-type="float">
            <text:p>1.62333333333333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2222222222222" calcext:value-type="float">
            <text:p>0.132222222222222</text:p>
          </table:table-cell>
          <table:table-cell office:value-type="float" office:value="375838616.888889" calcext:value-type="float">
            <text:p>375838616.888889</text:p>
          </table:table-cell>
          <table:table-cell office:value-type="float" office:value="2.12983950617284" calcext:value-type="float">
            <text:p>2.12983950617284</text:p>
          </table:table-cell>
          <table:table-cell table:formula="of:=([.H33]/10000000)/[.I33]" office:value-type="float" office:value="17.646335125234" calcext:value-type="float">
            <text:p>17.646335125234</text:p>
          </table:table-cell>
          <table:table-cell table:number-columns-repeated="4"/>
          <table:table-cell table:style-name="ce5" table:formula="of:=(([.H33]/10000000)/[.G33])/[.I33]" office:value-type="float" office:value="133.459677417736" calcext:value-type="float">
            <text:p>133.459677417736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7333333333333" calcext:value-type="float">
            <text:p>1.67333333333333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8333333333333" calcext:value-type="float">
            <text:p>0.138333333333333</text:p>
          </table:table-cell>
          <table:table-cell office:value-type="float" office:value="399550100.666667" calcext:value-type="float">
            <text:p>399550100.666667</text:p>
          </table:table-cell>
          <table:table-cell office:value-type="float" office:value="2.42258148148148" calcext:value-type="float">
            <text:p>2.42258148148148</text:p>
          </table:table-cell>
          <table:table-cell table:formula="of:=([.H34]/10000000)/[.I34]" office:value-type="float" office:value="16.4927414710662" calcext:value-type="float">
            <text:p>16.4927414710662</text:p>
          </table:table-cell>
          <table:table-cell table:number-columns-repeated="4"/>
          <table:table-cell table:style-name="ce5" table:formula="of:=(([.H34]/10000000)/[.G34])/[.I34]" office:value-type="float" office:value="119.224637140238" calcext:value-type="float">
            <text:p>119.224637140238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2333333333333" calcext:value-type="float">
            <text:p>1.72333333333333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8888888888889" calcext:value-type="float">
            <text:p>0.158888888888889</text:p>
          </table:table-cell>
          <table:table-cell office:value-type="float" office:value="421395550.555556" calcext:value-type="float">
            <text:p>421395550.555556</text:p>
          </table:table-cell>
          <table:table-cell office:value-type="float" office:value="2.74449506172839" calcext:value-type="float">
            <text:p>2.74449506172839</text:p>
          </table:table-cell>
          <table:table-cell table:formula="of:=([.H35]/10000000)/[.I35]" office:value-type="float" office:value="15.3542105588696" calcext:value-type="float">
            <text:p>15.3542105588696</text:p>
          </table:table-cell>
          <table:table-cell table:number-columns-repeated="4"/>
          <table:table-cell table:style-name="ce5" table:formula="of:=(([.H35]/10000000)/[.G35])/[.I35]" office:value-type="float" office:value="96.6348916292491" calcext:value-type="float">
            <text:p>96.634891629249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7333333333333" calcext:value-type="float">
            <text:p>1.77333333333333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" calcext:value-type="float">
            <text:p>0.16</text:p>
          </table:table-cell>
          <table:table-cell office:value-type="float" office:value="445177059.888889" calcext:value-type="float">
            <text:p>445177059.888889</text:p>
          </table:table-cell>
          <table:table-cell office:value-type="float" office:value="3.13662592592593" calcext:value-type="float">
            <text:p>3.13662592592593</text:p>
          </table:table-cell>
          <table:table-cell table:formula="of:=([.H36]/10000000)/[.I36]" office:value-type="float" office:value="14.1928642561186" calcext:value-type="float">
            <text:p>14.1928642561186</text:p>
          </table:table-cell>
          <table:table-cell table:number-columns-repeated="4"/>
          <table:table-cell table:style-name="ce5" table:formula="of:=(([.H36]/10000000)/[.G36])/[.I36]" office:value-type="float" office:value="88.705401600741" calcext:value-type="float">
            <text:p>88.705401600741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82333333333333" calcext:value-type="float">
            <text:p>1.82333333333333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5" calcext:value-type="float">
            <text:p>0.175</text:p>
          </table:table-cell>
          <table:table-cell office:value-type="float" office:value="467426712" calcext:value-type="float">
            <text:p>467426712</text:p>
          </table:table-cell>
          <table:table-cell office:value-type="float" office:value="3.61423827160494" calcext:value-type="float">
            <text:p>3.61423827160494</text:p>
          </table:table-cell>
          <table:table-cell table:formula="of:=([.H37]/10000000)/[.I37]" office:value-type="float" office:value="12.9329246406445" calcext:value-type="float">
            <text:p>12.9329246406445</text:p>
          </table:table-cell>
          <table:table-cell table:number-columns-repeated="4"/>
          <table:table-cell table:style-name="ce5" table:formula="of:=(([.H37]/10000000)/[.G37])/[.I37]" office:value-type="float" office:value="73.9024265179687" calcext:value-type="float">
            <text:p>73.9024265179687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7333333333333" calcext:value-type="float">
            <text:p>1.87333333333333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06666666666667" calcext:value-type="float">
            <text:p>0.206666666666667</text:p>
          </table:table-cell>
          <table:table-cell office:value-type="float" office:value="490099252.444444" calcext:value-type="float">
            <text:p>490099252.444444</text:p>
          </table:table-cell>
          <table:table-cell office:value-type="float" office:value="4.32068765432099" calcext:value-type="float">
            <text:p>4.32068765432099</text:p>
          </table:table-cell>
          <table:table-cell table:formula="of:=([.H38]/10000000)/[.I38]" office:value-type="float" office:value="11.3430845192966" calcext:value-type="float">
            <text:p>11.3430845192966</text:p>
          </table:table-cell>
          <table:table-cell table:number-columns-repeated="4"/>
          <table:table-cell table:style-name="ce5" table:formula="of:=(([.H38]/10000000)/[.G38])/[.I38]" office:value-type="float" office:value="54.8858928353062" calcext:value-type="float">
            <text:p>54.8858928353062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2333333333333" calcext:value-type="float">
            <text:p>1.92333333333333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297.777777777778" calcext:value-type="float">
            <text:p>297.777777777778</text:p>
          </table:table-cell>
          <table:table-cell office:value-type="float" office:value="300" calcext:value-type="float">
            <text:p>300</text:p>
          </table:table-cell>
          <table:table-cell office:value-type="float" office:value="0.165" calcext:value-type="float">
            <text:p>0.165</text:p>
          </table:table-cell>
          <table:table-cell office:value-type="float" office:value="465133615.444444" calcext:value-type="float">
            <text:p>465133615.444444</text:p>
          </table:table-cell>
          <table:table-cell office:value-type="float" office:value="3.91001728395062" calcext:value-type="float">
            <text:p>3.91001728395062</text:p>
          </table:table-cell>
          <table:table-cell table:formula="of:=([.H39]/10000000)/[.I39]" office:value-type="float" office:value="11.8959478095831" calcext:value-type="float">
            <text:p>11.8959478095831</text:p>
          </table:table-cell>
          <table:table-cell table:number-columns-repeated="4"/>
          <table:table-cell table:style-name="ce5" table:formula="of:=(([.H39]/10000000)/[.G39])/[.I39]" office:value-type="float" office:value="72.0966533914128" calcext:value-type="float">
            <text:p>72.0966533914128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7333333333333" calcext:value-type="float">
            <text:p>1.97333333333333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9444444444445" calcext:value-type="float">
            <text:p>0.159444444444445</text:p>
          </table:table-cell>
          <table:table-cell office:value-type="float" office:value="444309154.444444" calcext:value-type="float">
            <text:p>444309154.444444</text:p>
          </table:table-cell>
          <table:table-cell office:value-type="float" office:value="3.32267901234568" calcext:value-type="float">
            <text:p>3.32267901234568</text:p>
          </table:table-cell>
          <table:table-cell table:formula="of:=([.H40]/10000000)/[.I40]" office:value-type="float" office:value="13.3720155571326" calcext:value-type="float">
            <text:p>13.3720155571326</text:p>
          </table:table-cell>
          <table:table-cell table:number-columns-repeated="4"/>
          <table:table-cell table:style-name="ce5" table:formula="of:=(([.H40]/10000000)/[.G40])/[.I40]" office:value-type="float" office:value="83.8662996614589" calcext:value-type="float">
            <text:p>83.8662996614589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2333333333333" calcext:value-type="float">
            <text:p>2.02333333333333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60555555555556" calcext:value-type="float">
            <text:p>0.160555555555556</text:p>
          </table:table-cell>
          <table:table-cell office:value-type="float" office:value="421760672.555556" calcext:value-type="float">
            <text:p>421760672.555556</text:p>
          </table:table-cell>
          <table:table-cell office:value-type="float" office:value="2.91876419753086" calcext:value-type="float">
            <text:p>2.91876419753086</text:p>
          </table:table-cell>
          <table:table-cell table:formula="of:=([.H41]/10000000)/[.I41]" office:value-type="float" office:value="14.4499741675722" calcext:value-type="float">
            <text:p>14.4499741675722</text:p>
          </table:table-cell>
          <table:table-cell table:number-columns-repeated="4"/>
          <table:table-cell table:style-name="ce5" table:formula="of:=(([.H41]/10000000)/[.G41])/[.I41]" office:value-type="float" office:value="89.9998391059859" calcext:value-type="float">
            <text:p>89.9998391059859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7333333333333" calcext:value-type="float">
            <text:p>2.07333333333333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1666666666667" calcext:value-type="float">
            <text:p>0.141666666666667</text:p>
          </table:table-cell>
          <table:table-cell office:value-type="float" office:value="399986346.555556" calcext:value-type="float">
            <text:p>399986346.555556</text:p>
          </table:table-cell>
          <table:table-cell office:value-type="float" office:value="2.55897407407407" calcext:value-type="float">
            <text:p>2.55897407407407</text:p>
          </table:table-cell>
          <table:table-cell table:formula="of:=([.H42]/10000000)/[.I42]" office:value-type="float" office:value="15.6307307138423" calcext:value-type="float">
            <text:p>15.6307307138423</text:p>
          </table:table-cell>
          <table:table-cell table:number-columns-repeated="4"/>
          <table:table-cell table:style-name="ce5" table:formula="of:=(([.H42]/10000000)/[.G42])/[.I42]" office:value-type="float" office:value="110.334569744769" calcext:value-type="float">
            <text:p>110.334569744769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2333333333333" calcext:value-type="float">
            <text:p>2.12333333333333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376135564.777778" calcext:value-type="float">
            <text:p>376135564.777778</text:p>
          </table:table-cell>
          <table:table-cell office:value-type="float" office:value="2.25181234567901" calcext:value-type="float">
            <text:p>2.25181234567901</text:p>
          </table:table-cell>
          <table:table-cell table:formula="of:=([.H43]/10000000)/[.I43]" office:value-type="float" office:value="16.7036816144801" calcext:value-type="float">
            <text:p>16.7036816144801</text:p>
          </table:table-cell>
          <table:table-cell table:number-columns-repeated="4"/>
          <table:table-cell table:style-name="ce5" table:formula="of:=(([.H43]/10000000)/[.G43])/[.I43]" office:value-type="float" office:value="120.266507624257" calcext:value-type="float">
            <text:p>120.266507624257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7333333333333" calcext:value-type="float">
            <text:p>2.17333333333333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1666666666667" calcext:value-type="float">
            <text:p>0.121666666666667</text:p>
          </table:table-cell>
          <table:table-cell office:value-type="float" office:value="353959489.666667" calcext:value-type="float">
            <text:p>353959489.666667</text:p>
          </table:table-cell>
          <table:table-cell office:value-type="float" office:value="2.00165802469136" calcext:value-type="float">
            <text:p>2.00165802469136</text:p>
          </table:table-cell>
          <table:table-cell table:formula="of:=([.H44]/10000000)/[.I44]" office:value-type="float" office:value="17.683314797054" calcext:value-type="float">
            <text:p>17.683314797054</text:p>
          </table:table-cell>
          <table:table-cell table:number-columns-repeated="4"/>
          <table:table-cell table:style-name="ce5" table:formula="of:=(([.H44]/10000000)/[.G44])/[.I44]" office:value-type="float" office:value="145.342313400444" calcext:value-type="float">
            <text:p>145.342313400444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22333333333333" calcext:value-type="float">
            <text:p>2.22333333333333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3333333333333" calcext:value-type="float">
            <text:p>0.123333333333333</text:p>
          </table:table-cell>
          <table:table-cell office:value-type="float" office:value="330556975.222222" calcext:value-type="float">
            <text:p>330556975.222222</text:p>
          </table:table-cell>
          <table:table-cell office:value-type="float" office:value="1.83349012345679" calcext:value-type="float">
            <text:p>1.83349012345679</text:p>
          </table:table-cell>
          <table:table-cell table:formula="of:=([.H45]/10000000)/[.I45]" office:value-type="float" office:value="18.0288386063953" calcext:value-type="float">
            <text:p>18.0288386063953</text:p>
          </table:table-cell>
          <table:table-cell table:number-columns-repeated="4"/>
          <table:table-cell table:style-name="ce5" table:formula="of:=(([.H45]/10000000)/[.G45])/[.I45]" office:value-type="float" office:value="146.179772484286" calcext:value-type="float">
            <text:p>146.179772484286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7333333333333" calcext:value-type="float">
            <text:p>2.27333333333333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2777777777778" calcext:value-type="float">
            <text:p>0.122777777777778</text:p>
          </table:table-cell>
          <table:table-cell office:value-type="float" office:value="307677236.333333" calcext:value-type="float">
            <text:p>307677236.333333</text:p>
          </table:table-cell>
          <table:table-cell office:value-type="float" office:value="1.65806049382716" calcext:value-type="float">
            <text:p>1.65806049382716</text:p>
          </table:table-cell>
          <table:table-cell table:formula="of:=([.H46]/10000000)/[.I46]" office:value-type="float" office:value="18.5564542113387" calcext:value-type="float">
            <text:p>18.5564542113387</text:p>
          </table:table-cell>
          <table:table-cell table:number-columns-repeated="4"/>
          <table:table-cell table:style-name="ce5" table:formula="of:=(([.H46]/10000000)/[.G46])/[.I46]" office:value-type="float" office:value="151.138541087827" calcext:value-type="float">
            <text:p>151.138541087827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2333333333333" calcext:value-type="float">
            <text:p>2.32333333333333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15" calcext:value-type="float">
            <text:p>0.115</text:p>
          </table:table-cell>
          <table:table-cell office:value-type="float" office:value="284351539.888889" calcext:value-type="float">
            <text:p>284351539.888889</text:p>
          </table:table-cell>
          <table:table-cell office:value-type="float" office:value="1.47846666666667" calcext:value-type="float">
            <text:p>1.47846666666667</text:p>
          </table:table-cell>
          <table:table-cell table:formula="of:=([.H47]/10000000)/[.I47]" office:value-type="float" office:value="19.232867828531" calcext:value-type="float">
            <text:p>19.232867828531</text:p>
          </table:table-cell>
          <table:table-cell table:number-columns-repeated="4"/>
          <table:table-cell table:style-name="ce5" table:formula="of:=(([.H47]/10000000)/[.G47])/[.I47]" office:value-type="float" office:value="167.242328943748" calcext:value-type="float">
            <text:p>167.242328943748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7388888888889" calcext:value-type="float">
            <text:p>2.3738888888888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0555555555556" calcext:value-type="float">
            <text:p>0.120555555555556</text:p>
          </table:table-cell>
          <table:table-cell office:value-type="float" office:value="264242718.555556" calcext:value-type="float">
            <text:p>264242718.555556</text:p>
          </table:table-cell>
          <table:table-cell office:value-type="float" office:value="1.31851941638608" calcext:value-type="float">
            <text:p>1.31851941638608</text:p>
          </table:table-cell>
          <table:table-cell table:formula="of:=([.H48]/10000000)/[.I48]" office:value-type="float" office:value="20.0408666927194" calcext:value-type="float">
            <text:p>20.0408666927194</text:p>
          </table:table-cell>
          <table:table-cell table:number-columns-repeated="4"/>
          <table:table-cell table:style-name="ce5" table:formula="of:=(([.H48]/10000000)/[.G48])/[.I48]" office:value-type="float" office:value="166.237603902741" calcext:value-type="float">
            <text:p>166.237603902741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42388888888889" calcext:value-type="float">
            <text:p>2.4238888888888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5" calcext:value-type="float">
            <text:p>0.125</text:p>
          </table:table-cell>
          <table:table-cell office:value-type="float" office:value="237687609.555556" calcext:value-type="float">
            <text:p>237687609.555556</text:p>
          </table:table-cell>
          <table:table-cell office:value-type="float" office:value="1.18182962962963" calcext:value-type="float">
            <text:p>1.18182962962963</text:p>
          </table:table-cell>
          <table:table-cell table:formula="of:=([.H49]/10000000)/[.I49]" office:value-type="float" office:value="20.1118336853717" calcext:value-type="float">
            <text:p>20.1118336853717</text:p>
          </table:table-cell>
          <table:table-cell table:number-columns-repeated="4"/>
          <table:table-cell table:style-name="ce5" table:formula="of:=(([.H49]/10000000)/[.G49])/[.I49]" office:value-type="float" office:value="160.894669482974" calcext:value-type="float">
            <text:p>160.894669482974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7388888888889" calcext:value-type="float">
            <text:p>2.47388888888889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3" calcext:value-type="float">
            <text:p>0.13</text:p>
          </table:table-cell>
          <table:table-cell office:value-type="float" office:value="214477797.222222" calcext:value-type="float">
            <text:p>214477797.222222</text:p>
          </table:table-cell>
          <table:table-cell office:value-type="float" office:value="1.06050617283951" calcext:value-type="float">
            <text:p>1.06050617283951</text:p>
          </table:table-cell>
          <table:table-cell table:formula="of:=([.H50]/10000000)/[.I50]" office:value-type="float" office:value="20.2240970128403" calcext:value-type="float">
            <text:p>20.2240970128403</text:p>
          </table:table-cell>
          <table:table-cell table:number-columns-repeated="4"/>
          <table:table-cell table:style-name="ce5" table:formula="of:=(([.H50]/10000000)/[.G50])/[.I50]" office:value-type="float" office:value="155.569977021849" calcext:value-type="float">
            <text:p>155.569977021849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2388888888889" calcext:value-type="float">
            <text:p>2.52388888888889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32777777777778" calcext:value-type="float">
            <text:p>0.132777777777778</text:p>
          </table:table-cell>
          <table:table-cell office:value-type="float" office:value="190805159.777778" calcext:value-type="float">
            <text:p>190805159.777778</text:p>
          </table:table-cell>
          <table:table-cell office:value-type="float" office:value="0.92037037037037" calcext:value-type="float">
            <text:p>0.92037037037037</text:p>
          </table:table-cell>
          <table:table-cell table:formula="of:=([.H51]/10000000)/[.I51]" office:value-type="float" office:value="20.7313453279678" calcext:value-type="float">
            <text:p>20.7313453279678</text:p>
          </table:table-cell>
          <table:table-cell table:number-columns-repeated="4"/>
          <table:table-cell table:style-name="ce5" table:formula="of:=(([.H51]/10000000)/[.G51])/[.I51]" office:value-type="float" office:value="156.135655189716" calcext:value-type="float">
            <text:p>156.135655189716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7388888888889" calcext:value-type="float">
            <text:p>2.57388888888889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8333333333333" calcext:value-type="float">
            <text:p>0.128333333333333</text:p>
          </table:table-cell>
          <table:table-cell office:value-type="float" office:value="167619237.222222" calcext:value-type="float">
            <text:p>167619237.222222</text:p>
          </table:table-cell>
          <table:table-cell office:value-type="float" office:value="0.795530864197531" calcext:value-type="float">
            <text:p>0.795530864197531</text:p>
          </table:table-cell>
          <table:table-cell table:formula="of:=([.H52]/10000000)/[.I52]" office:value-type="float" office:value="21.0701111378379" calcext:value-type="float">
            <text:p>21.0701111378379</text:p>
          </table:table-cell>
          <table:table-cell table:number-columns-repeated="4"/>
          <table:table-cell table:style-name="ce5" table:formula="of:=(([.H52]/10000000)/[.G52])/[.I52]" office:value-type="float" office:value="164.182684190945" calcext:value-type="float">
            <text:p>164.182684190945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62388888888889" calcext:value-type="float">
            <text:p>2.62388888888889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2777777777778" calcext:value-type="float">
            <text:p>0.122777777777778</text:p>
          </table:table-cell>
          <table:table-cell office:value-type="float" office:value="144239983.111111" calcext:value-type="float">
            <text:p>144239983.111111</text:p>
          </table:table-cell>
          <table:table-cell office:value-type="float" office:value="0.672955555555556" calcext:value-type="float">
            <text:p>0.672955555555556</text:p>
          </table:table-cell>
          <table:table-cell table:formula="of:=([.H53]/10000000)/[.I53]" office:value-type="float" office:value="21.4338052372618" calcext:value-type="float">
            <text:p>21.4338052372618</text:p>
          </table:table-cell>
          <table:table-cell table:number-columns-repeated="4"/>
          <table:table-cell table:style-name="ce5" table:formula="of:=(([.H53]/10000000)/[.G53])/[.I53]" office:value-type="float" office:value="174.573979308015" calcext:value-type="float">
            <text:p>174.573979308015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67388888888889" calcext:value-type="float">
            <text:p>2.6738888888888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120790880.222222" calcext:value-type="float">
            <text:p>120790880.222222</text:p>
          </table:table-cell>
          <table:table-cell office:value-type="float" office:value="0.575133333333333" calcext:value-type="float">
            <text:p>0.575133333333333</text:p>
          </table:table-cell>
          <table:table-cell table:formula="of:=([.H54]/10000000)/[.I54]" office:value-type="float" office:value="21.0022395193385" calcext:value-type="float">
            <text:p>21.0022395193385</text:p>
          </table:table-cell>
          <table:table-cell table:number-columns-repeated="4"/>
          <table:table-cell table:style-name="ce5" table:formula="of:=(([.H54]/10000000)/[.G54])/[.I54]" office:value-type="float" office:value="180.019195880044" calcext:value-type="float">
            <text:p>180.019195880044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72388888888889" calcext:value-type="float">
            <text:p>2.7238888888888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0555555555556" calcext:value-type="float">
            <text:p>0.120555555555556</text:p>
          </table:table-cell>
          <table:table-cell office:value-type="float" office:value="97054284.2222222" calcext:value-type="float">
            <text:p>97054284.2222222</text:p>
          </table:table-cell>
          <table:table-cell office:value-type="float" office:value="0.463837037037037" calcext:value-type="float">
            <text:p>0.463837037037037</text:p>
          </table:table-cell>
          <table:table-cell table:formula="of:=([.H55]/10000000)/[.I55]" office:value-type="float" office:value="20.9242204637644" calcext:value-type="float">
            <text:p>20.9242204637644</text:p>
          </table:table-cell>
          <table:table-cell table:number-columns-repeated="4"/>
          <table:table-cell table:style-name="ce5" table:formula="of:=(([.H55]/10000000)/[.G55])/[.I55]" office:value-type="float" office:value="173.564962372239" calcext:value-type="float">
            <text:p>173.564962372239</text:p>
          </table:table-cell>
          <table:table-cell table:number-columns-repeated="100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.80055555555556" calcext:value-type="float">
            <text:p>2.80055555555556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800" calcext:value-type="float">
            <text:p>800</text:p>
          </table:table-cell>
          <table:table-cell table:style-name="ce1" office:value-type="float" office:value="0.197777777777778" calcext:value-type="float">
            <text:p>0.197777777777778</text:p>
          </table:table-cell>
          <table:table-cell table:style-name="ce1" office:value-type="float" office:value="112327714.555556" calcext:value-type="float">
            <text:p>112327714.555556</text:p>
          </table:table-cell>
          <table:table-cell table:style-name="ce1" office:value-type="float" office:value="0.339349955908289" calcext:value-type="float">
            <text:p>0.339349955908289</text:p>
          </table:table-cell>
          <table:table-cell table:style-name="ce3" table:formula="of:=([.H56]/10000000)/[.I56]" office:value-type="float" office:value="33.1008484309079" calcext:value-type="float">
            <text:p>33.1008484309079</text:p>
          </table:table-cell>
          <table:table-cell table:number-columns-repeated="4"/>
          <table:table-cell table:style-name="ce5" table:formula="of:=(([.H56]/10000000)/[.G56])/[.I56]" office:value-type="float" office:value="167.363840380995" calcext:value-type="float">
            <text:p>167.363840380995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5055555555556" calcext:value-type="float">
            <text:p>2.8505555555555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8333333333333" calcext:value-type="float">
            <text:p>0.148333333333333</text:p>
          </table:table-cell>
          <table:table-cell office:value-type="float" office:value="96092903.7777778" calcext:value-type="float">
            <text:p>96092903.7777778</text:p>
          </table:table-cell>
          <table:table-cell office:value-type="float" office:value="0.393841975308642" calcext:value-type="float">
            <text:p>0.393841975308642</text:p>
          </table:table-cell>
          <table:table-cell table:formula="of:=([.H57]/10000000)/[.I57]" office:value-type="float" office:value="24.3988477110579" calcext:value-type="float">
            <text:p>24.3988477110579</text:p>
          </table:table-cell>
          <table:table-cell table:number-columns-repeated="4"/>
          <table:table-cell table:style-name="ce5" table:formula="of:=(([.H57]/10000000)/[.G57])/[.I57]" office:value-type="float" office:value="164.486613782413" calcext:value-type="float">
            <text:p>164.486613782413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90055555555555" calcext:value-type="float">
            <text:p>2.9005555555555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1111111111111" calcext:value-type="float">
            <text:p>0.141111111111111</text:p>
          </table:table-cell>
          <table:table-cell office:value-type="float" office:value="119940669" calcext:value-type="float">
            <text:p>119940669</text:p>
          </table:table-cell>
          <table:table-cell office:value-type="float" office:value="0.471601234567901" calcext:value-type="float">
            <text:p>0.471601234567901</text:p>
          </table:table-cell>
          <table:table-cell table:formula="of:=([.H58]/10000000)/[.I58]" office:value-type="float" office:value="25.4326452537585" calcext:value-type="float">
            <text:p>25.4326452537585</text:p>
          </table:table-cell>
          <table:table-cell table:number-columns-repeated="4"/>
          <table:table-cell table:style-name="ce5" table:formula="of:=(([.H58]/10000000)/[.G58])/[.I58]" office:value-type="float" office:value="180.231344317974" calcext:value-type="float">
            <text:p>180.231344317974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95055555555556" calcext:value-type="float">
            <text:p>2.95055555555556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143440783.111111" calcext:value-type="float">
            <text:p>143440783.111111</text:p>
          </table:table-cell>
          <table:table-cell office:value-type="float" office:value="0.556820987654321" calcext:value-type="float">
            <text:p>0.556820987654321</text:p>
          </table:table-cell>
          <table:table-cell table:formula="of:=([.H59]/10000000)/[.I59]" office:value-type="float" office:value="25.7606638922454" calcext:value-type="float">
            <text:p>25.7606638922454</text:p>
          </table:table-cell>
          <table:table-cell table:number-columns-repeated="4"/>
          <table:table-cell table:style-name="ce5" table:formula="of:=(([.H59]/10000000)/[.G59])/[.I59]" office:value-type="float" office:value="165.604267878721" calcext:value-type="float">
            <text:p>165.604267878721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00055555555556" calcext:value-type="float">
            <text:p>3.00055555555556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5" calcext:value-type="float">
            <text:p>0.155</text:p>
          </table:table-cell>
          <table:table-cell office:value-type="float" office:value="166683423.222222" calcext:value-type="float">
            <text:p>166683423.222222</text:p>
          </table:table-cell>
          <table:table-cell office:value-type="float" office:value="0.635606172839506" calcext:value-type="float">
            <text:p>0.635606172839506</text:p>
          </table:table-cell>
          <table:table-cell table:formula="of:=([.H60]/10000000)/[.I60]" office:value-type="float" office:value="26.2243241719288" calcext:value-type="float">
            <text:p>26.2243241719288</text:p>
          </table:table-cell>
          <table:table-cell table:number-columns-repeated="4"/>
          <table:table-cell table:style-name="ce5" table:formula="of:=(([.H60]/10000000)/[.G60])/[.I60]" office:value-type="float" office:value="169.189188205992" calcext:value-type="float">
            <text:p>169.189188205992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05055555555556" calcext:value-type="float">
            <text:p>3.05055555555556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2777777777778" calcext:value-type="float">
            <text:p>0.172777777777778</text:p>
          </table:table-cell>
          <table:table-cell office:value-type="float" office:value="189953672.888889" calcext:value-type="float">
            <text:p>189953672.888889</text:p>
          </table:table-cell>
          <table:table-cell office:value-type="float" office:value="0.718922222222222" calcext:value-type="float">
            <text:p>0.718922222222222</text:p>
          </table:table-cell>
          <table:table-cell table:formula="of:=([.H61]/10000000)/[.I61]" office:value-type="float" office:value="26.4220060275413" calcext:value-type="float">
            <text:p>26.4220060275413</text:p>
          </table:table-cell>
          <table:table-cell table:number-columns-repeated="4"/>
          <table:table-cell table:style-name="ce5" table:formula="of:=(([.H61]/10000000)/[.G61])/[.I61]" office:value-type="float" office:value="152.924793728534" calcext:value-type="float">
            <text:p>152.924793728534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0055555555556" calcext:value-type="float">
            <text:p>3.10055555555556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7777777777778" calcext:value-type="float">
            <text:p>0.217777777777778</text:p>
          </table:table-cell>
          <table:table-cell office:value-type="float" office:value="212089967.333333" calcext:value-type="float">
            <text:p>212089967.333333</text:p>
          </table:table-cell>
          <table:table-cell office:value-type="float" office:value="0.820692592592592" calcext:value-type="float">
            <text:p>0.820692592592592</text:p>
          </table:table-cell>
          <table:table-cell table:formula="of:=([.H62]/10000000)/[.I62]" office:value-type="float" office:value="25.8428026824678" calcext:value-type="float">
            <text:p>25.8428026824678</text:p>
          </table:table-cell>
          <table:table-cell table:number-columns-repeated="4"/>
          <table:table-cell table:style-name="ce5" table:formula="of:=(([.H62]/10000000)/[.G62])/[.I62]" office:value-type="float" office:value="118.665930684801" calcext:value-type="float">
            <text:p>118.665930684801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15055555555555" calcext:value-type="float">
            <text:p>3.150555555555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7222222222222" calcext:value-type="float">
            <text:p>0.177222222222222</text:p>
          </table:table-cell>
          <table:table-cell office:value-type="float" office:value="234617819.444444" calcext:value-type="float">
            <text:p>234617819.444444</text:p>
          </table:table-cell>
          <table:table-cell office:value-type="float" office:value="0.963923456790123" calcext:value-type="float">
            <text:p>0.963923456790123</text:p>
          </table:table-cell>
          <table:table-cell table:formula="of:=([.H63]/10000000)/[.I63]" office:value-type="float" office:value="24.3398807023251" calcext:value-type="float">
            <text:p>24.3398807023251</text:p>
          </table:table-cell>
          <table:table-cell table:number-columns-repeated="4"/>
          <table:table-cell table:style-name="ce5" table:formula="of:=(([.H63]/10000000)/[.G63])/[.I63]" office:value-type="float" office:value="137.341019636944" calcext:value-type="float">
            <text:p>137.341019636944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20055555555556" calcext:value-type="float">
            <text:p>3.2005555555555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" calcext:value-type="float">
            <text:p>0.16</text:p>
          </table:table-cell>
          <table:table-cell office:value-type="float" office:value="258388176.444444" calcext:value-type="float">
            <text:p>258388176.444444</text:p>
          </table:table-cell>
          <table:table-cell office:value-type="float" office:value="1.13213950617284" calcext:value-type="float">
            <text:p>1.13213950617284</text:p>
          </table:table-cell>
          <table:table-cell table:formula="of:=([.H64]/10000000)/[.I64]" office:value-type="float" office:value="22.8229979640863" calcext:value-type="float">
            <text:p>22.8229979640863</text:p>
          </table:table-cell>
          <table:table-cell table:number-columns-repeated="4"/>
          <table:table-cell table:style-name="ce5" table:formula="of:=(([.H64]/10000000)/[.G64])/[.I64]" office:value-type="float" office:value="142.64373727554" calcext:value-type="float">
            <text:p>142.64373727554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25055555555556" calcext:value-type="float">
            <text:p>3.25055555555556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48333333333333" calcext:value-type="float">
            <text:p>0.148333333333333</text:p>
          </table:table-cell>
          <table:table-cell office:value-type="float" office:value="282371079.111111" calcext:value-type="float">
            <text:p>282371079.111111</text:p>
          </table:table-cell>
          <table:table-cell office:value-type="float" office:value="1.30176790123457" calcext:value-type="float">
            <text:p>1.30176790123457</text:p>
          </table:table-cell>
          <table:table-cell table:formula="of:=([.H65]/10000000)/[.I65]" office:value-type="float" office:value="21.6913536463233" calcext:value-type="float">
            <text:p>21.6913536463233</text:p>
          </table:table-cell>
          <table:table-cell table:number-columns-repeated="4"/>
          <table:table-cell table:style-name="ce5" table:formula="of:=(([.H65]/10000000)/[.G65])/[.I65]" office:value-type="float" office:value="146.233844806674" calcext:value-type="float">
            <text:p>146.233844806674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30055555555556" calcext:value-type="float">
            <text:p>3.30055555555556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1666666666667" calcext:value-type="float">
            <text:p>0.131666666666667</text:p>
          </table:table-cell>
          <table:table-cell office:value-type="float" office:value="306598337.444444" calcext:value-type="float">
            <text:p>306598337.444444</text:p>
          </table:table-cell>
          <table:table-cell office:value-type="float" office:value="1.50354814814815" calcext:value-type="float">
            <text:p>1.50354814814815</text:p>
          </table:table-cell>
          <table:table-cell table:formula="of:=([.H66]/10000000)/[.I66]" office:value-type="float" office:value="20.3916540898319" calcext:value-type="float">
            <text:p>20.3916540898319</text:p>
          </table:table-cell>
          <table:table-cell table:number-columns-repeated="4"/>
          <table:table-cell table:style-name="ce5" table:formula="of:=(([.H66]/10000000)/[.G66])/[.I66]" office:value-type="float" office:value="154.873322201255" calcext:value-type="float">
            <text:p>154.873322201255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35055555555556" calcext:value-type="float">
            <text:p>3.35055555555556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0555555555556" calcext:value-type="float">
            <text:p>0.130555555555556</text:p>
          </table:table-cell>
          <table:table-cell office:value-type="float" office:value="329274942" calcext:value-type="float">
            <text:p>329274942</text:p>
          </table:table-cell>
          <table:table-cell office:value-type="float" office:value="1.72239259259259" calcext:value-type="float">
            <text:p>1.72239259259259</text:p>
          </table:table-cell>
          <table:table-cell table:formula="of:=([.H67]/10000000)/[.I67]" office:value-type="float" office:value="19.11729900698" calcext:value-type="float">
            <text:p>19.11729900698</text:p>
          </table:table-cell>
          <table:table-cell table:number-columns-repeated="4"/>
          <table:table-cell table:style-name="ce5" table:formula="of:=(([.H67]/10000000)/[.G67])/[.I67]" office:value-type="float" office:value="146.430375372612" calcext:value-type="float">
            <text:p>146.430375372612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40055555555555" calcext:value-type="float">
            <text:p>3.40055555555555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7222222222222" calcext:value-type="float">
            <text:p>0.127222222222222</text:p>
          </table:table-cell>
          <table:table-cell office:value-type="float" office:value="353195192.777778" calcext:value-type="float">
            <text:p>353195192.777778</text:p>
          </table:table-cell>
          <table:table-cell office:value-type="float" office:value="1.90748888888889" calcext:value-type="float">
            <text:p>1.90748888888889</text:p>
          </table:table-cell>
          <table:table-cell table:formula="of:=([.H68]/10000000)/[.I68]" office:value-type="float" office:value="18.5162385393245" calcext:value-type="float">
            <text:p>18.5162385393245</text:p>
          </table:table-cell>
          <table:table-cell table:number-columns-repeated="4"/>
          <table:table-cell table:style-name="ce5" table:formula="of:=(([.H68]/10000000)/[.G68])/[.I68]" office:value-type="float" office:value="145.542486335302" calcext:value-type="float">
            <text:p>145.542486335302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45055555555556" calcext:value-type="float">
            <text:p>3.45055555555556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5" calcext:value-type="float">
            <text:p>0.125</text:p>
          </table:table-cell>
          <table:table-cell office:value-type="float" office:value="376335565.555556" calcext:value-type="float">
            <text:p>376335565.555556</text:p>
          </table:table-cell>
          <table:table-cell office:value-type="float" office:value="2.15805308641975" calcext:value-type="float">
            <text:p>2.15805308641975</text:p>
          </table:table-cell>
          <table:table-cell table:formula="of:=([.H69]/10000000)/[.I69]" office:value-type="float" office:value="17.4386611675018" calcext:value-type="float">
            <text:p>17.4386611675018</text:p>
          </table:table-cell>
          <table:table-cell table:number-columns-repeated="4"/>
          <table:table-cell table:style-name="ce5" table:formula="of:=(([.H69]/10000000)/[.G69])/[.I69]" office:value-type="float" office:value="139.509289340014" calcext:value-type="float">
            <text:p>139.509289340014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50055555555556" calcext:value-type="float">
            <text:p>3.50055555555556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2777777777778" calcext:value-type="float">
            <text:p>0.122777777777778</text:p>
          </table:table-cell>
          <table:table-cell office:value-type="float" office:value="399695651.666667" calcext:value-type="float">
            <text:p>399695651.666667</text:p>
          </table:table-cell>
          <table:table-cell office:value-type="float" office:value="2.49198641975309" calcext:value-type="float">
            <text:p>2.49198641975309</text:p>
          </table:table-cell>
          <table:table-cell table:formula="of:=([.H70]/10000000)/[.I70]" office:value-type="float" office:value="16.0392387574195" calcext:value-type="float">
            <text:p>16.0392387574195</text:p>
          </table:table-cell>
          <table:table-cell table:number-columns-repeated="4"/>
          <table:table-cell table:style-name="ce5" table:formula="of:=(([.H70]/10000000)/[.G70])/[.I70]" office:value-type="float" office:value="130.636333770837" calcext:value-type="float">
            <text:p>130.636333770837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5055555555556" calcext:value-type="float">
            <text:p>3.55055555555556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2777777777778" calcext:value-type="float">
            <text:p>0.122777777777778</text:p>
          </table:table-cell>
          <table:table-cell office:value-type="float" office:value="422711049.666667" calcext:value-type="float">
            <text:p>422711049.666667</text:p>
          </table:table-cell>
          <table:table-cell office:value-type="float" office:value="2.85179259259259" calcext:value-type="float">
            <text:p>2.85179259259259</text:p>
          </table:table-cell>
          <table:table-cell table:formula="of:=([.H71]/10000000)/[.I71]" office:value-type="float" office:value="14.8226435107743" calcext:value-type="float">
            <text:p>14.8226435107743</text:p>
          </table:table-cell>
          <table:table-cell table:number-columns-repeated="4"/>
          <table:table-cell table:style-name="ce5" table:formula="of:=(([.H71]/10000000)/[.G71])/[.I71]" office:value-type="float" office:value="120.727413209926" calcext:value-type="float">
            <text:p>120.727413209926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60055555555556" calcext:value-type="float">
            <text:p>3.60055555555556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4444444444444" calcext:value-type="float">
            <text:p>0.124444444444444</text:p>
          </table:table-cell>
          <table:table-cell office:value-type="float" office:value="447247834.666667" calcext:value-type="float">
            <text:p>447247834.666667</text:p>
          </table:table-cell>
          <table:table-cell office:value-type="float" office:value="3.27724814814815" calcext:value-type="float">
            <text:p>3.27724814814815</text:p>
          </table:table-cell>
          <table:table-cell table:formula="of:=([.H72]/10000000)/[.I72]" office:value-type="float" office:value="13.6470543104705" calcext:value-type="float">
            <text:p>13.6470543104705</text:p>
          </table:table-cell>
          <table:table-cell table:number-columns-repeated="4"/>
          <table:table-cell table:style-name="ce5" table:formula="of:=(([.H72]/10000000)/[.G72])/[.I72]" office:value-type="float" office:value="109.663829280567" calcext:value-type="float">
            <text:p>109.663829280567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65055555555555" calcext:value-type="float">
            <text:p>3.65055555555555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7222222222222" calcext:value-type="float">
            <text:p>0.127222222222222</text:p>
          </table:table-cell>
          <table:table-cell office:value-type="float" office:value="468486054.222222" calcext:value-type="float">
            <text:p>468486054.222222</text:p>
          </table:table-cell>
          <table:table-cell office:value-type="float" office:value="3.78302469135802" calcext:value-type="float">
            <text:p>3.78302469135802</text:p>
          </table:table-cell>
          <table:table-cell table:formula="of:=([.H73]/10000000)/[.I73]" office:value-type="float" office:value="12.3839015719997" calcext:value-type="float">
            <text:p>12.3839015719997</text:p>
          </table:table-cell>
          <table:table-cell table:number-columns-repeated="4"/>
          <table:table-cell table:style-name="ce5" table:formula="of:=(([.H73]/10000000)/[.G73])/[.I73]" office:value-type="float" office:value="97.3407110462857" calcext:value-type="float">
            <text:p>97.3407110462857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70055555555556" calcext:value-type="float">
            <text:p>3.70055555555556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8888888888889" calcext:value-type="float">
            <text:p>0.128888888888889</text:p>
          </table:table-cell>
          <table:table-cell office:value-type="float" office:value="491894198.888889" calcext:value-type="float">
            <text:p>491894198.888889</text:p>
          </table:table-cell>
          <table:table-cell office:value-type="float" office:value="4.59166666666667" calcext:value-type="float">
            <text:p>4.59166666666667</text:p>
          </table:table-cell>
          <table:table-cell table:formula="of:=([.H74]/10000000)/[.I74]" office:value-type="float" office:value="10.712759322444" calcext:value-type="float">
            <text:p>10.712759322444</text:p>
          </table:table-cell>
          <table:table-cell table:number-columns-repeated="4"/>
          <table:table-cell table:style-name="ce5" table:formula="of:=(([.H74]/10000000)/[.G74])/[.I74]" office:value-type="float" office:value="83.1162361224107" calcext:value-type="float">
            <text:p>83.1162361224107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75055555555556" calcext:value-type="float">
            <text:p>3.75055555555556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6111111111111" calcext:value-type="float">
            <text:p>0.126111111111111</text:p>
          </table:table-cell>
          <table:table-cell office:value-type="float" office:value="469183624.666667" calcext:value-type="float">
            <text:p>469183624.666667</text:p>
          </table:table-cell>
          <table:table-cell office:value-type="float" office:value="4.03417901234568" calcext:value-type="float">
            <text:p>4.03417901234568</text:p>
          </table:table-cell>
          <table:table-cell table:formula="of:=([.H75]/10000000)/[.I75]" office:value-type="float" office:value="11.630213315543" calcext:value-type="float">
            <text:p>11.630213315543</text:p>
          </table:table-cell>
          <table:table-cell table:number-columns-repeated="4"/>
          <table:table-cell table:style-name="ce5" table:formula="of:=(([.H75]/10000000)/[.G75])/[.I75]" office:value-type="float" office:value="92.2219558060675" calcext:value-type="float">
            <text:p>92.2219558060675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80055555555556" calcext:value-type="float">
            <text:p>3.80055555555556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8888888888889" calcext:value-type="float">
            <text:p>0.118888888888889</text:p>
          </table:table-cell>
          <table:table-cell office:value-type="float" office:value="446621313" calcext:value-type="float">
            <text:p>446621313</text:p>
          </table:table-cell>
          <table:table-cell office:value-type="float" office:value="3.45126913580247" calcext:value-type="float">
            <text:p>3.45126913580247</text:p>
          </table:table-cell>
          <table:table-cell table:formula="of:=([.H76]/10000000)/[.I76]" office:value-type="float" office:value="12.9407848367106" calcext:value-type="float">
            <text:p>12.9407848367106</text:p>
          </table:table-cell>
          <table:table-cell table:number-columns-repeated="4"/>
          <table:table-cell table:style-name="ce5" table:formula="of:=(([.H76]/10000000)/[.G76])/[.I76]" office:value-type="float" office:value="108.847722925603" calcext:value-type="float">
            <text:p>108.847722925603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85055555555556" calcext:value-type="float">
            <text:p>3.85055555555556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18333333333333" calcext:value-type="float">
            <text:p>0.118333333333333</text:p>
          </table:table-cell>
          <table:table-cell office:value-type="float" office:value="423639322.333333" calcext:value-type="float">
            <text:p>423639322.333333</text:p>
          </table:table-cell>
          <table:table-cell office:value-type="float" office:value="3.01264444444444" calcext:value-type="float">
            <text:p>3.01264444444444</text:p>
          </table:table-cell>
          <table:table-cell table:formula="of:=([.H77]/10000000)/[.I77]" office:value-type="float" office:value="14.0620418421616" calcext:value-type="float">
            <text:p>14.0620418421616</text:p>
          </table:table-cell>
          <table:table-cell table:number-columns-repeated="4"/>
          <table:table-cell table:style-name="ce5" table:formula="of:=(([.H77]/10000000)/[.G77])/[.I77]" office:value-type="float" office:value="118.834156412633" calcext:value-type="float">
            <text:p>118.834156412633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90055555555555" calcext:value-type="float">
            <text:p>3.9005555555555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0555555555556" calcext:value-type="float">
            <text:p>0.120555555555556</text:p>
          </table:table-cell>
          <table:table-cell office:value-type="float" office:value="400520721" calcext:value-type="float">
            <text:p>400520721</text:p>
          </table:table-cell>
          <table:table-cell office:value-type="float" office:value="2.6365962962963" calcext:value-type="float">
            <text:p>2.6365962962963</text:p>
          </table:table-cell>
          <table:table-cell table:formula="of:=([.H78]/10000000)/[.I78]" office:value-type="float" office:value="15.1908246841817" calcext:value-type="float">
            <text:p>15.1908246841817</text:p>
          </table:table-cell>
          <table:table-cell table:number-columns-repeated="4"/>
          <table:table-cell table:style-name="ce5" table:formula="of:=(([.H78]/10000000)/[.G78])/[.I78]" office:value-type="float" office:value="126.006840698282" calcext:value-type="float">
            <text:p>126.006840698282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95055555555556" calcext:value-type="float">
            <text:p>3.95055555555556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4444444444444" calcext:value-type="float">
            <text:p>0.124444444444444</text:p>
          </table:table-cell>
          <table:table-cell office:value-type="float" office:value="377004150.666667" calcext:value-type="float">
            <text:p>377004150.666667</text:p>
          </table:table-cell>
          <table:table-cell office:value-type="float" office:value="2.28498518518519" calcext:value-type="float">
            <text:p>2.28498518518519</text:p>
          </table:table-cell>
          <table:table-cell table:formula="of:=([.H79]/10000000)/[.I79]" office:value-type="float" office:value="16.4991945291808" calcext:value-type="float">
            <text:p>16.4991945291808</text:p>
          </table:table-cell>
          <table:table-cell table:number-columns-repeated="4"/>
          <table:table-cell table:style-name="ce5" table:formula="of:=(([.H79]/10000000)/[.G79])/[.I79]" office:value-type="float" office:value="132.582813180917" calcext:value-type="float">
            <text:p>132.582813180917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00055555555556" calcext:value-type="float">
            <text:p>4.00055555555556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36111111111111" calcext:value-type="float">
            <text:p>0.136111111111111</text:p>
          </table:table-cell>
          <table:table-cell office:value-type="float" office:value="353976993.555556" calcext:value-type="float">
            <text:p>353976993.555556</text:p>
          </table:table-cell>
          <table:table-cell office:value-type="float" office:value="2.00225802469136" calcext:value-type="float">
            <text:p>2.00225802469136</text:p>
          </table:table-cell>
          <table:table-cell table:formula="of:=([.H80]/10000000)/[.I80]" office:value-type="float" office:value="17.6788899927181" calcext:value-type="float">
            <text:p>17.6788899927181</text:p>
          </table:table-cell>
          <table:table-cell table:number-columns-repeated="4"/>
          <table:table-cell table:style-name="ce5" table:formula="of:=(([.H80]/10000000)/[.G80])/[.I80]" office:value-type="float" office:value="129.88572239548" calcext:value-type="float">
            <text:p>129.88572239548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05055555555556" calcext:value-type="float">
            <text:p>4.05055555555556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8333333333333" calcext:value-type="float">
            <text:p>0.148333333333333</text:p>
          </table:table-cell>
          <table:table-cell office:value-type="float" office:value="330351813.555556" calcext:value-type="float">
            <text:p>330351813.555556</text:p>
          </table:table-cell>
          <table:table-cell office:value-type="float" office:value="1.80658271604938" calcext:value-type="float">
            <text:p>1.80658271604938</text:p>
          </table:table-cell>
          <table:table-cell table:formula="of:=([.H81]/10000000)/[.I81]" office:value-type="float" office:value="18.2860054300733" calcext:value-type="float">
            <text:p>18.2860054300733</text:p>
          </table:table-cell>
          <table:table-cell table:number-columns-repeated="4"/>
          <table:table-cell table:style-name="ce5" table:formula="of:=(([.H81]/10000000)/[.G81])/[.I81]" office:value-type="float" office:value="123.276441101618" calcext:value-type="float">
            <text:p>123.276441101618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10055555555556" calcext:value-type="float">
            <text:p>4.10055555555556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307382079.111111" calcext:value-type="float">
            <text:p>307382079.111111</text:p>
          </table:table-cell>
          <table:table-cell office:value-type="float" office:value="1.58938148148148" calcext:value-type="float">
            <text:p>1.58938148148148</text:p>
          </table:table-cell>
          <table:table-cell table:formula="of:=([.H82]/10000000)/[.I82]" office:value-type="float" office:value="19.3397294917893" calcext:value-type="float">
            <text:p>19.3397294917893</text:p>
          </table:table-cell>
          <table:table-cell table:number-columns-repeated="4"/>
          <table:table-cell table:style-name="ce5" table:formula="of:=(([.H82]/10000000)/[.G82])/[.I82]" office:value-type="float" office:value="139.246052340883" calcext:value-type="float">
            <text:p>139.246052340883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15055555555556" calcext:value-type="float">
            <text:p>4.15055555555556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4444444444445" calcext:value-type="float">
            <text:p>0.154444444444445</text:p>
          </table:table-cell>
          <table:table-cell office:value-type="float" office:value="283782004" calcext:value-type="float">
            <text:p>283782004</text:p>
          </table:table-cell>
          <table:table-cell office:value-type="float" office:value="1.3857950617284" calcext:value-type="float">
            <text:p>1.3857950617284</text:p>
          </table:table-cell>
          <table:table-cell table:formula="of:=([.H83]/10000000)/[.I83]" office:value-type="float" office:value="20.4779199924453" calcext:value-type="float">
            <text:p>20.4779199924453</text:p>
          </table:table-cell>
          <table:table-cell table:number-columns-repeated="4"/>
          <table:table-cell table:style-name="ce5" table:formula="of:=(([.H83]/10000000)/[.G83])/[.I83]" office:value-type="float" office:value="132.590848871949" calcext:value-type="float">
            <text:p>132.590848871949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20055555555556" calcext:value-type="float">
            <text:p>4.2005555555555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2777777777778" calcext:value-type="float">
            <text:p>0.162777777777778</text:p>
          </table:table-cell>
          <table:table-cell office:value-type="float" office:value="260205800.666667" calcext:value-type="float">
            <text:p>260205800.666667</text:p>
          </table:table-cell>
          <table:table-cell office:value-type="float" office:value="1.2018024691358" calcext:value-type="float">
            <text:p>1.2018024691358</text:p>
          </table:table-cell>
          <table:table-cell table:formula="of:=([.H84]/10000000)/[.I84]" office:value-type="float" office:value="21.651295229388" calcext:value-type="float">
            <text:p>21.651295229388</text:p>
          </table:table-cell>
          <table:table-cell table:number-columns-repeated="4"/>
          <table:table-cell table:style-name="ce5" table:formula="of:=(([.H84]/10000000)/[.G84])/[.I84]" office:value-type="float" office:value="133.011370009892" calcext:value-type="float">
            <text:p>133.011370009892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25055555555556" calcext:value-type="float">
            <text:p>4.25055555555556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5555555555556" calcext:value-type="float">
            <text:p>0.165555555555556</text:p>
          </table:table-cell>
          <table:table-cell office:value-type="float" office:value="236847678.111111" calcext:value-type="float">
            <text:p>236847678.111111</text:p>
          </table:table-cell>
          <table:table-cell office:value-type="float" office:value="1.03186172839506" calcext:value-type="float">
            <text:p>1.03186172839506</text:p>
          </table:table-cell>
          <table:table-cell table:formula="of:=([.H85]/10000000)/[.I85]" office:value-type="float" office:value="22.9534318013228" calcext:value-type="float">
            <text:p>22.9534318013228</text:p>
          </table:table-cell>
          <table:table-cell table:number-columns-repeated="4"/>
          <table:table-cell table:style-name="ce5" table:formula="of:=(([.H85]/10000000)/[.G85])/[.I85]" office:value-type="float" office:value="138.644890075104" calcext:value-type="float">
            <text:p>138.644890075104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30055555555556" calcext:value-type="float">
            <text:p>4.30055555555556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9444444444444" calcext:value-type="float">
            <text:p>0.219444444444444</text:p>
          </table:table-cell>
          <table:table-cell office:value-type="float" office:value="212387595.111111" calcext:value-type="float">
            <text:p>212387595.111111</text:p>
          </table:table-cell>
          <table:table-cell office:value-type="float" office:value="0.877708641975309" calcext:value-type="float">
            <text:p>0.877708641975309</text:p>
          </table:table-cell>
          <table:table-cell table:formula="of:=([.H86]/10000000)/[.I86]" office:value-type="float" office:value="24.1979610264662" calcext:value-type="float">
            <text:p>24.1979610264662</text:p>
          </table:table-cell>
          <table:table-cell table:number-columns-repeated="4"/>
          <table:table-cell table:style-name="ce5" table:formula="of:=(([.H86]/10000000)/[.G86])/[.I86]" office:value-type="float" office:value="110.269189487694" calcext:value-type="float">
            <text:p>110.269189487694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5055555555556" calcext:value-type="float">
            <text:p>4.35055555555556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97.777777777778" calcext:value-type="float">
            <text:p>297.777777777778</text:p>
          </table:table-cell>
          <table:table-cell office:value-type="float" office:value="300" calcext:value-type="float">
            <text:p>300</text:p>
          </table:table-cell>
          <table:table-cell office:value-type="float" office:value="0.175555555555556" calcext:value-type="float">
            <text:p>0.175555555555556</text:p>
          </table:table-cell>
          <table:table-cell office:value-type="float" office:value="190162034.444444" calcext:value-type="float">
            <text:p>190162034.444444</text:p>
          </table:table-cell>
          <table:table-cell office:value-type="float" office:value="0.75447037037037" calcext:value-type="float">
            <text:p>0.75447037037037</text:p>
          </table:table-cell>
          <table:table-cell table:formula="of:=([.H87]/10000000)/[.I87]" office:value-type="float" office:value="25.2047054347666" calcext:value-type="float">
            <text:p>25.2047054347666</text:p>
          </table:table-cell>
          <table:table-cell table:number-columns-repeated="4"/>
          <table:table-cell table:style-name="ce5" table:formula="of:=(([.H87]/10000000)/[.G87])/[.I87]" office:value-type="float" office:value="143.571106906898" calcext:value-type="float">
            <text:p>143.571106906898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40055555555556" calcext:value-type="float">
            <text:p>4.40055555555556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5555555555556" calcext:value-type="float">
            <text:p>0.165555555555556</text:p>
          </table:table-cell>
          <table:table-cell office:value-type="float" office:value="167002412.444444" calcext:value-type="float">
            <text:p>167002412.444444</text:p>
          </table:table-cell>
          <table:table-cell office:value-type="float" office:value="0.664967901234568" calcext:value-type="float">
            <text:p>0.664967901234568</text:p>
          </table:table-cell>
          <table:table-cell table:formula="of:=([.H88]/10000000)/[.I88]" office:value-type="float" office:value="25.1143569688687" calcext:value-type="float">
            <text:p>25.1143569688687</text:p>
          </table:table-cell>
          <table:table-cell table:number-columns-repeated="4"/>
          <table:table-cell table:style-name="ce5" table:formula="of:=(([.H88]/10000000)/[.G88])/[.I88]" office:value-type="float" office:value="151.697458201221" calcext:value-type="float">
            <text:p>151.697458201221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45055555555556" calcext:value-type="float">
            <text:p>4.45055555555556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48888888888889" calcext:value-type="float">
            <text:p>0.148888888888889</text:p>
          </table:table-cell>
          <table:table-cell office:value-type="float" office:value="143942526.666667" calcext:value-type="float">
            <text:p>143942526.666667</text:p>
          </table:table-cell>
          <table:table-cell office:value-type="float" office:value="0.581140740740741" calcext:value-type="float">
            <text:p>0.581140740740741</text:p>
          </table:table-cell>
          <table:table-cell table:formula="of:=([.H89]/10000000)/[.I89]" office:value-type="float" office:value="24.7689615570908" calcext:value-type="float">
            <text:p>24.7689615570908</text:p>
          </table:table-cell>
          <table:table-cell table:number-columns-repeated="4"/>
          <table:table-cell table:style-name="ce5" table:formula="of:=(([.H89]/10000000)/[.G89])/[.I89]" office:value-type="float" office:value="166.358697025237" calcext:value-type="float">
            <text:p>166.358697025237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0055555555556" calcext:value-type="float">
            <text:p>4.50055555555556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5555555555556" calcext:value-type="float">
            <text:p>0.135555555555556</text:p>
          </table:table-cell>
          <table:table-cell office:value-type="float" office:value="120766131.333333" calcext:value-type="float">
            <text:p>120766131.333333</text:p>
          </table:table-cell>
          <table:table-cell office:value-type="float" office:value="0.498523456790123" calcext:value-type="float">
            <text:p>0.498523456790123</text:p>
          </table:table-cell>
          <table:table-cell table:formula="of:=([.H90]/10000000)/[.I90]" office:value-type="float" office:value="24.2247640885181" calcext:value-type="float">
            <text:p>24.2247640885181</text:p>
          </table:table-cell>
          <table:table-cell table:number-columns-repeated="4"/>
          <table:table-cell table:style-name="ce5" table:formula="of:=(([.H90]/10000000)/[.G90])/[.I90]" office:value-type="float" office:value="178.707276062839" calcext:value-type="float">
            <text:p>178.707276062839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55055555555556" calcext:value-type="float">
            <text:p>4.5505555555555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" calcext:value-type="float">
            <text:p>0.14</text:p>
          </table:table-cell>
          <table:table-cell office:value-type="float" office:value="96924739" calcext:value-type="float">
            <text:p>96924739</text:p>
          </table:table-cell>
          <table:table-cell office:value-type="float" office:value="0.418549382716049" calcext:value-type="float">
            <text:p>0.418549382716049</text:p>
          </table:table-cell>
          <table:table-cell table:formula="of:=([.H91]/10000000)/[.I91]" office:value-type="float" office:value="23.1573006680923" calcext:value-type="float">
            <text:p>23.1573006680923</text:p>
          </table:table-cell>
          <table:table-cell table:number-columns-repeated="4"/>
          <table:table-cell table:style-name="ce5" table:formula="of:=(([.H91]/10000000)/[.G91])/[.I91]" office:value-type="float" office:value="165.409290486374" calcext:value-type="float">
            <text:p>165.409290486374</text:p>
          </table:table-cell>
          <table:table-cell table:number-columns-repeated="1009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4.62" calcext:value-type="float">
            <text:p>4.62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800" calcext:value-type="float">
            <text:p>800</text:p>
          </table:table-cell>
          <table:table-cell table:style-name="ce1" office:value-type="float" office:value="0.185555555555556" calcext:value-type="float">
            <text:p>0.185555555555556</text:p>
          </table:table-cell>
          <table:table-cell table:style-name="ce1" office:value-type="float" office:value="101968180.888889" calcext:value-type="float">
            <text:p>101968180.888889</text:p>
          </table:table-cell>
          <table:table-cell table:style-name="ce1" office:value-type="float" office:value="0.33432967711301" calcext:value-type="float">
            <text:p>0.33432967711301</text:p>
          </table:table-cell>
          <table:table-cell table:style-name="ce3" table:formula="of:=([.H92]/10000000)/[.I92]" office:value-type="float" office:value="30.4992909302579" calcext:value-type="float">
            <text:p>30.4992909302579</text:p>
          </table:table-cell>
          <table:table-cell table:style-name="ce1" table:number-columns-repeated="4"/>
          <table:table-cell table:style-name="ce5" table:formula="of:=(([.H92]/10000000)/[.G92])/[.I92]" office:value-type="float" office:value="164.36743615109" calcext:value-type="float">
            <text:p>164.36743615109</text:p>
          </table:table-cell>
          <table:table-cell table:style-name="ce1"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67055555555556" calcext:value-type="float">
            <text:p>4.6705555555555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31111111111111" calcext:value-type="float">
            <text:p>0.131111111111111</text:p>
          </table:table-cell>
          <table:table-cell office:value-type="float" office:value="97456736.5555556" calcext:value-type="float">
            <text:p>97456736.5555556</text:p>
          </table:table-cell>
          <table:table-cell office:value-type="float" office:value="0.426219977553311" calcext:value-type="float">
            <text:p>0.426219977553311</text:p>
          </table:table-cell>
          <table:table-cell table:formula="of:=([.H93]/10000000)/[.I93]" office:value-type="float" office:value="22.8653610079471" calcext:value-type="float">
            <text:p>22.8653610079471</text:p>
          </table:table-cell>
          <table:table-cell table:number-columns-repeated="4"/>
          <table:table-cell table:style-name="ce5" table:formula="of:=(([.H93]/10000000)/[.G93])/[.I93]" office:value-type="float" office:value="174.396821247054" calcext:value-type="float">
            <text:p>174.396821247054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72055555555556" calcext:value-type="float">
            <text:p>4.72055555555556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31111111111111" calcext:value-type="float">
            <text:p>0.131111111111111</text:p>
          </table:table-cell>
          <table:table-cell office:value-type="float" office:value="120116273.555556" calcext:value-type="float">
            <text:p>120116273.555556</text:p>
          </table:table-cell>
          <table:table-cell office:value-type="float" office:value="0.53352962962963" calcext:value-type="float">
            <text:p>0.53352962962963</text:p>
          </table:table-cell>
          <table:table-cell table:formula="of:=([.H94]/10000000)/[.I94]" office:value-type="float" office:value="22.5135150673711" calcext:value-type="float">
            <text:p>22.5135150673711</text:p>
          </table:table-cell>
          <table:table-cell table:number-columns-repeated="4"/>
          <table:table-cell table:style-name="ce5" table:formula="of:=(([.H94]/10000000)/[.G94])/[.I94]" office:value-type="float" office:value="171.713250513847" calcext:value-type="float">
            <text:p>171.713250513847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77166666666667" calcext:value-type="float">
            <text:p>4.77166666666667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1666666666667" calcext:value-type="float">
            <text:p>0.121666666666667</text:p>
          </table:table-cell>
          <table:table-cell office:value-type="float" office:value="146925230.222222" calcext:value-type="float">
            <text:p>146925230.222222</text:p>
          </table:table-cell>
          <table:table-cell office:value-type="float" office:value="0.648365095398429" calcext:value-type="float">
            <text:p>0.648365095398429</text:p>
          </table:table-cell>
          <table:table-cell table:formula="of:=([.H95]/10000000)/[.I95]" office:value-type="float" office:value="22.6608790733768" calcext:value-type="float">
            <text:p>22.6608790733768</text:p>
          </table:table-cell>
          <table:table-cell table:number-columns-repeated="4"/>
          <table:table-cell table:style-name="ce5" table:formula="of:=(([.H95]/10000000)/[.G95])/[.I95]" office:value-type="float" office:value="186.253800603097" calcext:value-type="float">
            <text:p>186.253800603097</text:p>
          </table:table-cell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82166666666667" calcext:value-type="float">
            <text:p>4.82166666666667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2222222222222" calcext:value-type="float">
            <text:p>0.122222222222222</text:p>
          </table:table-cell>
          <table:table-cell office:value-type="float" office:value="167488078.444444" calcext:value-type="float">
            <text:p>167488078.444444</text:p>
          </table:table-cell>
          <table:table-cell office:value-type="float" office:value="0.760940740740741" calcext:value-type="float">
            <text:p>0.760940740740741</text:p>
          </table:table-cell>
          <table:table-cell table:formula="of:=([.H96]/10000000)/[.I96]" office:value-type="float" office:value="22.0106598946722" calcext:value-type="float">
            <text:p>22.0106598946722</text:p>
          </table:table-cell>
          <table:table-cell table:number-columns-repeated="4"/>
          <table:table-cell table:style-name="ce5" table:formula="of:=(([.H96]/10000000)/[.G96])/[.I96]" office:value-type="float" office:value="180.087217320046" calcext:value-type="float">
            <text:p>180.087217320046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7166666666667" calcext:value-type="float">
            <text:p>4.8716666666666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1111111111111" calcext:value-type="float">
            <text:p>0.121111111111111</text:p>
          </table:table-cell>
          <table:table-cell office:value-type="float" office:value="191224981.777778" calcext:value-type="float">
            <text:p>191224981.777778</text:p>
          </table:table-cell>
          <table:table-cell office:value-type="float" office:value="0.867196296296296" calcext:value-type="float">
            <text:p>0.867196296296296</text:p>
          </table:table-cell>
          <table:table-cell table:formula="of:=([.H97]/10000000)/[.I97]" office:value-type="float" office:value="22.0509453966166" calcext:value-type="float">
            <text:p>22.0509453966166</text:p>
          </table:table-cell>
          <table:table-cell table:number-columns-repeated="4"/>
          <table:table-cell table:style-name="ce5" table:formula="of:=(([.H97]/10000000)/[.G97])/[.I97]" office:value-type="float" office:value="182.072026210596" calcext:value-type="float">
            <text:p>182.072026210596</text:p>
          </table:table-cell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92166666666667" calcext:value-type="float">
            <text:p>4.92166666666667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18888888888889" calcext:value-type="float">
            <text:p>0.118888888888889</text:p>
          </table:table-cell>
          <table:table-cell office:value-type="float" office:value="214026389.222222" calcext:value-type="float">
            <text:p>214026389.222222</text:p>
          </table:table-cell>
          <table:table-cell office:value-type="float" office:value="1.01481234567901" calcext:value-type="float">
            <text:p>1.01481234567901</text:p>
          </table:table-cell>
          <table:table-cell table:formula="of:=([.H98]/10000000)/[.I98]" office:value-type="float" office:value="21.0902429531459" calcext:value-type="float">
            <text:p>21.0902429531459</text:p>
          </table:table-cell>
          <table:table-cell table:number-columns-repeated="4"/>
          <table:table-cell table:style-name="ce5" table:formula="of:=(([.H98]/10000000)/[.G98])/[.I98]" office:value-type="float" office:value="177.394566895619" calcext:value-type="float">
            <text:p>177.394566895619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97166666666667" calcext:value-type="float">
            <text:p>4.9716666666666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1666666666667" calcext:value-type="float">
            <text:p>0.121666666666667</text:p>
          </table:table-cell>
          <table:table-cell office:value-type="float" office:value="237054457.333333" calcext:value-type="float">
            <text:p>237054457.333333</text:p>
          </table:table-cell>
          <table:table-cell office:value-type="float" office:value="1.13108765432099" calcext:value-type="float">
            <text:p>1.13108765432099</text:p>
          </table:table-cell>
          <table:table-cell table:formula="of:=([.H99]/10000000)/[.I99]" office:value-type="float" office:value="20.9580978474777" calcext:value-type="float">
            <text:p>20.9580978474777</text:p>
          </table:table-cell>
          <table:table-cell table:number-columns-repeated="4"/>
          <table:table-cell table:style-name="ce5" table:formula="of:=(([.H99]/10000000)/[.G99])/[.I99]" office:value-type="float" office:value="172.25833847242" calcext:value-type="float">
            <text:p>172.25833847242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02166666666667" calcext:value-type="float">
            <text:p>5.0216666666666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2777777777778" calcext:value-type="float">
            <text:p>0.122777777777778</text:p>
          </table:table-cell>
          <table:table-cell office:value-type="float" office:value="260274634.444444" calcext:value-type="float">
            <text:p>260274634.444444</text:p>
          </table:table-cell>
          <table:table-cell office:value-type="float" office:value="1.26297530864198" calcext:value-type="float">
            <text:p>1.26297530864198</text:p>
          </table:table-cell>
          <table:table-cell table:formula="of:=([.H100]/10000000)/[.I100]" office:value-type="float" office:value="20.6080540659425" calcext:value-type="float">
            <text:p>20.6080540659425</text:p>
          </table:table-cell>
          <table:table-cell table:number-columns-repeated="4"/>
          <table:table-cell table:style-name="ce5" table:formula="of:=(([.H100]/10000000)/[.G100])/[.I100]" office:value-type="float" office:value="167.848404156999" calcext:value-type="float">
            <text:p>167.848404156999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07166666666667" calcext:value-type="float">
            <text:p>5.07166666666667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24444444444444" calcext:value-type="float">
            <text:p>0.124444444444444</text:p>
          </table:table-cell>
          <table:table-cell office:value-type="float" office:value="283695241.111111" calcext:value-type="float">
            <text:p>283695241.111111</text:p>
          </table:table-cell>
          <table:table-cell office:value-type="float" office:value="1.40709135802469" calcext:value-type="float">
            <text:p>1.40709135802469</text:p>
          </table:table-cell>
          <table:table-cell table:formula="of:=([.H101]/10000000)/[.I101]" office:value-type="float" office:value="20.1618210141927" calcext:value-type="float">
            <text:p>20.1618210141927</text:p>
          </table:table-cell>
          <table:table-cell table:number-columns-repeated="4"/>
          <table:table-cell table:style-name="ce5" table:formula="of:=(([.H101]/10000000)/[.G101])/[.I101]" office:value-type="float" office:value="162.014633149762" calcext:value-type="float">
            <text:p>162.014633149762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12166666666667" calcext:value-type="float">
            <text:p>5.12166666666667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7222222222222" calcext:value-type="float">
            <text:p>0.127222222222222</text:p>
          </table:table-cell>
          <table:table-cell office:value-type="float" office:value="307067102" calcext:value-type="float">
            <text:p>307067102</text:p>
          </table:table-cell>
          <table:table-cell office:value-type="float" office:value="1.5829024691358" calcext:value-type="float">
            <text:p>1.5829024691358</text:p>
          </table:table-cell>
          <table:table-cell table:formula="of:=([.H102]/10000000)/[.I102]" office:value-type="float" office:value="19.3989906508672" calcext:value-type="float">
            <text:p>19.3989906508672</text:p>
          </table:table-cell>
          <table:table-cell table:number-columns-repeated="4"/>
          <table:table-cell table:style-name="ce5" table:formula="of:=(([.H102]/10000000)/[.G102])/[.I102]" office:value-type="float" office:value="152.48114922079" calcext:value-type="float">
            <text:p>152.48114922079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17166666666667" calcext:value-type="float">
            <text:p>5.17166666666667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33888888888889" calcext:value-type="float">
            <text:p>0.133888888888889</text:p>
          </table:table-cell>
          <table:table-cell office:value-type="float" office:value="330182932" calcext:value-type="float">
            <text:p>330182932</text:p>
          </table:table-cell>
          <table:table-cell office:value-type="float" office:value="1.76807777777778" calcext:value-type="float">
            <text:p>1.76807777777778</text:p>
          </table:table-cell>
          <table:table-cell table:formula="of:=([.H103]/10000000)/[.I103]" office:value-type="float" office:value="18.6746836677622" calcext:value-type="float">
            <text:p>18.6746836677622</text:p>
          </table:table-cell>
          <table:table-cell table:number-columns-repeated="4"/>
          <table:table-cell table:style-name="ce5" table:formula="of:=(([.H103]/10000000)/[.G103])/[.I103]" office:value-type="float" office:value="139.478965153411" calcext:value-type="float">
            <text:p>139.478965153411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22166666666667" calcext:value-type="float">
            <text:p>5.22166666666667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32222222222222" calcext:value-type="float">
            <text:p>0.132222222222222</text:p>
          </table:table-cell>
          <table:table-cell office:value-type="float" office:value="353132268.777778" calcext:value-type="float">
            <text:p>353132268.777778</text:p>
          </table:table-cell>
          <table:table-cell office:value-type="float" office:value="1.92506790123457" calcext:value-type="float">
            <text:p>1.92506790123457</text:p>
          </table:table-cell>
          <table:table-cell table:formula="of:=([.H104]/10000000)/[.I104]" office:value-type="float" office:value="18.343886392335" calcext:value-type="float">
            <text:p>18.343886392335</text:p>
          </table:table-cell>
          <table:table-cell table:number-columns-repeated="4"/>
          <table:table-cell table:style-name="ce5" table:formula="of:=(([.H104]/10000000)/[.G104])/[.I104]" office:value-type="float" office:value="138.735275236147" calcext:value-type="float">
            <text:p>138.735275236147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27166666666667" calcext:value-type="float">
            <text:p>5.27166666666667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376327224" calcext:value-type="float">
            <text:p>376327224</text:p>
          </table:table-cell>
          <table:table-cell office:value-type="float" office:value="2.13318271604938" calcext:value-type="float">
            <text:p>2.13318271604938</text:p>
          </table:table-cell>
          <table:table-cell table:formula="of:=([.H105]/10000000)/[.I105]" office:value-type="float" office:value="17.6415841535109" calcext:value-type="float">
            <text:p>17.6415841535109</text:p>
          </table:table-cell>
          <table:table-cell table:number-columns-repeated="4"/>
          <table:table-cell table:style-name="ce5" table:formula="of:=(([.H105]/10000000)/[.G105])/[.I105]" office:value-type="float" office:value="129.08476209886" calcext:value-type="float">
            <text:p>129.08476209886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32166666666667" calcext:value-type="float">
            <text:p>5.32166666666667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26111111111111" calcext:value-type="float">
            <text:p>0.126111111111111</text:p>
          </table:table-cell>
          <table:table-cell office:value-type="float" office:value="399674091.555556" calcext:value-type="float">
            <text:p>399674091.555556</text:p>
          </table:table-cell>
          <table:table-cell office:value-type="float" office:value="2.41781604938272" calcext:value-type="float">
            <text:p>2.41781604938272</text:p>
          </table:table-cell>
          <table:table-cell table:formula="of:=([.H106]/10000000)/[.I106]" office:value-type="float" office:value="16.5303763145089" calcext:value-type="float">
            <text:p>16.5303763145089</text:p>
          </table:table-cell>
          <table:table-cell table:number-columns-repeated="4"/>
          <table:table-cell table:style-name="ce5" table:formula="of:=(([.H106]/10000000)/[.G106])/[.I106]" office:value-type="float" office:value="131.077873859542" calcext:value-type="float">
            <text:p>131.077873859542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37166666666667" calcext:value-type="float">
            <text:p>5.37166666666667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48333333333333" calcext:value-type="float">
            <text:p>0.148333333333333</text:p>
          </table:table-cell>
          <table:table-cell office:value-type="float" office:value="421916179" calcext:value-type="float">
            <text:p>421916179</text:p>
          </table:table-cell>
          <table:table-cell office:value-type="float" office:value="2.75289135802469" calcext:value-type="float">
            <text:p>2.75289135802469</text:p>
          </table:table-cell>
          <table:table-cell table:formula="of:=([.H107]/10000000)/[.I107]" office:value-type="float" office:value="15.3262924005378" calcext:value-type="float">
            <text:p>15.3262924005378</text:p>
          </table:table-cell>
          <table:table-cell table:number-columns-repeated="4"/>
          <table:table-cell table:style-name="ce5" table:formula="of:=(([.H107]/10000000)/[.G107])/[.I107]" office:value-type="float" office:value="103.323319554187" calcext:value-type="float">
            <text:p>103.323319554187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42166666666667" calcext:value-type="float">
            <text:p>5.42166666666667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1111111111111" calcext:value-type="float">
            <text:p>0.161111111111111</text:p>
          </table:table-cell>
          <table:table-cell office:value-type="float" office:value="444907569" calcext:value-type="float">
            <text:p>444907569</text:p>
          </table:table-cell>
          <table:table-cell office:value-type="float" office:value="3.13392345679012" calcext:value-type="float">
            <text:p>3.13392345679012</text:p>
          </table:table-cell>
          <table:table-cell table:formula="of:=([.H108]/10000000)/[.I108]" office:value-type="float" office:value="14.1965040031862" calcext:value-type="float">
            <text:p>14.1965040031862</text:p>
          </table:table-cell>
          <table:table-cell table:number-columns-repeated="4"/>
          <table:table-cell table:style-name="ce5" table:formula="of:=(([.H108]/10000000)/[.G108])/[.I108]" office:value-type="float" office:value="88.1162317439141" calcext:value-type="float">
            <text:p>88.1162317439141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47166666666667" calcext:value-type="float">
            <text:p>5.4716666666666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7222222222222" calcext:value-type="float">
            <text:p>0.167222222222222</text:p>
          </table:table-cell>
          <table:table-cell office:value-type="float" office:value="467916394.222222" calcext:value-type="float">
            <text:p>467916394.222222</text:p>
          </table:table-cell>
          <table:table-cell office:value-type="float" office:value="3.61421111111111" calcext:value-type="float">
            <text:p>3.61421111111111</text:p>
          </table:table-cell>
          <table:table-cell table:formula="of:=([.H109]/10000000)/[.I109]" office:value-type="float" office:value="12.946570630136" calcext:value-type="float">
            <text:p>12.946570630136</text:p>
          </table:table-cell>
          <table:table-cell table:number-columns-repeated="4"/>
          <table:table-cell table:style-name="ce5" table:formula="of:=(([.H109]/10000000)/[.G109])/[.I109]" office:value-type="float" office:value="77.4213526054643" calcext:value-type="float">
            <text:p>77.4213526054643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52166666666667" calcext:value-type="float">
            <text:p>5.5216666666666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9444444444444" calcext:value-type="float">
            <text:p>0.219444444444444</text:p>
          </table:table-cell>
          <table:table-cell office:value-type="float" office:value="488360582.111111" calcext:value-type="float">
            <text:p>488360582.111111</text:p>
          </table:table-cell>
          <table:table-cell office:value-type="float" office:value="4.33003209876543" calcext:value-type="float">
            <text:p>4.33003209876543</text:p>
          </table:table-cell>
          <table:table-cell table:formula="of:=([.H110]/10000000)/[.I110]" office:value-type="float" office:value="11.2784517752271" calcext:value-type="float">
            <text:p>11.2784517752271</text:p>
          </table:table-cell>
          <table:table-cell table:number-columns-repeated="4"/>
          <table:table-cell table:style-name="ce5" table:formula="of:=(([.H110]/10000000)/[.G110])/[.I110]" office:value-type="float" office:value="51.3954764440726" calcext:value-type="float">
            <text:p>51.3954764440726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57166666666667" calcext:value-type="float">
            <text:p>5.57166666666667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297.777777777778" calcext:value-type="float">
            <text:p>297.777777777778</text:p>
          </table:table-cell>
          <table:table-cell office:value-type="float" office:value="300" calcext:value-type="float">
            <text:p>300</text:p>
          </table:table-cell>
          <table:table-cell office:value-type="float" office:value="0.170555555555556" calcext:value-type="float">
            <text:p>0.170555555555556</text:p>
          </table:table-cell>
          <table:table-cell office:value-type="float" office:value="465944870.777778" calcext:value-type="float">
            <text:p>465944870.777778</text:p>
          </table:table-cell>
          <table:table-cell office:value-type="float" office:value="3.9158012345679" calcext:value-type="float">
            <text:p>3.9158012345679</text:p>
          </table:table-cell>
          <table:table-cell table:formula="of:=([.H111]/10000000)/[.I111]" office:value-type="float" office:value="11.8990940261347" calcext:value-type="float">
            <text:p>11.8990940261347</text:p>
          </table:table-cell>
          <table:table-cell table:number-columns-repeated="4"/>
          <table:table-cell table:style-name="ce5" table:formula="of:=(([.H111]/10000000)/[.G111])/[.I111]" office:value-type="float" office:value="69.7666750717995" calcext:value-type="float">
            <text:p>69.7666750717995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62166666666667" calcext:value-type="float">
            <text:p>5.62166666666667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4444444444445" calcext:value-type="float">
            <text:p>0.154444444444445</text:p>
          </table:table-cell>
          <table:table-cell office:value-type="float" office:value="444046909.333333" calcext:value-type="float">
            <text:p>444046909.333333</text:p>
          </table:table-cell>
          <table:table-cell office:value-type="float" office:value="3.34197654320988" calcext:value-type="float">
            <text:p>3.34197654320988</text:p>
          </table:table-cell>
          <table:table-cell table:formula="of:=([.H112]/10000000)/[.I112]" office:value-type="float" office:value="13.286954698576" calcext:value-type="float">
            <text:p>13.286954698576</text:p>
          </table:table-cell>
          <table:table-cell table:number-columns-repeated="4"/>
          <table:table-cell table:style-name="ce5" table:formula="of:=(([.H112]/10000000)/[.G112])/[.I112]" office:value-type="float" office:value="86.0306419332261" calcext:value-type="float">
            <text:p>86.0306419332261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67166666666667" calcext:value-type="float">
            <text:p>5.67166666666667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3888888888889" calcext:value-type="float">
            <text:p>0.153888888888889</text:p>
          </table:table-cell>
          <table:table-cell office:value-type="float" office:value="421838111.222222" calcext:value-type="float">
            <text:p>421838111.222222</text:p>
          </table:table-cell>
          <table:table-cell office:value-type="float" office:value="2.91562716049383" calcext:value-type="float">
            <text:p>2.91562716049383</text:p>
          </table:table-cell>
          <table:table-cell table:formula="of:=([.H113]/10000000)/[.I113]" office:value-type="float" office:value="14.4681774452524" calcext:value-type="float">
            <text:p>14.4681774452524</text:p>
          </table:table-cell>
          <table:table-cell table:number-columns-repeated="4"/>
          <table:table-cell table:style-name="ce5" table:formula="of:=(([.H113]/10000000)/[.G113])/[.I113]" office:value-type="float" office:value="94.0170375503769" calcext:value-type="float">
            <text:p>94.0170375503769</text:p>
          </table:table-cell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72166666666667" calcext:value-type="float">
            <text:p>5.72166666666667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399645731.444444" calcext:value-type="float">
            <text:p>399645731.444444</text:p>
          </table:table-cell>
          <table:table-cell office:value-type="float" office:value="2.55574074074074" calcext:value-type="float">
            <text:p>2.55574074074074</text:p>
          </table:table-cell>
          <table:table-cell table:formula="of:=([.H114]/10000000)/[.I114]" office:value-type="float" office:value="15.6371781015868" calcext:value-type="float">
            <text:p>15.6371781015868</text:p>
          </table:table-cell>
          <table:table-cell table:number-columns-repeated="4"/>
          <table:table-cell table:style-name="ce5" table:formula="of:=(([.H114]/10000000)/[.G114])/[.I114]" office:value-type="float" office:value="123.451406065159" calcext:value-type="float">
            <text:p>123.451406065159</text:p>
          </table:table-cell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77166666666667" calcext:value-type="float">
            <text:p>5.77166666666667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7222222222222" calcext:value-type="float">
            <text:p>0.137222222222222</text:p>
          </table:table-cell>
          <table:table-cell office:value-type="float" office:value="376629583.222222" calcext:value-type="float">
            <text:p>376629583.222222</text:p>
          </table:table-cell>
          <table:table-cell office:value-type="float" office:value="2.25326666666667" calcext:value-type="float">
            <text:p>2.25326666666667</text:p>
          </table:table-cell>
          <table:table-cell table:formula="of:=([.H115]/10000000)/[.I115]" office:value-type="float" office:value="16.7148251378246" calcext:value-type="float">
            <text:p>16.7148251378246</text:p>
          </table:table-cell>
          <table:table-cell table:number-columns-repeated="4"/>
          <table:table-cell table:style-name="ce5" table:formula="of:=(([.H115]/10000000)/[.G115])/[.I115]" office:value-type="float" office:value="121.808442299936" calcext:value-type="float">
            <text:p>121.808442299936</text:p>
          </table:table-cell>
          <table:table-cell table:number-columns-repeated="100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82166666666667" calcext:value-type="float">
            <text:p>5.82166666666667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8333333333333" calcext:value-type="float">
            <text:p>0.128333333333333</text:p>
          </table:table-cell>
          <table:table-cell office:value-type="float" office:value="353588673.111111" calcext:value-type="float">
            <text:p>353588673.111111</text:p>
          </table:table-cell>
          <table:table-cell office:value-type="float" office:value="1.99727654320988" calcext:value-type="float">
            <text:p>1.99727654320988</text:p>
          </table:table-cell>
          <table:table-cell table:formula="of:=([.H116]/10000000)/[.I116]" office:value-type="float" office:value="17.7035410701238" calcext:value-type="float">
            <text:p>17.7035410701238</text:p>
          </table:table-cell>
          <table:table-cell table:number-columns-repeated="4"/>
          <table:table-cell table:style-name="ce5" table:formula="of:=(([.H116]/10000000)/[.G116])/[.I116]" office:value-type="float" office:value="137.94967067629" calcext:value-type="float">
            <text:p>137.94967067629</text:p>
          </table:table-cell>
          <table:table-cell table:number-columns-repeated="100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87166666666667" calcext:value-type="float">
            <text:p>5.87166666666667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1666666666667" calcext:value-type="float">
            <text:p>0.121666666666667</text:p>
          </table:table-cell>
          <table:table-cell office:value-type="float" office:value="330769433.222222" calcext:value-type="float">
            <text:p>330769433.222222</text:p>
          </table:table-cell>
          <table:table-cell office:value-type="float" office:value="1.83831111111111" calcext:value-type="float">
            <text:p>1.83831111111111</text:p>
          </table:table-cell>
          <table:table-cell table:formula="of:=([.H117]/10000000)/[.I117]" office:value-type="float" office:value="17.9931150512548" calcext:value-type="float">
            <text:p>17.9931150512548</text:p>
          </table:table-cell>
          <table:table-cell table:number-columns-repeated="4"/>
          <table:table-cell table:style-name="ce5" table:formula="of:=(([.H117]/10000000)/[.G117])/[.I117]" office:value-type="float" office:value="147.888616859628" calcext:value-type="float">
            <text:p>147.888616859628</text:p>
          </table:table-cell>
          <table:table-cell table:number-columns-repeated="100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92166666666667" calcext:value-type="float">
            <text:p>5.92166666666667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3888888888889" calcext:value-type="float">
            <text:p>0.123888888888889</text:p>
          </table:table-cell>
          <table:table-cell office:value-type="float" office:value="307535112.222222" calcext:value-type="float">
            <text:p>307535112.222222</text:p>
          </table:table-cell>
          <table:table-cell office:value-type="float" office:value="1.65830864197531" calcext:value-type="float">
            <text:p>1.65830864197531</text:p>
          </table:table-cell>
          <table:table-cell table:formula="of:=([.H118]/10000000)/[.I118]" office:value-type="float" office:value="18.545107010713" calcext:value-type="float">
            <text:p>18.545107010713</text:p>
          </table:table-cell>
          <table:table-cell table:number-columns-repeated="4"/>
          <table:table-cell table:style-name="ce5" table:formula="of:=(([.H118]/10000000)/[.G118])/[.I118]" office:value-type="float" office:value="149.691446723244" calcext:value-type="float">
            <text:p>149.691446723244</text:p>
          </table:table-cell>
          <table:table-cell table:number-columns-repeated="100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97166666666667" calcext:value-type="float">
            <text:p>5.97166666666667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25555555555556" calcext:value-type="float">
            <text:p>0.125555555555556</text:p>
          </table:table-cell>
          <table:table-cell office:value-type="float" office:value="284326493.444444" calcext:value-type="float">
            <text:p>284326493.444444</text:p>
          </table:table-cell>
          <table:table-cell office:value-type="float" office:value="1.47895555555556" calcext:value-type="float">
            <text:p>1.47895555555556</text:p>
          </table:table-cell>
          <table:table-cell table:formula="of:=([.H119]/10000000)/[.I119]" office:value-type="float" office:value="19.2248166198367" calcext:value-type="float">
            <text:p>19.2248166198367</text:p>
          </table:table-cell>
          <table:table-cell table:number-columns-repeated="4"/>
          <table:table-cell table:style-name="ce5" table:formula="of:=(([.H119]/10000000)/[.G119])/[.I119]" office:value-type="float" office:value="153.118008476576" calcext:value-type="float">
            <text:p>153.118008476576</text:p>
          </table:table-cell>
          <table:table-cell table:number-columns-repeated="100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02166666666667" calcext:value-type="float">
            <text:p>6.0216666666666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3333333333333" calcext:value-type="float">
            <text:p>0.123333333333333</text:p>
          </table:table-cell>
          <table:table-cell office:value-type="float" office:value="261108039.111111" calcext:value-type="float">
            <text:p>261108039.111111</text:p>
          </table:table-cell>
          <table:table-cell office:value-type="float" office:value="1.31803086419753" calcext:value-type="float">
            <text:p>1.31803086419753</text:p>
          </table:table-cell>
          <table:table-cell table:formula="of:=([.H120]/10000000)/[.I120]" office:value-type="float" office:value="19.8104647018326" calcext:value-type="float">
            <text:p>19.8104647018326</text:p>
          </table:table-cell>
          <table:table-cell table:number-columns-repeated="4"/>
          <table:table-cell table:style-name="ce5" table:formula="of:=(([.H120]/10000000)/[.G120])/[.I120]" office:value-type="float" office:value="160.625389474318" calcext:value-type="float">
            <text:p>160.625389474318</text:p>
          </table:table-cell>
          <table:table-cell table:number-columns-repeated="100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07166666666667" calcext:value-type="float">
            <text:p>6.0716666666666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8888888888889" calcext:value-type="float">
            <text:p>0.128888888888889</text:p>
          </table:table-cell>
          <table:table-cell office:value-type="float" office:value="237597056.555556" calcext:value-type="float">
            <text:p>237597056.555556</text:p>
          </table:table-cell>
          <table:table-cell office:value-type="float" office:value="1.17767777777778" calcext:value-type="float">
            <text:p>1.17767777777778</text:p>
          </table:table-cell>
          <table:table-cell table:formula="of:=([.H121]/10000000)/[.I121]" office:value-type="float" office:value="20.1750479663368" calcext:value-type="float">
            <text:p>20.1750479663368</text:p>
          </table:table-cell>
          <table:table-cell table:number-columns-repeated="4"/>
          <table:table-cell table:style-name="ce5" table:formula="of:=(([.H121]/10000000)/[.G121])/[.I121]" office:value-type="float" office:value="156.530544566406" calcext:value-type="float">
            <text:p>156.530544566406</text:p>
          </table:table-cell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12166666666667" calcext:value-type="float">
            <text:p>6.12166666666667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4444444444444" calcext:value-type="float">
            <text:p>0.124444444444444</text:p>
          </table:table-cell>
          <table:table-cell office:value-type="float" office:value="214484133.444444" calcext:value-type="float">
            <text:p>214484133.444444</text:p>
          </table:table-cell>
          <table:table-cell office:value-type="float" office:value="1.06560617283951" calcext:value-type="float">
            <text:p>1.06560617283951</text:p>
          </table:table-cell>
          <table:table-cell table:formula="of:=([.H122]/10000000)/[.I122]" office:value-type="float" office:value="20.1278989284484" calcext:value-type="float">
            <text:p>20.1278989284484</text:p>
          </table:table-cell>
          <table:table-cell table:number-columns-repeated="4"/>
          <table:table-cell table:style-name="ce5" table:formula="of:=(([.H122]/10000000)/[.G122])/[.I122]" office:value-type="float" office:value="161.742044960747" calcext:value-type="float">
            <text:p>161.742044960747</text:p>
          </table:table-cell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17166666666667" calcext:value-type="float">
            <text:p>6.1716666666666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3888888888889" calcext:value-type="float">
            <text:p>0.123888888888889</text:p>
          </table:table-cell>
          <table:table-cell office:value-type="float" office:value="190918235.888889" calcext:value-type="float">
            <text:p>190918235.888889</text:p>
          </table:table-cell>
          <table:table-cell office:value-type="float" office:value="0.919735802469136" calcext:value-type="float">
            <text:p>0.919735802469136</text:p>
          </table:table-cell>
          <table:table-cell table:formula="of:=([.H123]/10000000)/[.I123]" office:value-type="float" office:value="20.7579432459134" calcext:value-type="float">
            <text:p>20.7579432459134</text:p>
          </table:table-cell>
          <table:table-cell table:number-columns-repeated="4"/>
          <table:table-cell table:style-name="ce5" table:formula="of:=(([.H123]/10000000)/[.G123])/[.I123]" office:value-type="float" office:value="167.552905123964" calcext:value-type="float">
            <text:p>167.552905123964</text:p>
          </table:table-cell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22166666666667" calcext:value-type="float">
            <text:p>6.22166666666667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6111111111111" calcext:value-type="float">
            <text:p>0.126111111111111</text:p>
          </table:table-cell>
          <table:table-cell office:value-type="float" office:value="167602854.666667" calcext:value-type="float">
            <text:p>167602854.666667</text:p>
          </table:table-cell>
          <table:table-cell office:value-type="float" office:value="0.796244444444444" calcext:value-type="float">
            <text:p>0.796244444444444</text:p>
          </table:table-cell>
          <table:table-cell table:formula="of:=([.H124]/10000000)/[.I124]" office:value-type="float" office:value="21.0491709971813" calcext:value-type="float">
            <text:p>21.0491709971813</text:p>
          </table:table-cell>
          <table:table-cell table:number-columns-repeated="4"/>
          <table:table-cell table:style-name="ce5" table:formula="of:=(([.H124]/10000000)/[.G124])/[.I124]" office:value-type="float" office:value="166.909725968838" calcext:value-type="float">
            <text:p>166.909725968838</text:p>
          </table:table-cell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27222222222222" calcext:value-type="float">
            <text:p>6.27222222222222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145953233.777778" calcext:value-type="float">
            <text:p>145953233.777778</text:p>
          </table:table-cell>
          <table:table-cell office:value-type="float" office:value="0.675712008978676" calcext:value-type="float">
            <text:p>0.675712008978676</text:p>
          </table:table-cell>
          <table:table-cell table:formula="of:=([.H125]/10000000)/[.I125]" office:value-type="float" office:value="21.5999171005386" calcext:value-type="float">
            <text:p>21.5999171005386</text:p>
          </table:table-cell>
          <table:table-cell table:number-columns-repeated="4"/>
          <table:table-cell table:style-name="ce5" table:formula="of:=(([.H125]/10000000)/[.G125])/[.I125]" office:value-type="float" office:value="170.525661320042" calcext:value-type="float">
            <text:p>170.525661320042</text:p>
          </table:table-cell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32222222222222" calcext:value-type="float">
            <text:p>6.32222222222222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6111111111111" calcext:value-type="float">
            <text:p>0.116111111111111</text:p>
          </table:table-cell>
          <table:table-cell office:value-type="float" office:value="120863853.444444" calcext:value-type="float">
            <text:p>120863853.444444</text:p>
          </table:table-cell>
          <table:table-cell office:value-type="float" office:value="0.571722222222222" calcext:value-type="float">
            <text:p>0.571722222222222</text:p>
          </table:table-cell>
          <table:table-cell table:formula="of:=([.H126]/10000000)/[.I126]" office:value-type="float" office:value="21.1403105820619" calcext:value-type="float">
            <text:p>21.1403105820619</text:p>
          </table:table-cell>
          <table:table-cell table:number-columns-repeated="4"/>
          <table:table-cell table:style-name="ce5" table:formula="of:=(([.H126]/10000000)/[.G126])/[.I126]" office:value-type="float" office:value="182.069660515366" calcext:value-type="float">
            <text:p>182.069660515366</text:p>
          </table:table-cell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37277777777778" calcext:value-type="float">
            <text:p>6.3727777777777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0555555555556" calcext:value-type="float">
            <text:p>0.120555555555556</text:p>
          </table:table-cell>
          <table:table-cell office:value-type="float" office:value="98022321.1111111" calcext:value-type="float">
            <text:p>98022321.1111111</text:p>
          </table:table-cell>
          <table:table-cell office:value-type="float" office:value="0.463086419753086" calcext:value-type="float">
            <text:p>0.463086419753086</text:p>
          </table:table-cell>
          <table:table-cell table:formula="of:=([.H127]/10000000)/[.I127]" office:value-type="float" office:value="21.1671767795255" calcext:value-type="float">
            <text:p>21.1671767795255</text:p>
          </table:table-cell>
          <table:table-cell table:number-columns-repeated="4"/>
          <table:table-cell table:style-name="ce5" table:formula="of:=(([.H127]/10000000)/[.G127])/[.I127]" office:value-type="float" office:value="175.580268217262" calcext:value-type="float">
            <text:p>175.580268217262</text:p>
          </table:table-cell>
          <table:table-cell table:number-columns-repeated="1009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.44611111111111" calcext:value-type="float">
            <text:p>6.44611111111111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800" calcext:value-type="float">
            <text:p>800</text:p>
          </table:table-cell>
          <table:table-cell table:style-name="ce1" office:value-type="float" office:value="0.198333333333333" calcext:value-type="float">
            <text:p>0.198333333333333</text:p>
          </table:table-cell>
          <table:table-cell table:style-name="ce1" office:value-type="float" office:value="107501050.111111" calcext:value-type="float">
            <text:p>107501050.111111</text:p>
          </table:table-cell>
          <table:table-cell table:style-name="ce1" office:value-type="float" office:value="0.337192852354617" calcext:value-type="float">
            <text:p>0.337192852354617</text:p>
          </table:table-cell>
          <table:table-cell table:style-name="ce3" table:formula="of:=([.H128]/10000000)/[.I128]" office:value-type="float" office:value="31.8811770061054" calcext:value-type="float">
            <text:p>31.8811770061054</text:p>
          </table:table-cell>
          <table:table-cell table:style-name="ce1" table:number-columns-repeated="4"/>
          <table:table-cell table:style-name="ce5" table:formula="of:=(([.H128]/10000000)/[.G128])/[.I128]" office:value-type="float" office:value="160.745430282884" calcext:value-type="float">
            <text:p>160.745430282884</text:p>
          </table:table-cell>
          <table:table-cell table:style-name="ce1" table:number-columns-repeated="100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49611111111111" calcext:value-type="float">
            <text:p>6.4961111111111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6111111111111" calcext:value-type="float">
            <text:p>0.146111111111111</text:p>
          </table:table-cell>
          <table:table-cell office:value-type="float" office:value="96074397" calcext:value-type="float">
            <text:p>96074397</text:p>
          </table:table-cell>
          <table:table-cell office:value-type="float" office:value="0.395496296296296" calcext:value-type="float">
            <text:p>0.395496296296296</text:p>
          </table:table-cell>
          <table:table-cell table:formula="of:=([.H129]/10000000)/[.I129]" office:value-type="float" office:value="24.2921104191639" calcext:value-type="float">
            <text:p>24.2921104191639</text:p>
          </table:table-cell>
          <table:table-cell table:number-columns-repeated="4"/>
          <table:table-cell table:style-name="ce5" table:formula="of:=(([.H129]/10000000)/[.G129])/[.I129]" office:value-type="float" office:value="166.257789941046" calcext:value-type="float">
            <text:p>166.257789941046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54611111111111" calcext:value-type="float">
            <text:p>6.54611111111111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3333333333333" calcext:value-type="float">
            <text:p>0.143333333333333</text:p>
          </table:table-cell>
          <table:table-cell office:value-type="float" office:value="119747057.555556" calcext:value-type="float">
            <text:p>119747057.555556</text:p>
          </table:table-cell>
          <table:table-cell office:value-type="float" office:value="0.475260493827161" calcext:value-type="float">
            <text:p>0.475260493827161</text:p>
          </table:table-cell>
          <table:table-cell table:formula="of:=([.H130]/10000000)/[.I130]" office:value-type="float" office:value="25.1960891155209" calcext:value-type="float">
            <text:p>25.1960891155209</text:p>
          </table:table-cell>
          <table:table-cell table:number-columns-repeated="4"/>
          <table:table-cell table:style-name="ce5" table:formula="of:=(([.H130]/10000000)/[.G130])/[.I130]" office:value-type="float" office:value="175.786668247819" calcext:value-type="float">
            <text:p>175.786668247819</text:p>
          </table:table-cell>
          <table:table-cell table:number-columns-repeated="100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59611111111111" calcext:value-type="float">
            <text:p>6.59611111111111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48333333333333" calcext:value-type="float">
            <text:p>0.148333333333333</text:p>
          </table:table-cell>
          <table:table-cell office:value-type="float" office:value="143263972.666667" calcext:value-type="float">
            <text:p>143263972.666667</text:p>
          </table:table-cell>
          <table:table-cell office:value-type="float" office:value="0.555328395061728" calcext:value-type="float">
            <text:p>0.555328395061728</text:p>
          </table:table-cell>
          <table:table-cell table:formula="of:=([.H131]/10000000)/[.I131]" office:value-type="float" office:value="25.7980636215698" calcext:value-type="float">
            <text:p>25.7980636215698</text:p>
          </table:table-cell>
          <table:table-cell table:number-columns-repeated="4"/>
          <table:table-cell table:style-name="ce5" table:formula="of:=(([.H131]/10000000)/[.G131])/[.I131]" office:value-type="float" office:value="173.919530033054" calcext:value-type="float">
            <text:p>173.919530033054</text:p>
          </table:table-cell>
          <table:table-cell table:number-columns-repeated="100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4611111111111" calcext:value-type="float">
            <text:p>6.64611111111111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4444444444445" calcext:value-type="float">
            <text:p>0.154444444444445</text:p>
          </table:table-cell>
          <table:table-cell office:value-type="float" office:value="166612958.111111" calcext:value-type="float">
            <text:p>166612958.111111</text:p>
          </table:table-cell>
          <table:table-cell office:value-type="float" office:value="0.637313580246914" calcext:value-type="float">
            <text:p>0.637313580246914</text:p>
          </table:table-cell>
          <table:table-cell table:formula="of:=([.H132]/10000000)/[.I132]" office:value-type="float" office:value="26.1430107995753" calcext:value-type="float">
            <text:p>26.1430107995753</text:p>
          </table:table-cell>
          <table:table-cell table:number-columns-repeated="4"/>
          <table:table-cell table:style-name="ce5" table:formula="of:=(([.H132]/10000000)/[.G132])/[.I132]" office:value-type="float" office:value="169.271292946891" calcext:value-type="float">
            <text:p>169.271292946891</text:p>
          </table:table-cell>
          <table:table-cell table:number-columns-repeated="100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9611111111111" calcext:value-type="float">
            <text:p>6.69611111111111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6111111111111" calcext:value-type="float">
            <text:p>0.176111111111111</text:p>
          </table:table-cell>
          <table:table-cell office:value-type="float" office:value="190101564.444444" calcext:value-type="float">
            <text:p>190101564.444444</text:p>
          </table:table-cell>
          <table:table-cell office:value-type="float" office:value="0.717341975308642" calcext:value-type="float">
            <text:p>0.717341975308642</text:p>
          </table:table-cell>
          <table:table-cell table:formula="of:=([.H133]/10000000)/[.I133]" office:value-type="float" office:value="26.500828194621" calcext:value-type="float">
            <text:p>26.500828194621</text:p>
          </table:table-cell>
          <table:table-cell table:number-columns-repeated="4"/>
          <table:table-cell table:style-name="ce5" table:formula="of:=(([.H133]/10000000)/[.G133])/[.I133]" office:value-type="float" office:value="150.477888802265" calcext:value-type="float">
            <text:p>150.477888802265</text:p>
          </table:table-cell>
          <table:table-cell table:number-columns-repeated="100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4611111111111" calcext:value-type="float">
            <text:p>6.74611111111111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7777777777778" calcext:value-type="float">
            <text:p>0.217777777777778</text:p>
          </table:table-cell>
          <table:table-cell office:value-type="float" office:value="211413866.777778" calcext:value-type="float">
            <text:p>211413866.777778</text:p>
          </table:table-cell>
          <table:table-cell office:value-type="float" office:value="0.816717283950617" calcext:value-type="float">
            <text:p>0.816717283950617</text:p>
          </table:table-cell>
          <table:table-cell table:formula="of:=([.H134]/10000000)/[.I134]" office:value-type="float" office:value="25.8858078471327" calcext:value-type="float">
            <text:p>25.8858078471327</text:p>
          </table:table-cell>
          <table:table-cell table:number-columns-repeated="4"/>
          <table:table-cell table:style-name="ce5" table:formula="of:=(([.H134]/10000000)/[.G134])/[.I134]" office:value-type="float" office:value="118.863403379691" calcext:value-type="float">
            <text:p>118.863403379691</text:p>
          </table:table-cell>
          <table:table-cell table:number-columns-repeated="100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9611111111111" calcext:value-type="float">
            <text:p>6.79611111111111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81666666666667" calcext:value-type="float">
            <text:p>0.181666666666667</text:p>
          </table:table-cell>
          <table:table-cell office:value-type="float" office:value="235102587.111111" calcext:value-type="float">
            <text:p>235102587.111111</text:p>
          </table:table-cell>
          <table:table-cell office:value-type="float" office:value="0.964369135802469" calcext:value-type="float">
            <text:p>0.964369135802469</text:p>
          </table:table-cell>
          <table:table-cell table:formula="of:=([.H135]/10000000)/[.I135]" office:value-type="float" office:value="24.37889998579" calcext:value-type="float">
            <text:p>24.37889998579</text:p>
          </table:table-cell>
          <table:table-cell table:number-columns-repeated="4"/>
          <table:table-cell table:style-name="ce5" table:formula="of:=(([.H135]/10000000)/[.G135])/[.I135]" office:value-type="float" office:value="134.195779738293" calcext:value-type="float">
            <text:p>134.195779738293</text:p>
          </table:table-cell>
          <table:table-cell table:number-columns-repeated="100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84611111111111" calcext:value-type="float">
            <text:p>6.8461111111111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8333333333333" calcext:value-type="float">
            <text:p>0.158333333333333</text:p>
          </table:table-cell>
          <table:table-cell office:value-type="float" office:value="258696564.777778" calcext:value-type="float">
            <text:p>258696564.777778</text:p>
          </table:table-cell>
          <table:table-cell office:value-type="float" office:value="1.12566419753086" calcext:value-type="float">
            <text:p>1.12566419753086</text:p>
          </table:table-cell>
          <table:table-cell table:formula="of:=([.H136]/10000000)/[.I136]" office:value-type="float" office:value="22.9816818679343" calcext:value-type="float">
            <text:p>22.9816818679343</text:p>
          </table:table-cell>
          <table:table-cell table:number-columns-repeated="4"/>
          <table:table-cell table:style-name="ce5" table:formula="of:=(([.H136]/10000000)/[.G136])/[.I136]" office:value-type="float" office:value="145.147464429058" calcext:value-type="float">
            <text:p>145.147464429058</text:p>
          </table:table-cell>
          <table:table-cell table:number-columns-repeated="100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9611111111111" calcext:value-type="float">
            <text:p>6.89611111111111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43333333333333" calcext:value-type="float">
            <text:p>0.143333333333333</text:p>
          </table:table-cell>
          <table:table-cell office:value-type="float" office:value="282618730.111111" calcext:value-type="float">
            <text:p>282618730.111111</text:p>
          </table:table-cell>
          <table:table-cell office:value-type="float" office:value="1.31031851851852" calcext:value-type="float">
            <text:p>1.31031851851852</text:p>
          </table:table-cell>
          <table:table-cell table:formula="of:=([.H137]/10000000)/[.I137]" office:value-type="float" office:value="21.5687045643411" calcext:value-type="float">
            <text:p>21.5687045643411</text:p>
          </table:table-cell>
          <table:table-cell table:number-columns-repeated="4"/>
          <table:table-cell table:style-name="ce5" table:formula="of:=(([.H137]/10000000)/[.G137])/[.I137]" office:value-type="float" office:value="150.479334169822" calcext:value-type="float">
            <text:p>150.479334169822</text:p>
          </table:table-cell>
          <table:table-cell table:number-columns-repeated="100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94611111111111" calcext:value-type="float">
            <text:p>6.94611111111111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28333333333333" calcext:value-type="float">
            <text:p>0.128333333333333</text:p>
          </table:table-cell>
          <table:table-cell office:value-type="float" office:value="306250892.333333" calcext:value-type="float">
            <text:p>306250892.333333</text:p>
          </table:table-cell>
          <table:table-cell office:value-type="float" office:value="1.50784691358025" calcext:value-type="float">
            <text:p>1.50784691358025</text:p>
          </table:table-cell>
          <table:table-cell table:formula="of:=([.H138]/10000000)/[.I138]" office:value-type="float" office:value="20.3104764532208" calcext:value-type="float">
            <text:p>20.3104764532208</text:p>
          </table:table-cell>
          <table:table-cell table:number-columns-repeated="4"/>
          <table:table-cell table:style-name="ce5" table:formula="of:=(([.H138]/10000000)/[.G138])/[.I138]" office:value-type="float" office:value="158.26345288224" calcext:value-type="float">
            <text:p>158.26345288224</text:p>
          </table:table-cell>
          <table:table-cell table:number-columns-repeated="100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99611111111111" calcext:value-type="float">
            <text:p>6.99611111111111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1666666666667" calcext:value-type="float">
            <text:p>0.141666666666667</text:p>
          </table:table-cell>
          <table:table-cell office:value-type="float" office:value="329484709.333333" calcext:value-type="float">
            <text:p>329484709.333333</text:p>
          </table:table-cell>
          <table:table-cell office:value-type="float" office:value="1.71912716049383" calcext:value-type="float">
            <text:p>1.71912716049383</text:p>
          </table:table-cell>
          <table:table-cell table:formula="of:=([.H139]/10000000)/[.I139]" office:value-type="float" office:value="19.1658137283275" calcext:value-type="float">
            <text:p>19.1658137283275</text:p>
          </table:table-cell>
          <table:table-cell table:number-columns-repeated="4"/>
          <table:table-cell table:style-name="ce5" table:formula="of:=(([.H139]/10000000)/[.G139])/[.I139]" office:value-type="float" office:value="135.288096905841" calcext:value-type="float">
            <text:p>135.288096905841</text:p>
          </table:table-cell>
          <table:table-cell table:number-columns-repeated="100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04611111111111" calcext:value-type="float">
            <text:p>7.04611111111111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8333333333333" calcext:value-type="float">
            <text:p>0.128333333333333</text:p>
          </table:table-cell>
          <table:table-cell office:value-type="float" office:value="352988899" calcext:value-type="float">
            <text:p>352988899</text:p>
          </table:table-cell>
          <table:table-cell office:value-type="float" office:value="1.91228888888889" calcext:value-type="float">
            <text:p>1.91228888888889</text:p>
          </table:table-cell>
          <table:table-cell table:formula="of:=([.H140]/10000000)/[.I140]" office:value-type="float" office:value="18.4589734872695" calcext:value-type="float">
            <text:p>18.4589734872695</text:p>
          </table:table-cell>
          <table:table-cell table:number-columns-repeated="4"/>
          <table:table-cell table:style-name="ce5" table:formula="of:=(([.H140]/10000000)/[.G140])/[.I140]" office:value-type="float" office:value="143.836157043658" calcext:value-type="float">
            <text:p>143.836157043658</text:p>
          </table:table-cell>
          <table:table-cell table:number-columns-repeated="100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09611111111111" calcext:value-type="float">
            <text:p>7.09611111111111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31666666666667" calcext:value-type="float">
            <text:p>0.131666666666667</text:p>
          </table:table-cell>
          <table:table-cell office:value-type="float" office:value="376395029.222222" calcext:value-type="float">
            <text:p>376395029.222222</text:p>
          </table:table-cell>
          <table:table-cell office:value-type="float" office:value="2.16292469135802" calcext:value-type="float">
            <text:p>2.16292469135802</text:p>
          </table:table-cell>
          <table:table-cell table:formula="of:=([.H141]/10000000)/[.I141]" office:value-type="float" office:value="17.4021328956163" calcext:value-type="float">
            <text:p>17.4021328956163</text:p>
          </table:table-cell>
          <table:table-cell table:number-columns-repeated="4"/>
          <table:table-cell table:style-name="ce5" table:formula="of:=(([.H141]/10000000)/[.G141])/[.I141]" office:value-type="float" office:value="132.16809794139" calcext:value-type="float">
            <text:p>132.16809794139</text:p>
          </table:table-cell>
          <table:table-cell table:number-columns-repeated="100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14611111111111" calcext:value-type="float">
            <text:p>7.14611111111111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31111111111111" calcext:value-type="float">
            <text:p>0.131111111111111</text:p>
          </table:table-cell>
          <table:table-cell office:value-type="float" office:value="399256817.888889" calcext:value-type="float">
            <text:p>399256817.888889</text:p>
          </table:table-cell>
          <table:table-cell office:value-type="float" office:value="2.49403827160494" calcext:value-type="float">
            <text:p>2.49403827160494</text:p>
          </table:table-cell>
          <table:table-cell table:formula="of:=([.H142]/10000000)/[.I142]" office:value-type="float" office:value="16.0084479229729" calcext:value-type="float">
            <text:p>16.0084479229729</text:p>
          </table:table-cell>
          <table:table-cell table:number-columns-repeated="4"/>
          <table:table-cell table:style-name="ce5" table:formula="of:=(([.H142]/10000000)/[.G142])/[.I142]" office:value-type="float" office:value="122.098331615895" calcext:value-type="float">
            <text:p>122.098331615895</text:p>
          </table:table-cell>
          <table:table-cell table:number-columns-repeated="100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19611111111111" calcext:value-type="float">
            <text:p>7.19611111111111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31111111111111" calcext:value-type="float">
            <text:p>0.131111111111111</text:p>
          </table:table-cell>
          <table:table-cell office:value-type="float" office:value="422640841.777778" calcext:value-type="float">
            <text:p>422640841.777778</text:p>
          </table:table-cell>
          <table:table-cell office:value-type="float" office:value="2.84495061728395" calcext:value-type="float">
            <text:p>2.84495061728395</text:p>
          </table:table-cell>
          <table:table-cell table:formula="of:=([.H143]/10000000)/[.I143]" office:value-type="float" office:value="14.8558234793288" calcext:value-type="float">
            <text:p>14.8558234793288</text:p>
          </table:table-cell>
          <table:table-cell table:number-columns-repeated="4"/>
          <table:table-cell table:style-name="ce5" table:formula="of:=(([.H143]/10000000)/[.G143])/[.I143]" office:value-type="float" office:value="113.307128232169" calcext:value-type="float">
            <text:p>113.307128232169</text:p>
          </table:table-cell>
          <table:table-cell table:number-columns-repeated="100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24611111111111" calcext:value-type="float">
            <text:p>7.24611111111111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3888888888889" calcext:value-type="float">
            <text:p>0.123888888888889</text:p>
          </table:table-cell>
          <table:table-cell office:value-type="float" office:value="445717585.111111" calcext:value-type="float">
            <text:p>445717585.111111</text:p>
          </table:table-cell>
          <table:table-cell office:value-type="float" office:value="3.24870617283951" calcext:value-type="float">
            <text:p>3.24870617283951</text:p>
          </table:table-cell>
          <table:table-cell table:formula="of:=([.H144]/10000000)/[.I144]" office:value-type="float" office:value="13.7198491152413" calcext:value-type="float">
            <text:p>13.7198491152413</text:p>
          </table:table-cell>
          <table:table-cell table:number-columns-repeated="4"/>
          <table:table-cell table:style-name="ce5" table:formula="of:=(([.H144]/10000000)/[.G144])/[.I144]" office:value-type="float" office:value="110.743176714952" calcext:value-type="float">
            <text:p>110.743176714952</text:p>
          </table:table-cell>
          <table:table-cell table:number-columns-repeated="100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29611111111111" calcext:value-type="float">
            <text:p>7.29611111111111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" calcext:value-type="float">
            <text:p>0.12</text:p>
          </table:table-cell>
          <table:table-cell office:value-type="float" office:value="468811088.555556" calcext:value-type="float">
            <text:p>468811088.555556</text:p>
          </table:table-cell>
          <table:table-cell office:value-type="float" office:value="3.79538148148148" calcext:value-type="float">
            <text:p>3.79538148148148</text:p>
          </table:table-cell>
          <table:table-cell table:formula="of:=([.H145]/10000000)/[.I145]" office:value-type="float" office:value="12.3521467036447" calcext:value-type="float">
            <text:p>12.3521467036447</text:p>
          </table:table-cell>
          <table:table-cell table:number-columns-repeated="4"/>
          <table:table-cell table:style-name="ce5" table:formula="of:=(([.H145]/10000000)/[.G145])/[.I145]" office:value-type="float" office:value="102.934555863706" calcext:value-type="float">
            <text:p>102.934555863706</text:p>
          </table:table-cell>
          <table:table-cell table:number-columns-repeated="100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34611111111111" calcext:value-type="float">
            <text:p>7.34611111111111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18888888888889" calcext:value-type="float">
            <text:p>0.118888888888889</text:p>
          </table:table-cell>
          <table:table-cell office:value-type="float" office:value="491867347.777778" calcext:value-type="float">
            <text:p>491867347.777778</text:p>
          </table:table-cell>
          <table:table-cell office:value-type="float" office:value="4.61361111111111" calcext:value-type="float">
            <text:p>4.61361111111111</text:p>
          </table:table-cell>
          <table:table-cell table:formula="of:=([.H146]/10000000)/[.I146]" office:value-type="float" office:value="10.6612225419953" calcext:value-type="float">
            <text:p>10.6612225419953</text:p>
          </table:table-cell>
          <table:table-cell table:number-columns-repeated="4"/>
          <table:table-cell table:style-name="ce5" table:formula="of:=(([.H146]/10000000)/[.G146])/[.I146]" office:value-type="float" office:value="89.6738344653811" calcext:value-type="float">
            <text:p>89.6738344653811</text:p>
          </table:table-cell>
          <table:table-cell table:number-columns-repeated="100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39611111111111" calcext:value-type="float">
            <text:p>7.39611111111111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17222222222222" calcext:value-type="float">
            <text:p>0.117222222222222</text:p>
          </table:table-cell>
          <table:table-cell office:value-type="float" office:value="469564278" calcext:value-type="float">
            <text:p>469564278</text:p>
          </table:table-cell>
          <table:table-cell office:value-type="float" office:value="4.05433333333333" calcext:value-type="float">
            <text:p>4.05433333333333</text:p>
          </table:table-cell>
          <table:table-cell table:formula="of:=([.H147]/10000000)/[.I147]" office:value-type="float" office:value="11.5817876675162" calcext:value-type="float">
            <text:p>11.5817876675162</text:p>
          </table:table-cell>
          <table:table-cell table:number-columns-repeated="4"/>
          <table:table-cell table:style-name="ce5" table:formula="of:=(([.H147]/10000000)/[.G147])/[.I147]" office:value-type="float" office:value="98.8019801020343" calcext:value-type="float">
            <text:p>98.8019801020343</text:p>
          </table:table-cell>
          <table:table-cell table:number-columns-repeated="100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44611111111111" calcext:value-type="float">
            <text:p>7.44611111111111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0555555555556" calcext:value-type="float">
            <text:p>0.120555555555556</text:p>
          </table:table-cell>
          <table:table-cell office:value-type="float" office:value="446633437.777778" calcext:value-type="float">
            <text:p>446633437.777778</text:p>
          </table:table-cell>
          <table:table-cell office:value-type="float" office:value="3.45049506172839" calcext:value-type="float">
            <text:p>3.45049506172839</text:p>
          </table:table-cell>
          <table:table-cell table:formula="of:=([.H148]/10000000)/[.I148]" office:value-type="float" office:value="12.9440393273322" calcext:value-type="float">
            <text:p>12.9440393273322</text:p>
          </table:table-cell>
          <table:table-cell table:number-columns-repeated="4"/>
          <table:table-cell table:style-name="ce5" table:formula="of:=(([.H148]/10000000)/[.G148])/[.I148]" office:value-type="float" office:value="107.369911470958" calcext:value-type="float">
            <text:p>107.369911470958</text:p>
          </table:table-cell>
          <table:table-cell table:number-columns-repeated="100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49611111111111" calcext:value-type="float">
            <text:p>7.49611111111111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2777777777778" calcext:value-type="float">
            <text:p>0.122777777777778</text:p>
          </table:table-cell>
          <table:table-cell office:value-type="float" office:value="423548376" calcext:value-type="float">
            <text:p>423548376</text:p>
          </table:table-cell>
          <table:table-cell office:value-type="float" office:value="3.01787654320988" calcext:value-type="float">
            <text:p>3.01787654320988</text:p>
          </table:table-cell>
          <table:table-cell table:formula="of:=([.H149]/10000000)/[.I149]" office:value-type="float" office:value="14.0346488643801" calcext:value-type="float">
            <text:p>14.0346488643801</text:p>
          </table:table-cell>
          <table:table-cell table:number-columns-repeated="4"/>
          <table:table-cell table:style-name="ce5" table:formula="of:=(([.H149]/10000000)/[.G149])/[.I149]" office:value-type="float" office:value="114.309357266445" calcext:value-type="float">
            <text:p>114.309357266445</text:p>
          </table:table-cell>
          <table:table-cell table:number-columns-repeated="100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54611111111111" calcext:value-type="float">
            <text:p>7.54611111111111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5555555555556" calcext:value-type="float">
            <text:p>0.125555555555556</text:p>
          </table:table-cell>
          <table:table-cell office:value-type="float" office:value="400218636.111111" calcext:value-type="float">
            <text:p>400218636.111111</text:p>
          </table:table-cell>
          <table:table-cell office:value-type="float" office:value="2.6274" calcext:value-type="float">
            <text:p>2.6274</text:p>
          </table:table-cell>
          <table:table-cell table:formula="of:=([.H150]/10000000)/[.I150]" office:value-type="float" office:value="15.2324973780586" calcext:value-type="float">
            <text:p>15.2324973780586</text:p>
          </table:table-cell>
          <table:table-cell table:number-columns-repeated="4"/>
          <table:table-cell table:style-name="ce5" table:formula="of:=(([.H150]/10000000)/[.G150])/[.I150]" office:value-type="float" office:value="121.320775577458" calcext:value-type="float">
            <text:p>121.320775577458</text:p>
          </table:table-cell>
          <table:table-cell table:number-columns-repeated="100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59611111111111" calcext:value-type="float">
            <text:p>7.59611111111111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36111111111111" calcext:value-type="float">
            <text:p>0.136111111111111</text:p>
          </table:table-cell>
          <table:table-cell office:value-type="float" office:value="376921125.555556" calcext:value-type="float">
            <text:p>376921125.555556</text:p>
          </table:table-cell>
          <table:table-cell office:value-type="float" office:value="2.28014567901235" calcext:value-type="float">
            <text:p>2.28014567901235</text:p>
          </table:table-cell>
          <table:table-cell table:formula="of:=([.H151]/10000000)/[.I151]" office:value-type="float" office:value="16.5305721044464" calcext:value-type="float">
            <text:p>16.5305721044464</text:p>
          </table:table-cell>
          <table:table-cell table:number-columns-repeated="4"/>
          <table:table-cell table:style-name="ce5" table:formula="of:=(([.H151]/10000000)/[.G151])/[.I151]" office:value-type="float" office:value="121.449101175525" calcext:value-type="float">
            <text:p>121.449101175525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64611111111111" calcext:value-type="float">
            <text:p>7.64611111111111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37222222222222" calcext:value-type="float">
            <text:p>0.137222222222222</text:p>
          </table:table-cell>
          <table:table-cell office:value-type="float" office:value="353674251.333333" calcext:value-type="float">
            <text:p>353674251.333333</text:p>
          </table:table-cell>
          <table:table-cell office:value-type="float" office:value="2.00788395061728" calcext:value-type="float">
            <text:p>2.00788395061728</text:p>
          </table:table-cell>
          <table:table-cell table:formula="of:=([.H152]/10000000)/[.I152]" office:value-type="float" office:value="17.6142775196048" calcext:value-type="float">
            <text:p>17.6142775196048</text:p>
          </table:table-cell>
          <table:table-cell table:number-columns-repeated="4"/>
          <table:table-cell table:style-name="ce5" table:formula="of:=(([.H152]/10000000)/[.G152])/[.I152]" office:value-type="float" office:value="128.363156013314" calcext:value-type="float">
            <text:p>128.363156013314</text:p>
          </table:table-cell>
          <table:table-cell table:number-columns-repeated="100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69611111111111" calcext:value-type="float">
            <text:p>7.69611111111111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5" calcext:value-type="float">
            <text:p>0.145</text:p>
          </table:table-cell>
          <table:table-cell office:value-type="float" office:value="330541889.666667" calcext:value-type="float">
            <text:p>330541889.666667</text:p>
          </table:table-cell>
          <table:table-cell office:value-type="float" office:value="1.80629506172839" calcext:value-type="float">
            <text:p>1.80629506172839</text:p>
          </table:table-cell>
          <table:table-cell table:formula="of:=([.H153]/10000000)/[.I153]" office:value-type="float" office:value="18.2994404773704" calcext:value-type="float">
            <text:p>18.2994404773704</text:p>
          </table:table-cell>
          <table:table-cell table:number-columns-repeated="4"/>
          <table:table-cell table:style-name="ce5" table:formula="of:=(([.H153]/10000000)/[.G153])/[.I153]" office:value-type="float" office:value="126.203037774968" calcext:value-type="float">
            <text:p>126.203037774968</text:p>
          </table:table-cell>
          <table:table-cell table:number-columns-repeated="100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74611111111111" calcext:value-type="float">
            <text:p>7.74611111111111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2777777777778" calcext:value-type="float">
            <text:p>0.132777777777778</text:p>
          </table:table-cell>
          <table:table-cell office:value-type="float" office:value="307867108.777778" calcext:value-type="float">
            <text:p>307867108.777778</text:p>
          </table:table-cell>
          <table:table-cell office:value-type="float" office:value="1.59337407407407" calcext:value-type="float">
            <text:p>1.59337407407407</text:p>
          </table:table-cell>
          <table:table-cell table:formula="of:=([.H154]/10000000)/[.I154]" office:value-type="float" office:value="19.3217094332782" calcext:value-type="float">
            <text:p>19.3217094332782</text:p>
          </table:table-cell>
          <table:table-cell table:number-columns-repeated="4"/>
          <table:table-cell table:style-name="ce5" table:formula="of:=(([.H154]/10000000)/[.G154])/[.I154]" office:value-type="float" office:value="145.519150543517" calcext:value-type="float">
            <text:p>145.519150543517</text:p>
          </table:table-cell>
          <table:table-cell table:number-columns-repeated="100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79611111111111" calcext:value-type="float">
            <text:p>7.79611111111111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48888888888889" calcext:value-type="float">
            <text:p>0.148888888888889</text:p>
          </table:table-cell>
          <table:table-cell office:value-type="float" office:value="283587020.777778" calcext:value-type="float">
            <text:p>283587020.777778</text:p>
          </table:table-cell>
          <table:table-cell office:value-type="float" office:value="1.38605061728395" calcext:value-type="float">
            <text:p>1.38605061728395</text:p>
          </table:table-cell>
          <table:table-cell table:formula="of:=([.H155]/10000000)/[.I155]" office:value-type="float" office:value="20.460076799611" calcext:value-type="float">
            <text:p>20.460076799611</text:p>
          </table:table-cell>
          <table:table-cell table:number-columns-repeated="4"/>
          <table:table-cell table:style-name="ce5" table:formula="of:=(([.H155]/10000000)/[.G155])/[.I155]" office:value-type="float" office:value="137.418426266044" calcext:value-type="float">
            <text:p>137.418426266044</text:p>
          </table:table-cell>
          <table:table-cell table:number-columns-repeated="100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84611111111111" calcext:value-type="float">
            <text:p>7.8461111111111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0555555555556" calcext:value-type="float">
            <text:p>0.160555555555556</text:p>
          </table:table-cell>
          <table:table-cell office:value-type="float" office:value="260312315.111111" calcext:value-type="float">
            <text:p>260312315.111111</text:p>
          </table:table-cell>
          <table:table-cell office:value-type="float" office:value="1.20251728395062" calcext:value-type="float">
            <text:p>1.20251728395062</text:p>
          </table:table-cell>
          <table:table-cell table:formula="of:=([.H156]/10000000)/[.I156]" office:value-type="float" office:value="21.6472826283136" calcext:value-type="float">
            <text:p>21.6472826283136</text:p>
          </table:table-cell>
          <table:table-cell table:number-columns-repeated="4"/>
          <table:table-cell table:style-name="ce5" table:formula="of:=(([.H156]/10000000)/[.G156])/[.I156]" office:value-type="float" office:value="134.827365851088" calcext:value-type="float">
            <text:p>134.827365851088</text:p>
          </table:table-cell>
          <table:table-cell table:number-columns-repeated="100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89611111111111" calcext:value-type="float">
            <text:p>7.89611111111111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59444444444445" calcext:value-type="float">
            <text:p>0.159444444444445</text:p>
          </table:table-cell>
          <table:table-cell office:value-type="float" office:value="236888858" calcext:value-type="float">
            <text:p>236888858</text:p>
          </table:table-cell>
          <table:table-cell office:value-type="float" office:value="1.03510864197531" calcext:value-type="float">
            <text:p>1.03510864197531</text:p>
          </table:table-cell>
          <table:table-cell table:formula="of:=([.H157]/10000000)/[.I157]" office:value-type="float" office:value="22.8854101293119" calcext:value-type="float">
            <text:p>22.8854101293119</text:p>
          </table:table-cell>
          <table:table-cell table:number-columns-repeated="4"/>
          <table:table-cell table:style-name="ce5" table:formula="of:=(([.H157]/10000000)/[.G157])/[.I157]" office:value-type="float" office:value="143.532188964325" calcext:value-type="float">
            <text:p>143.532188964325</text:p>
          </table:table-cell>
          <table:table-cell table:number-columns-repeated="100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94611111111111" calcext:value-type="float">
            <text:p>7.94611111111111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21666666666667" calcext:value-type="float">
            <text:p>0.221666666666667</text:p>
          </table:table-cell>
          <table:table-cell office:value-type="float" office:value="211933795.666667" calcext:value-type="float">
            <text:p>211933795.666667</text:p>
          </table:table-cell>
          <table:table-cell office:value-type="float" office:value="0.881738271604938" calcext:value-type="float">
            <text:p>0.881738271604938</text:p>
          </table:table-cell>
          <table:table-cell table:formula="of:=([.H158]/10000000)/[.I158]" office:value-type="float" office:value="24.0359075353399" calcext:value-type="float">
            <text:p>24.0359075353399</text:p>
          </table:table-cell>
          <table:table-cell table:number-columns-repeated="4"/>
          <table:table-cell table:style-name="ce5" table:formula="of:=(([.H158]/10000000)/[.G158])/[.I158]" office:value-type="float" office:value="108.432665572962" calcext:value-type="float">
            <text:p>108.432665572962</text:p>
          </table:table-cell>
          <table:table-cell table:number-columns-repeated="100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99611111111111" calcext:value-type="float">
            <text:p>7.99611111111111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97.777777777778" calcext:value-type="float">
            <text:p>297.777777777778</text:p>
          </table:table-cell>
          <table:table-cell office:value-type="float" office:value="300" calcext:value-type="float">
            <text:p>300</text:p>
          </table:table-cell>
          <table:table-cell office:value-type="float" office:value="0.178333333333333" calcext:value-type="float">
            <text:p>0.178333333333333</text:p>
          </table:table-cell>
          <table:table-cell office:value-type="float" office:value="190200287.666667" calcext:value-type="float">
            <text:p>190200287.666667</text:p>
          </table:table-cell>
          <table:table-cell office:value-type="float" office:value="0.763203703703704" calcext:value-type="float">
            <text:p>0.763203703703704</text:p>
          </table:table-cell>
          <table:table-cell table:formula="of:=([.H159]/10000000)/[.I159]" office:value-type="float" office:value="24.9213004003591" calcext:value-type="float">
            <text:p>24.9213004003591</text:p>
          </table:table-cell>
          <table:table-cell table:number-columns-repeated="4"/>
          <table:table-cell table:style-name="ce5" table:formula="of:=(([.H159]/10000000)/[.G159])/[.I159]" office:value-type="float" office:value="139.74560972164" calcext:value-type="float">
            <text:p>139.74560972164</text:p>
          </table:table-cell>
          <table:table-cell table:number-columns-repeated="100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04611111111111" calcext:value-type="float">
            <text:p>8.04611111111111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2777777777778" calcext:value-type="float">
            <text:p>0.162777777777778</text:p>
          </table:table-cell>
          <table:table-cell office:value-type="float" office:value="166929277.333333" calcext:value-type="float">
            <text:p>166929277.333333</text:p>
          </table:table-cell>
          <table:table-cell office:value-type="float" office:value="0.664862962962963" calcext:value-type="float">
            <text:p>0.664862962962963</text:p>
          </table:table-cell>
          <table:table-cell table:formula="of:=([.H160]/10000000)/[.I160]" office:value-type="float" office:value="25.1073208514146" calcext:value-type="float">
            <text:p>25.1073208514146</text:p>
          </table:table-cell>
          <table:table-cell table:number-columns-repeated="4"/>
          <table:table-cell table:style-name="ce5" table:formula="of:=(([.H160]/10000000)/[.G160])/[.I160]" office:value-type="float" office:value="154.24292673224" calcext:value-type="float">
            <text:p>154.24292673224</text:p>
          </table:table-cell>
          <table:table-cell table:number-columns-repeated="100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09611111111111" calcext:value-type="float">
            <text:p>8.09611111111111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46666666666667" calcext:value-type="float">
            <text:p>0.146666666666667</text:p>
          </table:table-cell>
          <table:table-cell office:value-type="float" office:value="144086524.555556" calcext:value-type="float">
            <text:p>144086524.555556</text:p>
          </table:table-cell>
          <table:table-cell office:value-type="float" office:value="0.580456790123457" calcext:value-type="float">
            <text:p>0.580456790123457</text:p>
          </table:table-cell>
          <table:table-cell table:formula="of:=([.H161]/10000000)/[.I161]" office:value-type="float" office:value="24.8229544398835" calcext:value-type="float">
            <text:p>24.8229544398835</text:p>
          </table:table-cell>
          <table:table-cell table:number-columns-repeated="4"/>
          <table:table-cell table:style-name="ce5" table:formula="of:=(([.H161]/10000000)/[.G161])/[.I161]" office:value-type="float" office:value="169.247416635569" calcext:value-type="float">
            <text:p>169.247416635569</text:p>
          </table:table-cell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14611111111111" calcext:value-type="float">
            <text:p>8.14611111111111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27777777777778" calcext:value-type="float">
            <text:p>0.127777777777778</text:p>
          </table:table-cell>
          <table:table-cell office:value-type="float" office:value="120613831.888889" calcext:value-type="float">
            <text:p>120613831.888889</text:p>
          </table:table-cell>
          <table:table-cell office:value-type="float" office:value="0.503946913580247" calcext:value-type="float">
            <text:p>0.503946913580247</text:p>
          </table:table-cell>
          <table:table-cell table:formula="of:=([.H162]/10000000)/[.I162]" office:value-type="float" office:value="23.9338368067379" calcext:value-type="float">
            <text:p>23.9338368067379</text:p>
          </table:table-cell>
          <table:table-cell table:number-columns-repeated="4"/>
          <table:table-cell table:style-name="ce5" table:formula="of:=(([.H162]/10000000)/[.G162])/[.I162]" office:value-type="float" office:value="187.308288052732" calcext:value-type="float">
            <text:p>187.308288052732</text:p>
          </table:table-cell>
          <table:table-cell table:number-columns-repeated="100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19611111111111" calcext:value-type="float">
            <text:p>8.1961111111111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97190512.4444445" calcext:value-type="float">
            <text:p>97190512.4444445</text:p>
          </table:table-cell>
          <table:table-cell office:value-type="float" office:value="0.420672839506173" calcext:value-type="float">
            <text:p>0.420672839506173</text:p>
          </table:table-cell>
          <table:table-cell table:formula="of:=([.H163]/10000000)/[.I163]" office:value-type="float" office:value="23.1035862829976" calcext:value-type="float">
            <text:p>23.1035862829976</text:p>
          </table:table-cell>
          <table:table-cell table:number-columns-repeated="4"/>
          <table:table-cell table:style-name="ce5" table:formula="of:=(([.H163]/10000000)/[.G163])/[.I163]" office:value-type="float" office:value="166.345821237582" calcext:value-type="float">
            <text:p>166.345821237582</text:p>
          </table:table-cell>
          <table:table-cell table:number-columns-repeated="1009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8.26944444444445" calcext:value-type="float">
            <text:p>8.26944444444445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800" calcext:value-type="float">
            <text:p>800</text:p>
          </table:table-cell>
          <table:table-cell table:style-name="ce1" office:value-type="float" office:value="0.191111111111111" calcext:value-type="float">
            <text:p>0.191111111111111</text:p>
          </table:table-cell>
          <table:table-cell table:style-name="ce1" office:value-type="float" office:value="107117933" calcext:value-type="float">
            <text:p>107117933</text:p>
          </table:table-cell>
          <table:table-cell table:style-name="ce1" office:value-type="float" office:value="0.332319775132275" calcext:value-type="float">
            <text:p>0.332319775132275</text:p>
          </table:table-cell>
          <table:table-cell table:style-name="ce3" table:formula="of:=([.H164]/10000000)/[.I164]" office:value-type="float" office:value="32.2333911538557" calcext:value-type="float">
            <text:p>32.2333911538557</text:p>
          </table:table-cell>
          <table:table-cell table:style-name="ce1" table:number-columns-repeated="4"/>
          <table:table-cell table:style-name="ce5" table:formula="of:=(([.H164]/10000000)/[.G164])/[.I164]" office:value-type="float" office:value="168.663093246919" calcext:value-type="float">
            <text:p>168.663093246919</text:p>
          </table:table-cell>
          <table:table-cell table:style-name="ce1" table:number-columns-repeated="100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31944444444444" calcext:value-type="float">
            <text:p>8.3194444444444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9444444444444" calcext:value-type="float">
            <text:p>0.129444444444444</text:p>
          </table:table-cell>
          <table:table-cell office:value-type="float" office:value="96396322.1111111" calcext:value-type="float">
            <text:p>96396322.1111111</text:p>
          </table:table-cell>
          <table:table-cell office:value-type="float" office:value="0.427417283950617" calcext:value-type="float">
            <text:p>0.427417283950617</text:p>
          </table:table-cell>
          <table:table-cell table:formula="of:=([.H165]/10000000)/[.I165]" office:value-type="float" office:value="22.5532110494269" calcext:value-type="float">
            <text:p>22.5532110494269</text:p>
          </table:table-cell>
          <table:table-cell table:number-columns-repeated="4"/>
          <table:table-cell table:style-name="ce5" table:formula="of:=(([.H165]/10000000)/[.G165])/[.I165]" office:value-type="float" office:value="174.230814974114" calcext:value-type="float">
            <text:p>174.230814974114</text:p>
          </table:table-cell>
          <table:table-cell table:number-columns-repeated="100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36944444444445" calcext:value-type="float">
            <text:p>8.3694444444444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30555555555556" calcext:value-type="float">
            <text:p>0.130555555555556</text:p>
          </table:table-cell>
          <table:table-cell office:value-type="float" office:value="120273433.555556" calcext:value-type="float">
            <text:p>120273433.555556</text:p>
          </table:table-cell>
          <table:table-cell office:value-type="float" office:value="0.537295061728395" calcext:value-type="float">
            <text:p>0.537295061728395</text:p>
          </table:table-cell>
          <table:table-cell table:formula="of:=([.H166]/10000000)/[.I166]" office:value-type="float" office:value="22.384987713949" calcext:value-type="float">
            <text:p>22.384987713949</text:p>
          </table:table-cell>
          <table:table-cell table:number-columns-repeated="4"/>
          <table:table-cell table:style-name="ce5" table:formula="of:=(([.H166]/10000000)/[.G166])/[.I166]" office:value-type="float" office:value="171.459480362162" calcext:value-type="float">
            <text:p>171.459480362162</text:p>
          </table:table-cell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41944444444444" calcext:value-type="float">
            <text:p>8.41944444444444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30555555555556" calcext:value-type="float">
            <text:p>0.130555555555556</text:p>
          </table:table-cell>
          <table:table-cell office:value-type="float" office:value="143877041.888889" calcext:value-type="float">
            <text:p>143877041.888889</text:p>
          </table:table-cell>
          <table:table-cell office:value-type="float" office:value="0.651593827160494" calcext:value-type="float">
            <text:p>0.651593827160494</text:p>
          </table:table-cell>
          <table:table-cell table:formula="of:=([.H167]/10000000)/[.I167]" office:value-type="float" office:value="22.0807865101906" calcext:value-type="float">
            <text:p>22.0807865101906</text:p>
          </table:table-cell>
          <table:table-cell table:number-columns-repeated="4"/>
          <table:table-cell table:style-name="ce5" table:formula="of:=(([.H167]/10000000)/[.G167])/[.I167]" office:value-type="float" office:value="169.129428588694" calcext:value-type="float">
            <text:p>169.129428588694</text:p>
          </table:table-cell>
          <table:table-cell table:number-columns-repeated="100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46944444444444" calcext:value-type="float">
            <text:p>8.46944444444444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" calcext:value-type="float">
            <text:p>0.12</text:p>
          </table:table-cell>
          <table:table-cell office:value-type="float" office:value="167468216.888889" calcext:value-type="float">
            <text:p>167468216.888889</text:p>
          </table:table-cell>
          <table:table-cell office:value-type="float" office:value="0.759034567901234" calcext:value-type="float">
            <text:p>0.759034567901234</text:p>
          </table:table-cell>
          <table:table-cell table:formula="of:=([.H168]/10000000)/[.I168]" office:value-type="float" office:value="22.0633188488301" calcext:value-type="float">
            <text:p>22.0633188488301</text:p>
          </table:table-cell>
          <table:table-cell table:number-columns-repeated="4"/>
          <table:table-cell table:style-name="ce5" table:formula="of:=(([.H168]/10000000)/[.G168])/[.I168]" office:value-type="float" office:value="183.860990406917" calcext:value-type="float">
            <text:p>183.860990406917</text:p>
          </table:table-cell>
          <table:table-cell table:number-columns-repeated="100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51944444444445" calcext:value-type="float">
            <text:p>8.51944444444445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19444444444444" calcext:value-type="float">
            <text:p>0.119444444444444</text:p>
          </table:table-cell>
          <table:table-cell office:value-type="float" office:value="191089933.222222" calcext:value-type="float">
            <text:p>191089933.222222</text:p>
          </table:table-cell>
          <table:table-cell office:value-type="float" office:value="0.866620987654321" calcext:value-type="float">
            <text:p>0.866620987654321</text:p>
          </table:table-cell>
          <table:table-cell table:formula="of:=([.H169]/10000000)/[.I169]" office:value-type="float" office:value="22.0500006282382" calcext:value-type="float">
            <text:p>22.0500006282382</text:p>
          </table:table-cell>
          <table:table-cell table:number-columns-repeated="4"/>
          <table:table-cell table:style-name="ce5" table:formula="of:=(([.H169]/10000000)/[.G169])/[.I169]" office:value-type="float" office:value="184.60465642246" calcext:value-type="float">
            <text:p>184.60465642246</text:p>
          </table:table-cell>
          <table:table-cell table:number-columns-repeated="100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56944444444444" calcext:value-type="float">
            <text:p>8.56944444444444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15555555555556" calcext:value-type="float">
            <text:p>0.115555555555556</text:p>
          </table:table-cell>
          <table:table-cell office:value-type="float" office:value="214225418.444444" calcext:value-type="float">
            <text:p>214225418.444444</text:p>
          </table:table-cell>
          <table:table-cell office:value-type="float" office:value="1.01205925925926" calcext:value-type="float">
            <text:p>1.01205925925926</text:p>
          </table:table-cell>
          <table:table-cell table:formula="of:=([.H170]/10000000)/[.I170]" office:value-type="float" office:value="21.1672801255964" calcext:value-type="float">
            <text:p>21.1672801255964</text:p>
          </table:table-cell>
          <table:table-cell table:number-columns-repeated="4"/>
          <table:table-cell table:style-name="ce5" table:formula="of:=(([.H170]/10000000)/[.G170])/[.I170]" office:value-type="float" office:value="183.178385702277" calcext:value-type="float">
            <text:p>183.178385702277</text:p>
          </table:table-cell>
          <table:table-cell table:number-columns-repeated="100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61944444444445" calcext:value-type="float">
            <text:p>8.6194444444444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17777777777778" calcext:value-type="float">
            <text:p>0.117777777777778</text:p>
          </table:table-cell>
          <table:table-cell office:value-type="float" office:value="237022531" calcext:value-type="float">
            <text:p>237022531</text:p>
          </table:table-cell>
          <table:table-cell office:value-type="float" office:value="1.1306024691358" calcext:value-type="float">
            <text:p>1.1306024691358</text:p>
          </table:table-cell>
          <table:table-cell table:formula="of:=([.H171]/10000000)/[.I171]" office:value-type="float" office:value="20.9642679430174" calcext:value-type="float">
            <text:p>20.9642679430174</text:p>
          </table:table-cell>
          <table:table-cell table:number-columns-repeated="4"/>
          <table:table-cell table:style-name="ce5" table:formula="of:=(([.H171]/10000000)/[.G171])/[.I171]" office:value-type="float" office:value="177.998501402978" calcext:value-type="float">
            <text:p>177.998501402978</text:p>
          </table:table-cell>
          <table:table-cell table:number-columns-repeated="100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66944444444444" calcext:value-type="float">
            <text:p>8.6694444444444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3888888888889" calcext:value-type="float">
            <text:p>0.123888888888889</text:p>
          </table:table-cell>
          <table:table-cell office:value-type="float" office:value="260542498.222222" calcext:value-type="float">
            <text:p>260542498.222222</text:p>
          </table:table-cell>
          <table:table-cell office:value-type="float" office:value="1.26314320987654" calcext:value-type="float">
            <text:p>1.26314320987654</text:p>
          </table:table-cell>
          <table:table-cell table:formula="of:=([.H172]/10000000)/[.I172]" office:value-type="float" office:value="20.6265209031751" calcext:value-type="float">
            <text:p>20.6265209031751</text:p>
          </table:table-cell>
          <table:table-cell table:number-columns-repeated="4"/>
          <table:table-cell table:style-name="ce5" table:formula="of:=(([.H172]/10000000)/[.G172])/[.I172]" office:value-type="float" office:value="166.492096976301" calcext:value-type="float">
            <text:p>166.492096976301</text:p>
          </table:table-cell>
          <table:table-cell table:number-columns-repeated="100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71944444444444" calcext:value-type="float">
            <text:p>8.71944444444444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25" calcext:value-type="float">
            <text:p>0.125</text:p>
          </table:table-cell>
          <table:table-cell office:value-type="float" office:value="283673533.111111" calcext:value-type="float">
            <text:p>283673533.111111</text:p>
          </table:table-cell>
          <table:table-cell office:value-type="float" office:value="1.41562592592593" calcext:value-type="float">
            <text:p>1.41562592592593</text:p>
          </table:table-cell>
          <table:table-cell table:formula="of:=([.H173]/10000000)/[.I173]" office:value-type="float" office:value="20.03873536899" calcext:value-type="float">
            <text:p>20.03873536899</text:p>
          </table:table-cell>
          <table:table-cell table:number-columns-repeated="4"/>
          <table:table-cell table:style-name="ce5" table:formula="of:=(([.H173]/10000000)/[.G173])/[.I173]" office:value-type="float" office:value="160.30988295192" calcext:value-type="float">
            <text:p>160.30988295192</text:p>
          </table:table-cell>
          <table:table-cell table:number-columns-repeated="100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76944444444445" calcext:value-type="float">
            <text:p>8.76944444444445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4444444444444" calcext:value-type="float">
            <text:p>0.124444444444444</text:p>
          </table:table-cell>
          <table:table-cell office:value-type="float" office:value="307052479" calcext:value-type="float">
            <text:p>307052479</text:p>
          </table:table-cell>
          <table:table-cell office:value-type="float" office:value="1.58158888888889" calcext:value-type="float">
            <text:p>1.58158888888889</text:p>
          </table:table-cell>
          <table:table-cell table:formula="of:=([.H174]/10000000)/[.I174]" office:value-type="float" office:value="19.4141778029127" calcext:value-type="float">
            <text:p>19.4141778029127</text:p>
          </table:table-cell>
          <table:table-cell table:number-columns-repeated="4"/>
          <table:table-cell table:style-name="ce5" table:formula="of:=(([.H174]/10000000)/[.G174])/[.I174]" office:value-type="float" office:value="156.006785916263" calcext:value-type="float">
            <text:p>156.006785916263</text:p>
          </table:table-cell>
          <table:table-cell table:number-columns-repeated="100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81944444444444" calcext:value-type="float">
            <text:p>8.81944444444444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330101650.222222" calcext:value-type="float">
            <text:p>330101650.222222</text:p>
          </table:table-cell>
          <table:table-cell office:value-type="float" office:value="1.76785802469136" calcext:value-type="float">
            <text:p>1.76785802469136</text:p>
          </table:table-cell>
          <table:table-cell table:formula="of:=([.H175]/10000000)/[.I175]" office:value-type="float" office:value="18.672407264144" calcext:value-type="float">
            <text:p>18.672407264144</text:p>
          </table:table-cell>
          <table:table-cell table:number-columns-repeated="4"/>
          <table:table-cell table:style-name="ce5" table:formula="of:=(([.H175]/10000000)/[.G175])/[.I175]" office:value-type="float" office:value="147.413741559032" calcext:value-type="float">
            <text:p>147.413741559032</text:p>
          </table:table-cell>
          <table:table-cell table:number-columns-repeated="100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86944444444445" calcext:value-type="float">
            <text:p>8.86944444444445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33888888888889" calcext:value-type="float">
            <text:p>0.133888888888889</text:p>
          </table:table-cell>
          <table:table-cell office:value-type="float" office:value="353165555.444444" calcext:value-type="float">
            <text:p>353165555.444444</text:p>
          </table:table-cell>
          <table:table-cell office:value-type="float" office:value="1.92666049382716" calcext:value-type="float">
            <text:p>1.92666049382716</text:p>
          </table:table-cell>
          <table:table-cell table:formula="of:=([.H176]/10000000)/[.I176]" office:value-type="float" office:value="18.3304508799528" calcext:value-type="float">
            <text:p>18.3304508799528</text:p>
          </table:table-cell>
          <table:table-cell table:number-columns-repeated="4"/>
          <table:table-cell table:style-name="ce5" table:formula="of:=(([.H176]/10000000)/[.G176])/[.I176]" office:value-type="float" office:value="136.907931883465" calcext:value-type="float">
            <text:p>136.907931883465</text:p>
          </table:table-cell>
          <table:table-cell table:number-columns-repeated="100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91944444444444" calcext:value-type="float">
            <text:p>8.91944444444444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" calcext:value-type="float">
            <text:p>0.14</text:p>
          </table:table-cell>
          <table:table-cell office:value-type="float" office:value="376321227.777778" calcext:value-type="float">
            <text:p>376321227.777778</text:p>
          </table:table-cell>
          <table:table-cell office:value-type="float" office:value="2.12839259259259" calcext:value-type="float">
            <text:p>2.12839259259259</text:p>
          </table:table-cell>
          <table:table-cell table:formula="of:=([.H177]/10000000)/[.I177]" office:value-type="float" office:value="17.681006271469" calcext:value-type="float">
            <text:p>17.681006271469</text:p>
          </table:table-cell>
          <table:table-cell table:number-columns-repeated="4"/>
          <table:table-cell table:style-name="ce5" table:formula="of:=(([.H177]/10000000)/[.G177])/[.I177]" office:value-type="float" office:value="126.292901939064" calcext:value-type="float">
            <text:p>126.292901939064</text:p>
          </table:table-cell>
          <table:table-cell table:number-columns-repeated="100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96944444444444" calcext:value-type="float">
            <text:p>8.96944444444444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399242677.333333" calcext:value-type="float">
            <text:p>399242677.333333</text:p>
          </table:table-cell>
          <table:table-cell office:value-type="float" office:value="2.42784691358025" calcext:value-type="float">
            <text:p>2.42784691358025</text:p>
          </table:table-cell>
          <table:table-cell table:formula="of:=([.H178]/10000000)/[.I178]" office:value-type="float" office:value="16.4443101869461" calcext:value-type="float">
            <text:p>16.4443101869461</text:p>
          </table:table-cell>
          <table:table-cell table:number-columns-repeated="4"/>
          <table:table-cell table:style-name="ce5" table:formula="of:=(([.H178]/10000000)/[.G178])/[.I178]" office:value-type="float" office:value="120.324220880094" calcext:value-type="float">
            <text:p>120.324220880094</text:p>
          </table:table-cell>
          <table:table-cell table:number-columns-repeated="100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01944444444445" calcext:value-type="float">
            <text:p>9.01944444444445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46111111111111" calcext:value-type="float">
            <text:p>0.146111111111111</text:p>
          </table:table-cell>
          <table:table-cell office:value-type="float" office:value="422036588.444444" calcext:value-type="float">
            <text:p>422036588.444444</text:p>
          </table:table-cell>
          <table:table-cell office:value-type="float" office:value="2.76532469135803" calcext:value-type="float">
            <text:p>2.76532469135803</text:p>
          </table:table-cell>
          <table:table-cell table:formula="of:=([.H179]/10000000)/[.I179]" office:value-type="float" office:value="15.2617372478306" calcext:value-type="float">
            <text:p>15.2617372478306</text:p>
          </table:table-cell>
          <table:table-cell table:number-columns-repeated="4"/>
          <table:table-cell table:style-name="ce5" table:formula="of:=(([.H179]/10000000)/[.G179])/[.I179]" office:value-type="float" office:value="104.45295454789" calcext:value-type="float">
            <text:p>104.45295454789</text:p>
          </table:table-cell>
          <table:table-cell table:number-columns-repeated="100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06944444444444" calcext:value-type="float">
            <text:p>9.06944444444444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7222222222222" calcext:value-type="float">
            <text:p>0.157222222222222</text:p>
          </table:table-cell>
          <table:table-cell office:value-type="float" office:value="444683847.888889" calcext:value-type="float">
            <text:p>444683847.888889</text:p>
          </table:table-cell>
          <table:table-cell office:value-type="float" office:value="3.13037654320988" calcext:value-type="float">
            <text:p>3.13037654320988</text:p>
          </table:table-cell>
          <table:table-cell table:formula="of:=([.H180]/10000000)/[.I180]" office:value-type="float" office:value="14.2054427558709" calcext:value-type="float">
            <text:p>14.2054427558709</text:p>
          </table:table-cell>
          <table:table-cell table:number-columns-repeated="4"/>
          <table:table-cell table:style-name="ce5" table:formula="of:=(([.H180]/10000000)/[.G180])/[.I180]" office:value-type="float" office:value="90.3526394366346" calcext:value-type="float">
            <text:p>90.3526394366346</text:p>
          </table:table-cell>
          <table:table-cell table:number-columns-repeated="100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11944444444445" calcext:value-type="float">
            <text:p>9.11944444444445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0555555555556" calcext:value-type="float">
            <text:p>0.160555555555556</text:p>
          </table:table-cell>
          <table:table-cell office:value-type="float" office:value="467206818.777778" calcext:value-type="float">
            <text:p>467206818.777778</text:p>
          </table:table-cell>
          <table:table-cell office:value-type="float" office:value="3.6111" calcext:value-type="float">
            <text:p>3.6111</text:p>
          </table:table-cell>
          <table:table-cell table:formula="of:=([.H181]/10000000)/[.I181]" office:value-type="float" office:value="12.9380747909994" calcext:value-type="float">
            <text:p>12.9380747909994</text:p>
          </table:table-cell>
          <table:table-cell table:number-columns-repeated="4"/>
          <table:table-cell table:style-name="ce5" table:formula="of:=(([.H181]/10000000)/[.G181])/[.I181]" office:value-type="float" office:value="80.5831647882313" calcext:value-type="float">
            <text:p>80.5831647882313</text:p>
          </table:table-cell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16944444444444" calcext:value-type="float">
            <text:p>9.16944444444444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8888888888889" calcext:value-type="float">
            <text:p>0.218888888888889</text:p>
          </table:table-cell>
          <table:table-cell office:value-type="float" office:value="488975174.666667" calcext:value-type="float">
            <text:p>488975174.666667</text:p>
          </table:table-cell>
          <table:table-cell office:value-type="float" office:value="4.33340864197531" calcext:value-type="float">
            <text:p>4.33340864197531</text:p>
          </table:table-cell>
          <table:table-cell table:formula="of:=([.H182]/10000000)/[.I182]" office:value-type="float" office:value="11.2838463912735" calcext:value-type="float">
            <text:p>11.2838463912735</text:p>
          </table:table-cell>
          <table:table-cell table:number-columns-repeated="4"/>
          <table:table-cell table:style-name="ce5" table:formula="of:=(([.H182]/10000000)/[.G182])/[.I182]" office:value-type="float" office:value="51.5505672697776" calcext:value-type="float">
            <text:p>51.5505672697776</text:p>
          </table:table-cell>
          <table:table-cell table:number-columns-repeated="100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21944444444444" calcext:value-type="float">
            <text:p>9.21944444444444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5555555555556" calcext:value-type="float">
            <text:p>0.175555555555556</text:p>
          </table:table-cell>
          <table:table-cell office:value-type="float" office:value="466117894.777778" calcext:value-type="float">
            <text:p>466117894.777778</text:p>
          </table:table-cell>
          <table:table-cell office:value-type="float" office:value="3.8893975308642" calcext:value-type="float">
            <text:p>3.8893975308642</text:p>
          </table:table-cell>
          <table:table-cell table:formula="of:=([.H183]/10000000)/[.I183]" office:value-type="float" office:value="11.9843212497286" calcext:value-type="float">
            <text:p>11.9843212497286</text:p>
          </table:table-cell>
          <table:table-cell table:number-columns-repeated="4"/>
          <table:table-cell table:style-name="ce5" table:formula="of:=(([.H183]/10000000)/[.G183])/[.I183]" office:value-type="float" office:value="68.2651210427579" calcext:value-type="float">
            <text:p>68.2651210427579</text:p>
          </table:table-cell>
          <table:table-cell table:number-columns-repeated="100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26944444444444" calcext:value-type="float">
            <text:p>9.26944444444444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7222222222222" calcext:value-type="float">
            <text:p>0.157222222222222</text:p>
          </table:table-cell>
          <table:table-cell office:value-type="float" office:value="444096077.222222" calcext:value-type="float">
            <text:p>444096077.222222</text:p>
          </table:table-cell>
          <table:table-cell office:value-type="float" office:value="3.3473962962963" calcext:value-type="float">
            <text:p>3.3473962962963</text:p>
          </table:table-cell>
          <table:table-cell table:formula="of:=([.H184]/10000000)/[.I184]" office:value-type="float" office:value="13.2669106945475" calcext:value-type="float">
            <text:p>13.2669106945475</text:p>
          </table:table-cell>
          <table:table-cell table:number-columns-repeated="4"/>
          <table:table-cell table:style-name="ce5" table:formula="of:=(([.H184]/10000000)/[.G184])/[.I184]" office:value-type="float" office:value="84.3831775624933" calcext:value-type="float">
            <text:p>84.3831775624933</text:p>
          </table:table-cell>
          <table:table-cell table:number-columns-repeated="100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31944444444444" calcext:value-type="float">
            <text:p>9.31944444444444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6666666666667" calcext:value-type="float">
            <text:p>0.156666666666667</text:p>
          </table:table-cell>
          <table:table-cell office:value-type="float" office:value="421991354.666667" calcext:value-type="float">
            <text:p>421991354.666667</text:p>
          </table:table-cell>
          <table:table-cell office:value-type="float" office:value="2.90417530864198" calcext:value-type="float">
            <text:p>2.90417530864198</text:p>
          </table:table-cell>
          <table:table-cell table:formula="of:=([.H185]/10000000)/[.I185]" office:value-type="float" office:value="14.5305055590461" calcext:value-type="float">
            <text:p>14.5305055590461</text:p>
          </table:table-cell>
          <table:table-cell table:number-columns-repeated="4"/>
          <table:table-cell table:style-name="ce5" table:formula="of:=(([.H185]/10000000)/[.G185])/[.I185]" office:value-type="float" office:value="92.7479078236985" calcext:value-type="float">
            <text:p>92.7479078236985</text:p>
          </table:table-cell>
          <table:table-cell table:number-columns-repeated="100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36944444444445" calcext:value-type="float">
            <text:p>9.3694444444444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9444444444444" calcext:value-type="float">
            <text:p>0.139444444444444</text:p>
          </table:table-cell>
          <table:table-cell office:value-type="float" office:value="399652998" calcext:value-type="float">
            <text:p>399652998</text:p>
          </table:table-cell>
          <table:table-cell office:value-type="float" office:value="2.55811358024691" calcext:value-type="float">
            <text:p>2.55811358024691</text:p>
          </table:table-cell>
          <table:table-cell table:formula="of:=([.H186]/10000000)/[.I186]" office:value-type="float" office:value="15.6229575217464" calcext:value-type="float">
            <text:p>15.6229575217464</text:p>
          </table:table-cell>
          <table:table-cell table:number-columns-repeated="4"/>
          <table:table-cell table:style-name="ce5" table:formula="of:=(([.H186]/10000000)/[.G186])/[.I186]" office:value-type="float" office:value="112.037145574277" calcext:value-type="float">
            <text:p>112.037145574277</text:p>
          </table:table-cell>
          <table:table-cell table:number-columns-repeated="100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41944444444444" calcext:value-type="float">
            <text:p>9.41944444444444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376622767" calcext:value-type="float">
            <text:p>376622767</text:p>
          </table:table-cell>
          <table:table-cell office:value-type="float" office:value="2.2465" calcext:value-type="float">
            <text:p>2.2465</text:p>
          </table:table-cell>
          <table:table-cell table:formula="of:=([.H187]/10000000)/[.I187]" office:value-type="float" office:value="16.764868328511" calcext:value-type="float">
            <text:p>16.764868328511</text:p>
          </table:table-cell>
          <table:table-cell table:number-columns-repeated="4"/>
          <table:table-cell table:style-name="ce5" table:formula="of:=(([.H187]/10000000)/[.G187])/[.I187]" office:value-type="float" office:value="120.707051965279" calcext:value-type="float">
            <text:p>120.707051965279</text:p>
          </table:table-cell>
          <table:table-cell table:number-columns-repeated="100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46944444444444" calcext:value-type="float">
            <text:p>9.46944444444444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31111111111111" calcext:value-type="float">
            <text:p>0.131111111111111</text:p>
          </table:table-cell>
          <table:table-cell office:value-type="float" office:value="353742159.444444" calcext:value-type="float">
            <text:p>353742159.444444</text:p>
          </table:table-cell>
          <table:table-cell office:value-type="float" office:value="1.99783086419753" calcext:value-type="float">
            <text:p>1.99783086419753</text:p>
          </table:table-cell>
          <table:table-cell table:formula="of:=([.H188]/10000000)/[.I188]" office:value-type="float" office:value="17.7063116695082" calcext:value-type="float">
            <text:p>17.7063116695082</text:p>
          </table:table-cell>
          <table:table-cell table:number-columns-repeated="4"/>
          <table:table-cell table:style-name="ce5" table:formula="of:=(([.H188]/10000000)/[.G188])/[.I188]" office:value-type="float" office:value="135.048139852181" calcext:value-type="float">
            <text:p>135.048139852181</text:p>
          </table:table-cell>
          <table:table-cell table:number-columns-repeated="100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51944444444444" calcext:value-type="float">
            <text:p>9.51944444444444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5" calcext:value-type="float">
            <text:p>0.125</text:p>
          </table:table-cell>
          <table:table-cell office:value-type="float" office:value="330586346.444444" calcext:value-type="float">
            <text:p>330586346.444444</text:p>
          </table:table-cell>
          <table:table-cell office:value-type="float" office:value="1.83753333333333" calcext:value-type="float">
            <text:p>1.83753333333333</text:p>
          </table:table-cell>
          <table:table-cell table:formula="of:=([.H189]/10000000)/[.I189]" office:value-type="float" office:value="17.9907673209254" calcext:value-type="float">
            <text:p>17.9907673209254</text:p>
          </table:table-cell>
          <table:table-cell table:number-columns-repeated="4"/>
          <table:table-cell table:style-name="ce5" table:formula="of:=(([.H189]/10000000)/[.G189])/[.I189]" office:value-type="float" office:value="143.926138567403" calcext:value-type="float">
            <text:p>143.926138567403</text:p>
          </table:table-cell>
          <table:table-cell table:number-columns-repeated="100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56944444444444" calcext:value-type="float">
            <text:p>9.56944444444444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4444444444444" calcext:value-type="float">
            <text:p>0.124444444444444</text:p>
          </table:table-cell>
          <table:table-cell office:value-type="float" office:value="307548594.111111" calcext:value-type="float">
            <text:p>307548594.111111</text:p>
          </table:table-cell>
          <table:table-cell office:value-type="float" office:value="1.65657901234568" calcext:value-type="float">
            <text:p>1.65657901234568</text:p>
          </table:table-cell>
          <table:table-cell table:formula="of:=([.H190]/10000000)/[.I190]" office:value-type="float" office:value="18.5652837455443" calcext:value-type="float">
            <text:p>18.5652837455443</text:p>
          </table:table-cell>
          <table:table-cell table:number-columns-repeated="4"/>
          <table:table-cell table:style-name="ce5" table:formula="of:=(([.H190]/10000000)/[.G190])/[.I190]" office:value-type="float" office:value="149.18531581241" calcext:value-type="float">
            <text:p>149.18531581241</text:p>
          </table:table-cell>
          <table:table-cell table:number-columns-repeated="100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61944444444445" calcext:value-type="float">
            <text:p>9.61944444444445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14444444444444" calcext:value-type="float">
            <text:p>0.114444444444444</text:p>
          </table:table-cell>
          <table:table-cell office:value-type="float" office:value="284417256.333333" calcext:value-type="float">
            <text:p>284417256.333333</text:p>
          </table:table-cell>
          <table:table-cell office:value-type="float" office:value="1.47837407407407" calcext:value-type="float">
            <text:p>1.47837407407407</text:p>
          </table:table-cell>
          <table:table-cell table:formula="of:=([.H191]/10000000)/[.I191]" office:value-type="float" office:value="19.2385175931517" calcext:value-type="float">
            <text:p>19.2385175931517</text:p>
          </table:table-cell>
          <table:table-cell table:number-columns-repeated="4"/>
          <table:table-cell table:style-name="ce5" table:formula="of:=(([.H191]/10000000)/[.G191])/[.I191]" office:value-type="float" office:value="168.10355178482" calcext:value-type="float">
            <text:p>168.10355178482</text:p>
          </table:table-cell>
          <table:table-cell table:number-columns-repeated="100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66944444444444" calcext:value-type="float">
            <text:p>9.6694444444444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8888888888889" calcext:value-type="float">
            <text:p>0.118888888888889</text:p>
          </table:table-cell>
          <table:table-cell office:value-type="float" office:value="261157915.888889" calcext:value-type="float">
            <text:p>261157915.888889</text:p>
          </table:table-cell>
          <table:table-cell office:value-type="float" office:value="1.31457654320988" calcext:value-type="float">
            <text:p>1.31457654320988</text:p>
          </table:table-cell>
          <table:table-cell table:formula="of:=([.H192]/10000000)/[.I192]" office:value-type="float" office:value="19.8663149162242" calcext:value-type="float">
            <text:p>19.8663149162242</text:p>
          </table:table-cell>
          <table:table-cell table:number-columns-repeated="4"/>
          <table:table-cell table:style-name="ce5" table:formula="of:=(([.H192]/10000000)/[.G192])/[.I192]" office:value-type="float" office:value="167.099845089737" calcext:value-type="float">
            <text:p>167.099845089737</text:p>
          </table:table-cell>
          <table:table-cell table:number-columns-repeated="100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71944444444444" calcext:value-type="float">
            <text:p>9.71944444444444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6111111111111" calcext:value-type="float">
            <text:p>0.126111111111111</text:p>
          </table:table-cell>
          <table:table-cell office:value-type="float" office:value="237659804" calcext:value-type="float">
            <text:p>237659804</text:p>
          </table:table-cell>
          <table:table-cell office:value-type="float" office:value="1.18318641975309" calcext:value-type="float">
            <text:p>1.18318641975309</text:p>
          </table:table-cell>
          <table:table-cell table:formula="of:=([.H193]/10000000)/[.I193]" office:value-type="float" office:value="20.0864208743704" calcext:value-type="float">
            <text:p>20.0864208743704</text:p>
          </table:table-cell>
          <table:table-cell table:number-columns-repeated="4"/>
          <table:table-cell table:style-name="ce5" table:formula="of:=(([.H193]/10000000)/[.G193])/[.I193]" office:value-type="float" office:value="159.275584025845" calcext:value-type="float">
            <text:p>159.275584025845</text:p>
          </table:table-cell>
          <table:table-cell table:number-columns-repeated="100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76944444444444" calcext:value-type="float">
            <text:p>9.76944444444444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7222222222222" calcext:value-type="float">
            <text:p>0.127222222222222</text:p>
          </table:table-cell>
          <table:table-cell office:value-type="float" office:value="214336318.111111" calcext:value-type="float">
            <text:p>214336318.111111</text:p>
          </table:table-cell>
          <table:table-cell office:value-type="float" office:value="1.06310617283951" calcext:value-type="float">
            <text:p>1.06310617283951</text:p>
          </table:table-cell>
          <table:table-cell table:formula="of:=([.H194]/10000000)/[.I194]" office:value-type="float" office:value="20.1613275876884" calcext:value-type="float">
            <text:p>20.1613275876884</text:p>
          </table:table-cell>
          <table:table-cell table:number-columns-repeated="4"/>
          <table:table-cell table:style-name="ce5" table:formula="of:=(([.H194]/10000000)/[.G194])/[.I194]" office:value-type="float" office:value="158.473317283141" calcext:value-type="float">
            <text:p>158.473317283141</text:p>
          </table:table-cell>
          <table:table-cell table:number-columns-repeated="100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81944444444444" calcext:value-type="float">
            <text:p>9.81944444444444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4444444444444" calcext:value-type="float">
            <text:p>0.124444444444444</text:p>
          </table:table-cell>
          <table:table-cell office:value-type="float" office:value="190882900.111111" calcext:value-type="float">
            <text:p>190882900.111111</text:p>
          </table:table-cell>
          <table:table-cell office:value-type="float" office:value="0.919632098765432" calcext:value-type="float">
            <text:p>0.919632098765432</text:p>
          </table:table-cell>
          <table:table-cell table:formula="of:=([.H195]/10000000)/[.I195]" office:value-type="float" office:value="20.7564416648096" calcext:value-type="float">
            <text:p>20.7564416648096</text:p>
          </table:table-cell>
          <table:table-cell table:number-columns-repeated="4"/>
          <table:table-cell table:style-name="ce5" table:formula="of:=(([.H195]/10000000)/[.G195])/[.I195]" office:value-type="float" office:value="166.792834806506" calcext:value-type="float">
            <text:p>166.792834806506</text:p>
          </table:table-cell>
          <table:table-cell table:number-columns-repeated="100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86944444444445" calcext:value-type="float">
            <text:p>9.86944444444445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8888888888889" calcext:value-type="float">
            <text:p>0.118888888888889</text:p>
          </table:table-cell>
          <table:table-cell office:value-type="float" office:value="167833556.666667" calcext:value-type="float">
            <text:p>167833556.666667</text:p>
          </table:table-cell>
          <table:table-cell office:value-type="float" office:value="0.792388888888889" calcext:value-type="float">
            <text:p>0.792388888888889</text:p>
          </table:table-cell>
          <table:table-cell table:formula="of:=([.H196]/10000000)/[.I196]" office:value-type="float" office:value="21.1807054616841" calcext:value-type="float">
            <text:p>21.1807054616841</text:p>
          </table:table-cell>
          <table:table-cell table:number-columns-repeated="4"/>
          <table:table-cell table:style-name="ce5" table:formula="of:=(([.H196]/10000000)/[.G196])/[.I196]" office:value-type="float" office:value="178.155466500146" calcext:value-type="float">
            <text:p>178.155466500146</text:p>
          </table:table-cell>
          <table:table-cell table:number-columns-repeated="100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91944444444444" calcext:value-type="float">
            <text:p>9.91944444444444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144394675.555556" calcext:value-type="float">
            <text:p>144394675.555556</text:p>
          </table:table-cell>
          <table:table-cell office:value-type="float" office:value="0.681601234567901" calcext:value-type="float">
            <text:p>0.681601234567901</text:p>
          </table:table-cell>
          <table:table-cell table:formula="of:=([.H197]/10000000)/[.I197]" office:value-type="float" office:value="21.1846264696241" calcext:value-type="float">
            <text:p>21.1846264696241</text:p>
          </table:table-cell>
          <table:table-cell table:number-columns-repeated="4"/>
          <table:table-cell table:style-name="ce5" table:formula="of:=(([.H197]/10000000)/[.G197])/[.I197]" office:value-type="float" office:value="167.247051075979" calcext:value-type="float">
            <text:p>167.247051075979</text:p>
          </table:table-cell>
          <table:table-cell table:number-columns-repeated="100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96944444444444" calcext:value-type="float">
            <text:p>9.96944444444444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7222222222222" calcext:value-type="float">
            <text:p>0.127222222222222</text:p>
          </table:table-cell>
          <table:table-cell office:value-type="float" office:value="120796327.222222" calcext:value-type="float">
            <text:p>120796327.222222</text:p>
          </table:table-cell>
          <table:table-cell office:value-type="float" office:value="0.573856790123457" calcext:value-type="float">
            <text:p>0.573856790123457</text:p>
          </table:table-cell>
          <table:table-cell table:formula="of:=([.H198]/10000000)/[.I198]" office:value-type="float" office:value="21.0499081480302" calcext:value-type="float">
            <text:p>21.0499081480302</text:p>
          </table:table-cell>
          <table:table-cell table:number-columns-repeated="4"/>
          <table:table-cell table:style-name="ce5" table:formula="of:=(([.H198]/10000000)/[.G198])/[.I198]" office:value-type="float" office:value="165.457793303294" calcext:value-type="float">
            <text:p>165.457793303294</text:p>
          </table:table-cell>
          <table:table-cell table:number-columns-repeated="100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0194444444444" calcext:value-type="float">
            <text:p>10.019444444444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7222222222222" calcext:value-type="float">
            <text:p>0.127222222222222</text:p>
          </table:table-cell>
          <table:table-cell office:value-type="float" office:value="97120761.4444445" calcext:value-type="float">
            <text:p>97120761.4444445</text:p>
          </table:table-cell>
          <table:table-cell office:value-type="float" office:value="0.463277777777778" calcext:value-type="float">
            <text:p>0.463277777777778</text:p>
          </table:table-cell>
          <table:table-cell table:formula="of:=([.H199]/10000000)/[.I199]" office:value-type="float" office:value="20.9638290682336" calcext:value-type="float">
            <text:p>20.9638290682336</text:p>
          </table:table-cell>
          <table:table-cell table:number-columns-repeated="4"/>
          <table:table-cell table:style-name="ce5" table:formula="of:=(([.H199]/10000000)/[.G199])/[.I199]" office:value-type="float" office:value="164.781189182622" calcext:value-type="float">
            <text:p>164.781189182622</text:p>
          </table:table-cell>
          <table:table-cell table:number-columns-repeated="1009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0.0888888888889" calcext:value-type="float">
            <text:p>10.0888888888889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800" calcext:value-type="float">
            <text:p>800</text:p>
          </table:table-cell>
          <table:table-cell table:style-name="ce1" office:value-type="float" office:value="0.176111111111111" calcext:value-type="float">
            <text:p>0.176111111111111</text:p>
          </table:table-cell>
          <table:table-cell table:style-name="ce1" office:value-type="float" office:value="101356540.666667" calcext:value-type="float">
            <text:p>101356540.666667</text:p>
          </table:table-cell>
          <table:table-cell table:style-name="ce1" office:value-type="float" office:value="0.341223479135244" calcext:value-type="float">
            <text:p>0.341223479135244</text:p>
          </table:table-cell>
          <table:table-cell table:style-name="ce3" table:formula="of:=([.H200]/10000000)/[.I200]" office:value-type="float" office:value="29.7038588679573" calcext:value-type="float">
            <text:p>29.7038588679573</text:p>
          </table:table-cell>
          <table:table-cell table:style-name="ce1" table:number-columns-repeated="4"/>
          <table:table-cell table:style-name="ce5" table:formula="of:=(([.H200]/10000000)/[.G200])/[.I200]" office:value-type="float" office:value="168.665444676098" calcext:value-type="float">
            <text:p>168.665444676098</text:p>
          </table:table-cell>
          <table:table-cell table:style-name="ce1" table:number-columns-repeated="100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1388888888889" calcext:value-type="float">
            <text:p>10.138888888888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2222222222222" calcext:value-type="float">
            <text:p>0.142222222222222</text:p>
          </table:table-cell>
          <table:table-cell office:value-type="float" office:value="96127338.2222222" calcext:value-type="float">
            <text:p>96127338.2222222</text:p>
          </table:table-cell>
          <table:table-cell office:value-type="float" office:value="0.39429012345679" calcext:value-type="float">
            <text:p>0.39429012345679</text:p>
          </table:table-cell>
          <table:table-cell table:formula="of:=([.H201]/10000000)/[.I201]" office:value-type="float" office:value="24.3798493808219" calcext:value-type="float">
            <text:p>24.3798493808219</text:p>
          </table:table-cell>
          <table:table-cell table:number-columns-repeated="4"/>
          <table:table-cell table:style-name="ce5" table:formula="of:=(([.H201]/10000000)/[.G201])/[.I201]" office:value-type="float" office:value="171.420815958904" calcext:value-type="float">
            <text:p>171.42081595890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1888888888889" calcext:value-type="float">
            <text:p>10.188888888888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3888888888889" calcext:value-type="float">
            <text:p>0.133888888888889</text:p>
          </table:table-cell>
          <table:table-cell office:value-type="float" office:value="116704385.888889" calcext:value-type="float">
            <text:p>116704385.888889</text:p>
          </table:table-cell>
          <table:table-cell office:value-type="float" office:value="0.478258024691358" calcext:value-type="float">
            <text:p>0.478258024691358</text:p>
          </table:table-cell>
          <table:table-cell table:formula="of:=([.H202]/10000000)/[.I202]" office:value-type="float" office:value="24.4019712924219" calcext:value-type="float">
            <text:p>24.4019712924219</text:p>
          </table:table-cell>
          <table:table-cell table:number-columns-repeated="4"/>
          <table:table-cell table:style-name="ce5" table:formula="of:=(([.H202]/10000000)/[.G202])/[.I202]" office:value-type="float" office:value="182.255387246304" calcext:value-type="float">
            <text:p>182.255387246304</text:p>
          </table:table-cell>
          <table:table-cell table:number-columns-repeated="100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2388888888889" calcext:value-type="float">
            <text:p>10.2388888888889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2" calcext:value-type="float">
            <text:p>0.12</text:p>
          </table:table-cell>
          <table:table-cell office:value-type="float" office:value="125671917" calcext:value-type="float">
            <text:p>125671917</text:p>
          </table:table-cell>
          <table:table-cell office:value-type="float" office:value="0.536897530864197" calcext:value-type="float">
            <text:p>0.536897530864197</text:p>
          </table:table-cell>
          <table:table-cell table:formula="of:=([.H203]/10000000)/[.I203]" office:value-type="float" office:value="23.4070581024496" calcext:value-type="float">
            <text:p>23.4070581024496</text:p>
          </table:table-cell>
          <table:table-cell table:number-columns-repeated="4"/>
          <table:table-cell table:style-name="ce5" table:formula="of:=(([.H203]/10000000)/[.G203])/[.I203]" office:value-type="float" office:value="195.058817520413" calcext:value-type="float">
            <text:p>195.058817520413</text:p>
          </table:table-cell>
          <table:table-cell table:number-columns-repeated="100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2888888888889" calcext:value-type="float">
            <text:p>10.2888888888889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7222222222222" calcext:value-type="float">
            <text:p>0.117222222222222</text:p>
          </table:table-cell>
          <table:table-cell office:value-type="float" office:value="144803629.111111" calcext:value-type="float">
            <text:p>144803629.111111</text:p>
          </table:table-cell>
          <table:table-cell office:value-type="float" office:value="0.609993827160494" calcext:value-type="float">
            <text:p>0.609993827160494</text:p>
          </table:table-cell>
          <table:table-cell table:formula="of:=([.H204]/10000000)/[.I204]" office:value-type="float" office:value="23.7385400742772" calcext:value-type="float">
            <text:p>23.7385400742772</text:p>
          </table:table-cell>
          <table:table-cell table:number-columns-repeated="4"/>
          <table:table-cell table:style-name="ce5" table:formula="of:=(([.H204]/10000000)/[.G204])/[.I204]" office:value-type="float" office:value="202.508872671559" calcext:value-type="float">
            <text:p>202.508872671559</text:p>
          </table:table-cell>
          <table:table-cell table:number-columns-repeated="100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3388888888889" calcext:value-type="float">
            <text:p>10.3388888888889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168018208.666667" calcext:value-type="float">
            <text:p>168018208.666667</text:p>
          </table:table-cell>
          <table:table-cell office:value-type="float" office:value="0.694316049382716" calcext:value-type="float">
            <text:p>0.694316049382716</text:p>
          </table:table-cell>
          <table:table-cell table:formula="of:=([.H205]/10000000)/[.I205]" office:value-type="float" office:value="24.1990961920071" calcext:value-type="float">
            <text:p>24.1990961920071</text:p>
          </table:table-cell>
          <table:table-cell table:number-columns-repeated="4"/>
          <table:table-cell table:style-name="ce5" table:formula="of:=(([.H205]/10000000)/[.G205])/[.I205]" office:value-type="float" office:value="229.254595503225" calcext:value-type="float">
            <text:p>229.254595503225</text:p>
          </table:table-cell>
          <table:table-cell table:number-columns-repeated="100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3888888888889" calcext:value-type="float">
            <text:p>10.3888888888889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28888888888889" calcext:value-type="float">
            <text:p>0.128888888888889</text:p>
          </table:table-cell>
          <table:table-cell office:value-type="float" office:value="190941750.222222" calcext:value-type="float">
            <text:p>190941750.222222</text:p>
          </table:table-cell>
          <table:table-cell office:value-type="float" office:value="0.794558024691358" calcext:value-type="float">
            <text:p>0.794558024691358</text:p>
          </table:table-cell>
          <table:table-cell table:formula="of:=([.H206]/10000000)/[.I206]" office:value-type="float" office:value="24.0311902074606" calcext:value-type="float">
            <text:p>24.0311902074606</text:p>
          </table:table-cell>
          <table:table-cell table:number-columns-repeated="4"/>
          <table:table-cell table:style-name="ce5" table:formula="of:=(([.H206]/10000000)/[.G206])/[.I206]" office:value-type="float" office:value="186.448889540643" calcext:value-type="float">
            <text:p>186.448889540643</text:p>
          </table:table-cell>
          <table:table-cell table:number-columns-repeated="100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4388888888889" calcext:value-type="float">
            <text:p>10.438888888888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18333333333333" calcext:value-type="float">
            <text:p>0.118333333333333</text:p>
          </table:table-cell>
          <table:table-cell office:value-type="float" office:value="212388117.888889" calcext:value-type="float">
            <text:p>212388117.888889</text:p>
          </table:table-cell>
          <table:table-cell office:value-type="float" office:value="0.938262962962963" calcext:value-type="float">
            <text:p>0.938262962962963</text:p>
          </table:table-cell>
          <table:table-cell table:formula="of:=([.H207]/10000000)/[.I207]" office:value-type="float" office:value="22.6363105304917" calcext:value-type="float">
            <text:p>22.6363105304917</text:p>
          </table:table-cell>
          <table:table-cell table:number-columns-repeated="4"/>
          <table:table-cell table:style-name="ce5" table:formula="of:=(([.H207]/10000000)/[.G207])/[.I207]" office:value-type="float" office:value="191.292765046409" calcext:value-type="float">
            <text:p>191.292765046409</text:p>
          </table:table-cell>
          <table:table-cell table:number-columns-repeated="100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4888888888889" calcext:value-type="float">
            <text:p>10.488888888888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7222222222222" calcext:value-type="float">
            <text:p>0.117222222222222</text:p>
          </table:table-cell>
          <table:table-cell office:value-type="float" office:value="236637908.333333" calcext:value-type="float">
            <text:p>236637908.333333</text:p>
          </table:table-cell>
          <table:table-cell office:value-type="float" office:value="1.09946172839506" calcext:value-type="float">
            <text:p>1.09946172839506</text:p>
          </table:table-cell>
          <table:table-cell table:formula="of:=([.H208]/10000000)/[.I208]" office:value-type="float" office:value="21.5230691730184" calcext:value-type="float">
            <text:p>21.5230691730184</text:p>
          </table:table-cell>
          <table:table-cell table:number-columns-repeated="4"/>
          <table:table-cell table:style-name="ce5" table:formula="of:=(([.H208]/10000000)/[.G208])/[.I208]" office:value-type="float" office:value="183.609120907266" calcext:value-type="float">
            <text:p>183.609120907266</text:p>
          </table:table-cell>
          <table:table-cell table:number-columns-repeated="100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5388888888889" calcext:value-type="float">
            <text:p>10.5388888888889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8333333333333" calcext:value-type="float">
            <text:p>0.118333333333333</text:p>
          </table:table-cell>
          <table:table-cell office:value-type="float" office:value="260359340" calcext:value-type="float">
            <text:p>260359340</text:p>
          </table:table-cell>
          <table:table-cell office:value-type="float" office:value="1.2808012345679" calcext:value-type="float">
            <text:p>1.2808012345679</text:p>
          </table:table-cell>
          <table:table-cell table:formula="of:=([.H209]/10000000)/[.I209]" office:value-type="float" office:value="20.3278489255858" calcext:value-type="float">
            <text:p>20.3278489255858</text:p>
          </table:table-cell>
          <table:table-cell table:number-columns-repeated="4"/>
          <table:table-cell table:style-name="ce5" table:formula="of:=(([.H209]/10000000)/[.G209])/[.I209]" office:value-type="float" office:value="171.784638807767" calcext:value-type="float">
            <text:p>171.784638807767</text:p>
          </table:table-cell>
          <table:table-cell table:number-columns-repeated="100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5888888888889" calcext:value-type="float">
            <text:p>10.5888888888889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3333333333333" calcext:value-type="float">
            <text:p>0.103333333333333</text:p>
          </table:table-cell>
          <table:table-cell office:value-type="float" office:value="284149501.111111" calcext:value-type="float">
            <text:p>284149501.111111</text:p>
          </table:table-cell>
          <table:table-cell office:value-type="float" office:value="1.47996666666667" calcext:value-type="float">
            <text:p>1.47996666666667</text:p>
          </table:table-cell>
          <table:table-cell table:formula="of:=([.H210]/10000000)/[.I210]" office:value-type="float" office:value="19.1997230418102" calcext:value-type="float">
            <text:p>19.1997230418102</text:p>
          </table:table-cell>
          <table:table-cell table:number-columns-repeated="4"/>
          <table:table-cell table:style-name="ce5" table:formula="of:=(([.H210]/10000000)/[.G210])/[.I210]" office:value-type="float" office:value="185.803771372357" calcext:value-type="float">
            <text:p>185.803771372357</text:p>
          </table:table-cell>
          <table:table-cell table:number-columns-repeated="100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6388888888889" calcext:value-type="float">
            <text:p>10.6388888888889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3333333333333" calcext:value-type="float">
            <text:p>0.113333333333333</text:p>
          </table:table-cell>
          <table:table-cell office:value-type="float" office:value="307455844" calcext:value-type="float">
            <text:p>307455844</text:p>
          </table:table-cell>
          <table:table-cell office:value-type="float" office:value="1.69014938271605" calcext:value-type="float">
            <text:p>1.69014938271605</text:p>
          </table:table-cell>
          <table:table-cell table:formula="of:=([.H211]/10000000)/[.I211]" office:value-type="float" office:value="18.1910455456856" calcext:value-type="float">
            <text:p>18.1910455456856</text:p>
          </table:table-cell>
          <table:table-cell table:number-columns-repeated="4"/>
          <table:table-cell table:style-name="ce5" table:formula="of:=(([.H211]/10000000)/[.G211])/[.I211]" office:value-type="float" office:value="160.509225403108" calcext:value-type="float">
            <text:p>160.509225403108</text:p>
          </table:table-cell>
          <table:table-cell table:number-columns-repeated="100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6888888888889" calcext:value-type="float">
            <text:p>10.6888888888889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9444444444444" calcext:value-type="float">
            <text:p>0.109444444444444</text:p>
          </table:table-cell>
          <table:table-cell office:value-type="float" office:value="331038842.888889" calcext:value-type="float">
            <text:p>331038842.888889</text:p>
          </table:table-cell>
          <table:table-cell office:value-type="float" office:value="1.88055308641975" calcext:value-type="float">
            <text:p>1.88055308641975</text:p>
          </table:table-cell>
          <table:table-cell table:formula="of:=([.H212]/10000000)/[.I212]" office:value-type="float" office:value="17.6032702974171" calcext:value-type="float">
            <text:p>17.6032702974171</text:p>
          </table:table-cell>
          <table:table-cell table:number-columns-repeated="4"/>
          <table:table-cell table:style-name="ce5" table:formula="of:=(([.H212]/10000000)/[.G212])/[.I212]" office:value-type="float" office:value="160.842063631222" calcext:value-type="float">
            <text:p>160.842063631222</text:p>
          </table:table-cell>
          <table:table-cell table:number-columns-repeated="100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7388888888889" calcext:value-type="float">
            <text:p>10.7388888888889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0555555555556" calcext:value-type="float">
            <text:p>0.110555555555556</text:p>
          </table:table-cell>
          <table:table-cell office:value-type="float" office:value="354084719.555556" calcext:value-type="float">
            <text:p>354084719.555556</text:p>
          </table:table-cell>
          <table:table-cell office:value-type="float" office:value="2.12531358024691" calcext:value-type="float">
            <text:p>2.12531358024691</text:p>
          </table:table-cell>
          <table:table-cell table:formula="of:=([.H213]/10000000)/[.I213]" office:value-type="float" office:value="16.6603518109746" calcext:value-type="float">
            <text:p>16.6603518109746</text:p>
          </table:table-cell>
          <table:table-cell table:number-columns-repeated="4"/>
          <table:table-cell table:style-name="ce5" table:formula="of:=(([.H213]/10000000)/[.G213])/[.I213]" office:value-type="float" office:value="150.696649546504" calcext:value-type="float">
            <text:p>150.696649546504</text:p>
          </table:table-cell>
          <table:table-cell table:number-columns-repeated="100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7888888888889" calcext:value-type="float">
            <text:p>10.7888888888889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377585737.777778" calcext:value-type="float">
            <text:p>377585737.777778</text:p>
          </table:table-cell>
          <table:table-cell office:value-type="float" office:value="2.44027777777778" calcext:value-type="float">
            <text:p>2.44027777777778</text:p>
          </table:table-cell>
          <table:table-cell table:formula="of:=([.H214]/10000000)/[.I214]" office:value-type="float" office:value="15.4730638133182" calcext:value-type="float">
            <text:p>15.4730638133182</text:p>
          </table:table-cell>
          <table:table-cell table:number-columns-repeated="4"/>
          <table:table-cell table:style-name="ce5" table:formula="of:=(([.H214]/10000000)/[.G214])/[.I214]" office:value-type="float" office:value="146.586920336698" calcext:value-type="float">
            <text:p>146.586920336698</text:p>
          </table:table-cell>
          <table:table-cell table:number-columns-repeated="100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8388888888889" calcext:value-type="float">
            <text:p>10.8388888888889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1" calcext:value-type="float">
            <text:p>0.11</text:p>
          </table:table-cell>
          <table:table-cell office:value-type="float" office:value="400658507.666667" calcext:value-type="float">
            <text:p>400658507.666667</text:p>
          </table:table-cell>
          <table:table-cell office:value-type="float" office:value="2.80475185185185" calcext:value-type="float">
            <text:p>2.80475185185185</text:p>
          </table:table-cell>
          <table:table-cell table:formula="of:=([.H215]/10000000)/[.I215]" office:value-type="float" office:value="14.2849895045842" calcext:value-type="float">
            <text:p>14.2849895045842</text:p>
          </table:table-cell>
          <table:table-cell table:number-columns-repeated="4"/>
          <table:table-cell table:style-name="ce5" table:formula="of:=(([.H215]/10000000)/[.G215])/[.I215]" office:value-type="float" office:value="129.863540950765" calcext:value-type="float">
            <text:p>129.863540950765</text:p>
          </table:table-cell>
          <table:table-cell table:number-columns-repeated="100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8888888888889" calcext:value-type="float">
            <text:p>10.8888888888889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2777777777778" calcext:value-type="float">
            <text:p>0.102777777777778</text:p>
          </table:table-cell>
          <table:table-cell office:value-type="float" office:value="423894636.333333" calcext:value-type="float">
            <text:p>423894636.333333</text:p>
          </table:table-cell>
          <table:table-cell office:value-type="float" office:value="3.20695555555556" calcext:value-type="float">
            <text:p>3.20695555555556</text:p>
          </table:table-cell>
          <table:table-cell table:formula="of:=([.H216]/10000000)/[.I216]" office:value-type="float" office:value="13.2179766445157" calcext:value-type="float">
            <text:p>13.2179766445157</text:p>
          </table:table-cell>
          <table:table-cell table:number-columns-repeated="4"/>
          <table:table-cell table:style-name="ce5" table:formula="of:=(([.H216]/10000000)/[.G216])/[.I216]" office:value-type="float" office:value="128.607340325018" calcext:value-type="float">
            <text:p>128.607340325018</text:p>
          </table:table-cell>
          <table:table-cell table:number-columns-repeated="100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9388888888889" calcext:value-type="float">
            <text:p>10.9388888888889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6111111111111" calcext:value-type="float">
            <text:p>0.106111111111111</text:p>
          </table:table-cell>
          <table:table-cell office:value-type="float" office:value="446599277.111111" calcext:value-type="float">
            <text:p>446599277.111111</text:p>
          </table:table-cell>
          <table:table-cell office:value-type="float" office:value="3.74563580246914" calcext:value-type="float">
            <text:p>3.74563580246914</text:p>
          </table:table-cell>
          <table:table-cell table:formula="of:=([.H217]/10000000)/[.I217]" office:value-type="float" office:value="11.9231900981059" calcext:value-type="float">
            <text:p>11.9231900981059</text:p>
          </table:table-cell>
          <table:table-cell table:number-columns-repeated="4"/>
          <table:table-cell table:style-name="ce5" table:formula="of:=(([.H217]/10000000)/[.G217])/[.I217]" office:value-type="float" office:value="112.365142285815" calcext:value-type="float">
            <text:p>112.365142285815</text:p>
          </table:table-cell>
          <table:table-cell table:number-columns-repeated="100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9888888888889" calcext:value-type="float">
            <text:p>10.9888888888889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470070913.333333" calcext:value-type="float">
            <text:p>470070913.333333</text:p>
          </table:table-cell>
          <table:table-cell office:value-type="float" office:value="4.55060617283951" calcext:value-type="float">
            <text:p>4.55060617283951</text:p>
          </table:table-cell>
          <table:table-cell table:formula="of:=([.H218]/10000000)/[.I218]" office:value-type="float" office:value="10.3298526719137" calcext:value-type="float">
            <text:p>10.3298526719137</text:p>
          </table:table-cell>
          <table:table-cell table:number-columns-repeated="4"/>
          <table:table-cell table:style-name="ce5" table:formula="of:=(([.H218]/10000000)/[.G218])/[.I218]" office:value-type="float" office:value="92.9686740472237" calcext:value-type="float">
            <text:p>92.9686740472237</text:p>
          </table:table-cell>
          <table:table-cell table:number-columns-repeated="100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0388888888889" calcext:value-type="float">
            <text:p>11.0388888888889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8888888888889" calcext:value-type="float">
            <text:p>0.108888888888889</text:p>
          </table:table-cell>
          <table:table-cell office:value-type="float" office:value="447413408.444444" calcext:value-type="float">
            <text:p>447413408.444444</text:p>
          </table:table-cell>
          <table:table-cell office:value-type="float" office:value="4.00659382716049" calcext:value-type="float">
            <text:p>4.00659382716049</text:p>
          </table:table-cell>
          <table:table-cell table:formula="of:=([.H219]/10000000)/[.I219]" office:value-type="float" office:value="11.1669270144493" calcext:value-type="float">
            <text:p>11.1669270144493</text:p>
          </table:table-cell>
          <table:table-cell table:number-columns-repeated="4"/>
          <table:table-cell table:style-name="ce5" table:formula="of:=(([.H219]/10000000)/[.G219])/[.I219]" office:value-type="float" office:value="102.553411357188" calcext:value-type="float">
            <text:p>102.553411357188</text:p>
          </table:table-cell>
          <table:table-cell table:number-columns-repeated="100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0888888888889" calcext:value-type="float">
            <text:p>11.0888888888889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0555555555556" calcext:value-type="float">
            <text:p>0.110555555555556</text:p>
          </table:table-cell>
          <table:table-cell office:value-type="float" office:value="424446407" calcext:value-type="float">
            <text:p>424446407</text:p>
          </table:table-cell>
          <table:table-cell office:value-type="float" office:value="3.40825308641975" calcext:value-type="float">
            <text:p>3.40825308641975</text:p>
          </table:table-cell>
          <table:table-cell table:formula="of:=([.H220]/10000000)/[.I220]" office:value-type="float" office:value="12.4534885244061" calcext:value-type="float">
            <text:p>12.4534885244061</text:p>
          </table:table-cell>
          <table:table-cell table:number-columns-repeated="4"/>
          <table:table-cell table:style-name="ce5" table:formula="of:=(([.H220]/10000000)/[.G220])/[.I220]" office:value-type="float" office:value="112.644619818748" calcext:value-type="float">
            <text:p>112.644619818748</text:p>
          </table:table-cell>
          <table:table-cell table:number-columns-repeated="100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1388888888889" calcext:value-type="float">
            <text:p>11.1388888888889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8888888888889" calcext:value-type="float">
            <text:p>0.108888888888889</text:p>
          </table:table-cell>
          <table:table-cell office:value-type="float" office:value="401270349.555556" calcext:value-type="float">
            <text:p>401270349.555556</text:p>
          </table:table-cell>
          <table:table-cell office:value-type="float" office:value="2.9724" calcext:value-type="float">
            <text:p>2.9724</text:p>
          </table:table-cell>
          <table:table-cell table:formula="of:=([.H221]/10000000)/[.I221]" office:value-type="float" office:value="13.4998771886542" calcext:value-type="float">
            <text:p>13.4998771886542</text:p>
          </table:table-cell>
          <table:table-cell table:number-columns-repeated="4"/>
          <table:table-cell table:style-name="ce5" table:formula="of:=(([.H221]/10000000)/[.G221])/[.I221]" office:value-type="float" office:value="123.978463977436" calcext:value-type="float">
            <text:p>123.978463977436</text:p>
          </table:table-cell>
          <table:table-cell table:number-columns-repeated="100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1888888888889" calcext:value-type="float">
            <text:p>11.1888888888889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5555555555556" calcext:value-type="float">
            <text:p>0.115555555555556</text:p>
          </table:table-cell>
          <table:table-cell office:value-type="float" office:value="378498259" calcext:value-type="float">
            <text:p>378498259</text:p>
          </table:table-cell>
          <table:table-cell office:value-type="float" office:value="2.58798271604938" calcext:value-type="float">
            <text:p>2.58798271604938</text:p>
          </table:table-cell>
          <table:table-cell table:formula="of:=([.H222]/10000000)/[.I222]" office:value-type="float" office:value="14.6252236018712" calcext:value-type="float">
            <text:p>14.6252236018712</text:p>
          </table:table-cell>
          <table:table-cell table:number-columns-repeated="4"/>
          <table:table-cell table:style-name="ce5" table:formula="of:=(([.H222]/10000000)/[.G222])/[.I222]" office:value-type="float" office:value="126.564435016193" calcext:value-type="float">
            <text:p>126.564435016193</text:p>
          </table:table-cell>
          <table:table-cell table:number-columns-repeated="100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2388888888889" calcext:value-type="float">
            <text:p>11.2388888888889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7222222222222" calcext:value-type="float">
            <text:p>0.107222222222222</text:p>
          </table:table-cell>
          <table:table-cell office:value-type="float" office:value="355144092.555556" calcext:value-type="float">
            <text:p>355144092.555556</text:p>
          </table:table-cell>
          <table:table-cell office:value-type="float" office:value="2.24137777777778" calcext:value-type="float">
            <text:p>2.24137777777778</text:p>
          </table:table-cell>
          <table:table-cell table:formula="of:=([.H223]/10000000)/[.I223]" office:value-type="float" office:value="15.8449011173683" calcext:value-type="float">
            <text:p>15.8449011173683</text:p>
          </table:table-cell>
          <table:table-cell table:number-columns-repeated="4"/>
          <table:table-cell table:style-name="ce5" table:formula="of:=(([.H223]/10000000)/[.G223])/[.I223]" office:value-type="float" office:value="147.776279851103" calcext:value-type="float">
            <text:p>147.776279851103</text:p>
          </table:table-cell>
          <table:table-cell table:number-columns-repeated="100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2888888888889" calcext:value-type="float">
            <text:p>11.2888888888889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331995083.777778" calcext:value-type="float">
            <text:p>331995083.777778</text:p>
          </table:table-cell>
          <table:table-cell office:value-type="float" office:value="1.97737654320988" calcext:value-type="float">
            <text:p>1.97737654320988</text:p>
          </table:table-cell>
          <table:table-cell table:formula="of:=([.H224]/10000000)/[.I224]" office:value-type="float" office:value="16.7896744258354" calcext:value-type="float">
            <text:p>16.7896744258354</text:p>
          </table:table-cell>
          <table:table-cell table:number-columns-repeated="4"/>
          <table:table-cell table:style-name="ce5" table:formula="of:=(([.H224]/10000000)/[.G224])/[.I224]" office:value-type="float" office:value="151.107069832519" calcext:value-type="float">
            <text:p>151.107069832519</text:p>
          </table:table-cell>
          <table:table-cell table:number-columns-repeated="100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3388888888889" calcext:value-type="float">
            <text:p>11.3388888888889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8888888888889" calcext:value-type="float">
            <text:p>0.118888888888889</text:p>
          </table:table-cell>
          <table:table-cell office:value-type="float" office:value="308624230.666667" calcext:value-type="float">
            <text:p>308624230.666667</text:p>
          </table:table-cell>
          <table:table-cell office:value-type="float" office:value="1.77397283950617" calcext:value-type="float">
            <text:p>1.77397283950617</text:p>
          </table:table-cell>
          <table:table-cell table:formula="of:=([.H225]/10000000)/[.I225]" office:value-type="float" office:value="17.3973481326005" calcext:value-type="float">
            <text:p>17.3973481326005</text:p>
          </table:table-cell>
          <table:table-cell table:number-columns-repeated="4"/>
          <table:table-cell table:style-name="ce5" table:formula="of:=(([.H225]/10000000)/[.G225])/[.I225]" office:value-type="float" office:value="146.332834760191" calcext:value-type="float">
            <text:p>146.332834760191</text:p>
          </table:table-cell>
          <table:table-cell table:number-columns-repeated="100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3888888888889" calcext:value-type="float">
            <text:p>11.3888888888889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286259914.111111" calcext:value-type="float">
            <text:p>286259914.111111</text:p>
          </table:table-cell>
          <table:table-cell office:value-type="float" office:value="1.56157654320988" calcext:value-type="float">
            <text:p>1.56157654320988</text:p>
          </table:table-cell>
          <table:table-cell table:formula="of:=([.H226]/10000000)/[.I226]" office:value-type="float" office:value="18.3314686273843" calcext:value-type="float">
            <text:p>18.3314686273843</text:p>
          </table:table-cell>
          <table:table-cell table:number-columns-repeated="4"/>
          <table:table-cell table:style-name="ce5" table:formula="of:=(([.H226]/10000000)/[.G226])/[.I226]" office:value-type="float" office:value="173.666544891009" calcext:value-type="float">
            <text:p>173.666544891009</text:p>
          </table:table-cell>
          <table:table-cell table:number-columns-repeated="100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4388888888889" calcext:value-type="float">
            <text:p>11.4388888888889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3333333333333" calcext:value-type="float">
            <text:p>0.113333333333333</text:p>
          </table:table-cell>
          <table:table-cell office:value-type="float" office:value="261456654" calcext:value-type="float">
            <text:p>261456654</text:p>
          </table:table-cell>
          <table:table-cell office:value-type="float" office:value="1.35721358024691" calcext:value-type="float">
            <text:p>1.35721358024691</text:p>
          </table:table-cell>
          <table:table-cell table:formula="of:=([.H227]/10000000)/[.I227]" office:value-type="float" office:value="19.2642232442468" calcext:value-type="float">
            <text:p>19.2642232442468</text:p>
          </table:table-cell>
          <table:table-cell table:number-columns-repeated="4"/>
          <table:table-cell table:style-name="ce5" table:formula="of:=(([.H227]/10000000)/[.G227])/[.I227]" office:value-type="float" office:value="169.978440390413" calcext:value-type="float">
            <text:p>169.978440390413</text:p>
          </table:table-cell>
          <table:table-cell table:number-columns-repeated="100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4888888888889" calcext:value-type="float">
            <text:p>11.488888888888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7777777777778" calcext:value-type="float">
            <text:p>0.117777777777778</text:p>
          </table:table-cell>
          <table:table-cell office:value-type="float" office:value="238543141.222222" calcext:value-type="float">
            <text:p>238543141.222222</text:p>
          </table:table-cell>
          <table:table-cell office:value-type="float" office:value="1.17605432098765" calcext:value-type="float">
            <text:p>1.17605432098765</text:p>
          </table:table-cell>
          <table:table-cell table:formula="of:=([.H228]/10000000)/[.I228]" office:value-type="float" office:value="20.2833438018317" calcext:value-type="float">
            <text:p>20.2833438018317</text:p>
          </table:table-cell>
          <table:table-cell table:number-columns-repeated="4"/>
          <table:table-cell table:style-name="ce5" table:formula="of:=(([.H228]/10000000)/[.G228])/[.I228]" office:value-type="float" office:value="172.217070015551" calcext:value-type="float">
            <text:p>172.217070015551</text:p>
          </table:table-cell>
          <table:table-cell table:number-columns-repeated="100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5388888888889" calcext:value-type="float">
            <text:p>11.538888888888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6111111111111" calcext:value-type="float">
            <text:p>0.106111111111111</text:p>
          </table:table-cell>
          <table:table-cell office:value-type="float" office:value="215182933.111111" calcext:value-type="float">
            <text:p>215182933.111111</text:p>
          </table:table-cell>
          <table:table-cell office:value-type="float" office:value="1.00890987654321" calcext:value-type="float">
            <text:p>1.00890987654321</text:p>
          </table:table-cell>
          <table:table-cell table:formula="of:=([.H229]/10000000)/[.I229]" office:value-type="float" office:value="21.3282611374947" calcext:value-type="float">
            <text:p>21.3282611374947</text:p>
          </table:table-cell>
          <table:table-cell table:number-columns-repeated="4"/>
          <table:table-cell table:style-name="ce5" table:formula="of:=(([.H229]/10000000)/[.G229])/[.I229]" office:value-type="float" office:value="200.999319620369" calcext:value-type="float">
            <text:p>200.999319620369</text:p>
          </table:table-cell>
          <table:table-cell table:number-columns-repeated="100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5888888888889" calcext:value-type="float">
            <text:p>11.5888888888889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29444444444444" calcext:value-type="float">
            <text:p>0.129444444444444</text:p>
          </table:table-cell>
          <table:table-cell office:value-type="float" office:value="191519181.555556" calcext:value-type="float">
            <text:p>191519181.555556</text:p>
          </table:table-cell>
          <table:table-cell office:value-type="float" office:value="0.852030864197531" calcext:value-type="float">
            <text:p>0.852030864197531</text:p>
          </table:table-cell>
          <table:table-cell table:formula="of:=([.H230]/10000000)/[.I230]" office:value-type="float" office:value="22.4779629005499" calcext:value-type="float">
            <text:p>22.4779629005499</text:p>
          </table:table-cell>
          <table:table-cell table:number-columns-repeated="4"/>
          <table:table-cell table:style-name="ce5" table:formula="of:=(([.H230]/10000000)/[.G230])/[.I230]" office:value-type="float" office:value="173.649498802531" calcext:value-type="float">
            <text:p>173.649498802531</text:p>
          </table:table-cell>
          <table:table-cell table:number-columns-repeated="100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6388888888889" calcext:value-type="float">
            <text:p>11.6388888888889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97.777777777778" calcext:value-type="float">
            <text:p>297.777777777778</text:p>
          </table:table-cell>
          <table:table-cell office:value-type="float" office:value="300" calcext:value-type="float">
            <text:p>300</text:p>
          </table:table-cell>
          <table:table-cell office:value-type="float" office:value="0.103333333333333" calcext:value-type="float">
            <text:p>0.103333333333333</text:p>
          </table:table-cell>
          <table:table-cell office:value-type="float" office:value="167556802.555556" calcext:value-type="float">
            <text:p>167556802.555556</text:p>
          </table:table-cell>
          <table:table-cell office:value-type="float" office:value="0.730456790123457" calcext:value-type="float">
            <text:p>0.730456790123457</text:p>
          </table:table-cell>
          <table:table-cell table:formula="of:=([.H231]/10000000)/[.I231]" office:value-type="float" office:value="22.9386330336168" calcext:value-type="float">
            <text:p>22.9386330336168</text:p>
          </table:table-cell>
          <table:table-cell table:number-columns-repeated="4"/>
          <table:table-cell table:style-name="ce5" table:formula="of:=(([.H231]/10000000)/[.G231])/[.I231]" office:value-type="float" office:value="221.986771293065" calcext:value-type="float">
            <text:p>221.986771293065</text:p>
          </table:table-cell>
          <table:table-cell table:number-columns-repeated="100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6888888888889" calcext:value-type="float">
            <text:p>11.6888888888889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5555555555556" calcext:value-type="float">
            <text:p>0.115555555555556</text:p>
          </table:table-cell>
          <table:table-cell office:value-type="float" office:value="144687935.555556" calcext:value-type="float">
            <text:p>144687935.555556</text:p>
          </table:table-cell>
          <table:table-cell office:value-type="float" office:value="0.638902469135802" calcext:value-type="float">
            <text:p>0.638902469135802</text:p>
          </table:table-cell>
          <table:table-cell table:formula="of:=([.H232]/10000000)/[.I232]" office:value-type="float" office:value="22.6463259331687" calcext:value-type="float">
            <text:p>22.6463259331687</text:p>
          </table:table-cell>
          <table:table-cell table:number-columns-repeated="4"/>
          <table:table-cell table:style-name="ce5" table:formula="of:=(([.H232]/10000000)/[.G232])/[.I232]" office:value-type="float" office:value="195.977820575497" calcext:value-type="float">
            <text:p>195.977820575497</text:p>
          </table:table-cell>
          <table:table-cell table:number-columns-repeated="100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7388888888889" calcext:value-type="float">
            <text:p>11.7388888888889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12222222222222" calcext:value-type="float">
            <text:p>0.112222222222222</text:p>
          </table:table-cell>
          <table:table-cell office:value-type="float" office:value="121598493" calcext:value-type="float">
            <text:p>121598493</text:p>
          </table:table-cell>
          <table:table-cell office:value-type="float" office:value="0.551991358024691" calcext:value-type="float">
            <text:p>0.551991358024691</text:p>
          </table:table-cell>
          <table:table-cell table:formula="of:=([.H233]/10000000)/[.I233]" office:value-type="float" office:value="22.0290573814673" calcext:value-type="float">
            <text:p>22.0290573814673</text:p>
          </table:table-cell>
          <table:table-cell table:number-columns-repeated="4"/>
          <table:table-cell table:style-name="ce5" table:formula="of:=(([.H233]/10000000)/[.G233])/[.I233]" office:value-type="float" office:value="196.298531121986" calcext:value-type="float">
            <text:p>196.298531121986</text:p>
          </table:table-cell>
          <table:table-cell table:number-columns-repeated="100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7888888888889" calcext:value-type="float">
            <text:p>11.788888888888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5" calcext:value-type="float">
            <text:p>0.105</text:p>
          </table:table-cell>
          <table:table-cell office:value-type="float" office:value="98447083.5555556" calcext:value-type="float">
            <text:p>98447083.5555556</text:p>
          </table:table-cell>
          <table:table-cell office:value-type="float" office:value="0.472934567901235" calcext:value-type="float">
            <text:p>0.472934567901235</text:p>
          </table:table-cell>
          <table:table-cell table:formula="of:=([.H234]/10000000)/[.I234]" office:value-type="float" office:value="20.8162164995549" calcext:value-type="float">
            <text:p>20.8162164995549</text:p>
          </table:table-cell>
          <table:table-cell table:number-columns-repeated="4"/>
          <table:table-cell table:style-name="ce5" table:formula="of:=(([.H234]/10000000)/[.G234])/[.I234]" office:value-type="float" office:value="198.249680948142" calcext:value-type="float">
            <text:p>198.249680948142</text:p>
          </table:table-cell>
          <table:table-cell table:number-columns-repeated="100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8388888888889" calcext:value-type="float">
            <text:p>11.838888888888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3888888888889" calcext:value-type="float">
            <text:p>0.113888888888889</text:p>
          </table:table-cell>
          <table:table-cell office:value-type="float" office:value="74792258.7777778" calcext:value-type="float">
            <text:p>74792258.7777778</text:p>
          </table:table-cell>
          <table:table-cell office:value-type="float" office:value="0.386718518518518" calcext:value-type="float">
            <text:p>0.386718518518518</text:p>
          </table:table-cell>
          <table:table-cell table:formula="of:=([.H235]/10000000)/[.I235]" office:value-type="float" office:value="19.3402320282721" calcext:value-type="float">
            <text:p>19.3402320282721</text:p>
          </table:table-cell>
          <table:table-cell table:number-columns-repeated="4"/>
          <table:table-cell table:style-name="ce5" table:formula="of:=(([.H235]/10000000)/[.G235])/[.I235]" office:value-type="float" office:value="169.816671467755" calcext:value-type="float">
            <text:p>169.816671467755</text:p>
          </table:table-cell>
          <table:table-cell table:number-columns-repeated="100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9116666666667" calcext:value-type="float">
            <text:p>11.9116666666667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64444444444445" calcext:value-type="float">
            <text:p>0.164444444444445</text:p>
          </table:table-cell>
          <table:table-cell office:value-type="float" office:value="74235907.3333333" calcext:value-type="float">
            <text:p>74235907.3333333</text:p>
          </table:table-cell>
          <table:table-cell office:value-type="float" office:value="0.300193596218596" calcext:value-type="float">
            <text:p>0.300193596218596</text:p>
          </table:table-cell>
          <table:table-cell table:formula="of:=([.H236]/10000000)/[.I236]" office:value-type="float" office:value="24.7293440860997" calcext:value-type="float">
            <text:p>24.7293440860997</text:p>
          </table:table-cell>
          <table:table-cell table:number-columns-repeated="4"/>
          <table:table-cell table:style-name="ce5" table:formula="of:=(([.H236]/10000000)/[.G236])/[.I236]" office:value-type="float" office:value="150.381146469525" calcext:value-type="float">
            <text:p>150.381146469525</text:p>
          </table:table-cell>
          <table:table-cell table:number-columns-repeated="100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9616666666667" calcext:value-type="float">
            <text:p>11.961666666666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7222222222222" calcext:value-type="float">
            <text:p>0.107222222222222</text:p>
          </table:table-cell>
          <table:table-cell office:value-type="float" office:value="74157679" calcext:value-type="float">
            <text:p>74157679</text:p>
          </table:table-cell>
          <table:table-cell office:value-type="float" office:value="0.385633333333333" calcext:value-type="float">
            <text:p>0.385633333333333</text:p>
          </table:table-cell>
          <table:table-cell table:formula="of:=([.H237]/10000000)/[.I237]" office:value-type="float" office:value="19.2301008730227" calcext:value-type="float">
            <text:p>19.2301008730227</text:p>
          </table:table-cell>
          <table:table-cell table:number-columns-repeated="4"/>
          <table:table-cell table:style-name="ce5" table:formula="of:=(([.H237]/10000000)/[.G237])/[.I237]" office:value-type="float" office:value="179.348091043735" calcext:value-type="float">
            <text:p>179.348091043735</text:p>
          </table:table-cell>
          <table:table-cell table:number-columns-repeated="100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.0116666666667" calcext:value-type="float">
            <text:p>12.0116666666667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98110249.2222222" calcext:value-type="float">
            <text:p>98110249.2222222</text:p>
          </table:table-cell>
          <table:table-cell office:value-type="float" office:value="0.496048148148148" calcext:value-type="float">
            <text:p>0.496048148148148</text:p>
          </table:table-cell>
          <table:table-cell table:formula="of:=([.H238]/10000000)/[.I238]" office:value-type="float" office:value="19.778372238358" calcext:value-type="float">
            <text:p>19.778372238358</text:p>
          </table:table-cell>
          <table:table-cell table:number-columns-repeated="4"/>
          <table:table-cell table:style-name="ce5" table:formula="of:=(([.H238]/10000000)/[.G238])/[.I238]" office:value-type="float" office:value="185.422239734606" calcext:value-type="float">
            <text:p>185.422239734606</text:p>
          </table:table-cell>
          <table:table-cell table:number-columns-repeated="100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.0616666666667" calcext:value-type="float">
            <text:p>12.0616666666667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8333333333333" calcext:value-type="float">
            <text:p>0.108333333333333</text:p>
          </table:table-cell>
          <table:table-cell office:value-type="float" office:value="121660072.777778" calcext:value-type="float">
            <text:p>121660072.777778</text:p>
          </table:table-cell>
          <table:table-cell office:value-type="float" office:value="0.602613580246914" calcext:value-type="float">
            <text:p>0.602613580246914</text:p>
          </table:table-cell>
          <table:table-cell table:formula="of:=([.H239]/10000000)/[.I239]" office:value-type="float" office:value="20.1887373211751" calcext:value-type="float">
            <text:p>20.1887373211751</text:p>
          </table:table-cell>
          <table:table-cell table:number-columns-repeated="4"/>
          <table:table-cell table:style-name="ce5" table:formula="of:=(([.H239]/10000000)/[.G239])/[.I239]" office:value-type="float" office:value="186.357575272385" calcext:value-type="float">
            <text:p>186.357575272385</text:p>
          </table:table-cell>
          <table:table-cell table:number-columns-repeated="100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.1116666666667" calcext:value-type="float">
            <text:p>12.1116666666667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145319464.222222" calcext:value-type="float">
            <text:p>145319464.222222</text:p>
          </table:table-cell>
          <table:table-cell office:value-type="float" office:value="0.707444444444444" calcext:value-type="float">
            <text:p>0.707444444444444</text:p>
          </table:table-cell>
          <table:table-cell table:formula="of:=([.H240]/10000000)/[.I240]" office:value-type="float" office:value="20.5414665933721" calcext:value-type="float">
            <text:p>20.5414665933721</text:p>
          </table:table-cell>
          <table:table-cell table:number-columns-repeated="4"/>
          <table:table-cell table:style-name="ce5" table:formula="of:=(([.H240]/10000000)/[.G240])/[.I240]" office:value-type="float" office:value="194.603367726683" calcext:value-type="float">
            <text:p>194.603367726683</text:p>
          </table:table-cell>
          <table:table-cell table:number-columns-repeated="100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1616666666667" calcext:value-type="float">
            <text:p>12.161666666666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168771947.555556" calcext:value-type="float">
            <text:p>168771947.555556</text:p>
          </table:table-cell>
          <table:table-cell office:value-type="float" office:value="0.817824691358025" calcext:value-type="float">
            <text:p>0.817824691358025</text:p>
          </table:table-cell>
          <table:table-cell table:formula="of:=([.H241]/10000000)/[.I241]" office:value-type="float" office:value="20.6366901536446" calcext:value-type="float">
            <text:p>20.6366901536446</text:p>
          </table:table-cell>
          <table:table-cell table:number-columns-repeated="4"/>
          <table:table-cell table:style-name="ce5" table:formula="of:=(([.H241]/10000000)/[.G241])/[.I241]" office:value-type="float" office:value="193.468970190418" calcext:value-type="float">
            <text:p>193.468970190418</text:p>
          </table:table-cell>
          <table:table-cell table:number-columns-repeated="100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2116666666667" calcext:value-type="float">
            <text:p>12.2116666666667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07777777777778" calcext:value-type="float">
            <text:p>0.107777777777778</text:p>
          </table:table-cell>
          <table:table-cell office:value-type="float" office:value="191953407.777778" calcext:value-type="float">
            <text:p>191953407.777778</text:p>
          </table:table-cell>
          <table:table-cell office:value-type="float" office:value="0.955916049382716" calcext:value-type="float">
            <text:p>0.955916049382716</text:p>
          </table:table-cell>
          <table:table-cell table:formula="of:=([.H242]/10000000)/[.I242]" office:value-type="float" office:value="20.080571709381" calcext:value-type="float">
            <text:p>20.080571709381</text:p>
          </table:table-cell>
          <table:table-cell table:number-columns-repeated="4"/>
          <table:table-cell table:style-name="ce5" table:formula="of:=(([.H242]/10000000)/[.G242])/[.I242]" office:value-type="float" office:value="186.314582870545" calcext:value-type="float">
            <text:p>186.314582870545</text:p>
          </table:table-cell>
          <table:table-cell table:number-columns-repeated="100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2616666666667" calcext:value-type="float">
            <text:p>12.261666666666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214988051.111111" calcext:value-type="float">
            <text:p>214988051.111111</text:p>
          </table:table-cell>
          <table:table-cell office:value-type="float" office:value="1.07957901234568" calcext:value-type="float">
            <text:p>1.07957901234568</text:p>
          </table:table-cell>
          <table:table-cell table:formula="of:=([.H243]/10000000)/[.I243]" office:value-type="float" office:value="19.914063598179" calcext:value-type="float">
            <text:p>19.914063598179</text:p>
          </table:table-cell>
          <table:table-cell table:number-columns-repeated="4"/>
          <table:table-cell table:style-name="ce5" table:formula="of:=(([.H243]/10000000)/[.G243])/[.I243]" office:value-type="float" office:value="188.659549877485" calcext:value-type="float">
            <text:p>188.659549877485</text:p>
          </table:table-cell>
          <table:table-cell table:number-columns-repeated="100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3116666666667" calcext:value-type="float">
            <text:p>12.311666666666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3888888888889" calcext:value-type="float">
            <text:p>0.103888888888889</text:p>
          </table:table-cell>
          <table:table-cell office:value-type="float" office:value="238578850.222222" calcext:value-type="float">
            <text:p>238578850.222222</text:p>
          </table:table-cell>
          <table:table-cell office:value-type="float" office:value="1.21273333333333" calcext:value-type="float">
            <text:p>1.21273333333333</text:p>
          </table:table-cell>
          <table:table-cell table:formula="of:=([.H244]/10000000)/[.I244]" office:value-type="float" office:value="19.672820369047" calcext:value-type="float">
            <text:p>19.672820369047</text:p>
          </table:table-cell>
          <table:table-cell table:number-columns-repeated="4"/>
          <table:table-cell table:style-name="ce5" table:formula="of:=(([.H244]/10000000)/[.G244])/[.I244]" office:value-type="float" office:value="189.364046333072" calcext:value-type="float">
            <text:p>189.364046333072</text:p>
          </table:table-cell>
          <table:table-cell table:number-columns-repeated="100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3616666666667" calcext:value-type="float">
            <text:p>12.3616666666667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07222222222222" calcext:value-type="float">
            <text:p>0.107222222222222</text:p>
          </table:table-cell>
          <table:table-cell office:value-type="float" office:value="261712193.666667" calcext:value-type="float">
            <text:p>261712193.666667</text:p>
          </table:table-cell>
          <table:table-cell office:value-type="float" office:value="1.36583827160494" calcext:value-type="float">
            <text:p>1.36583827160494</text:p>
          </table:table-cell>
          <table:table-cell table:formula="of:=([.H245]/10000000)/[.I245]" office:value-type="float" office:value="19.1612871822035" calcext:value-type="float">
            <text:p>19.1612871822035</text:p>
          </table:table-cell>
          <table:table-cell table:number-columns-repeated="4"/>
          <table:table-cell table:style-name="ce5" table:formula="of:=(([.H245]/10000000)/[.G245])/[.I245]" office:value-type="float" office:value="178.70630532625" calcext:value-type="float">
            <text:p>178.70630532625</text:p>
          </table:table-cell>
          <table:table-cell table:number-columns-repeated="100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4116666666667" calcext:value-type="float">
            <text:p>12.4116666666667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9444444444444" calcext:value-type="float">
            <text:p>0.109444444444444</text:p>
          </table:table-cell>
          <table:table-cell office:value-type="float" office:value="285122588.333333" calcext:value-type="float">
            <text:p>285122588.333333</text:p>
          </table:table-cell>
          <table:table-cell office:value-type="float" office:value="1.53756666666667" calcext:value-type="float">
            <text:p>1.53756666666667</text:p>
          </table:table-cell>
          <table:table-cell table:formula="of:=([.H246]/10000000)/[.I246]" office:value-type="float" office:value="18.543754525549" calcext:value-type="float">
            <text:p>18.543754525549</text:p>
          </table:table-cell>
          <table:table-cell table:number-columns-repeated="4"/>
          <table:table-cell table:style-name="ce5" table:formula="of:=(([.H246]/10000000)/[.G246])/[.I246]" office:value-type="float" office:value="169.435320538011" calcext:value-type="float">
            <text:p>169.435320538011</text:p>
          </table:table-cell>
          <table:table-cell table:number-columns-repeated="100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.4616666666667" calcext:value-type="float">
            <text:p>12.4616666666667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1666666666667" calcext:value-type="float">
            <text:p>0.111666666666667</text:p>
          </table:table-cell>
          <table:table-cell office:value-type="float" office:value="307993960.666667" calcext:value-type="float">
            <text:p>307993960.666667</text:p>
          </table:table-cell>
          <table:table-cell office:value-type="float" office:value="1.73331234567901" calcext:value-type="float">
            <text:p>1.73331234567901</text:p>
          </table:table-cell>
          <table:table-cell table:formula="of:=([.H247]/10000000)/[.I247]" office:value-type="float" office:value="17.7690974990438" calcext:value-type="float">
            <text:p>17.7690974990438</text:p>
          </table:table-cell>
          <table:table-cell table:number-columns-repeated="4"/>
          <table:table-cell table:style-name="ce5" table:formula="of:=(([.H247]/10000000)/[.G247])/[.I247]" office:value-type="float" office:value="159.126246260094" calcext:value-type="float">
            <text:p>159.126246260094</text:p>
          </table:table-cell>
          <table:table-cell table:number-columns-repeated="100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.5116666666667" calcext:value-type="float">
            <text:p>12.5116666666667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8888888888889" calcext:value-type="float">
            <text:p>0.108888888888889</text:p>
          </table:table-cell>
          <table:table-cell office:value-type="float" office:value="331416434.333333" calcext:value-type="float">
            <text:p>331416434.333333</text:p>
          </table:table-cell>
          <table:table-cell office:value-type="float" office:value="1.88807160493827" calcext:value-type="float">
            <text:p>1.88807160493827</text:p>
          </table:table-cell>
          <table:table-cell table:formula="of:=([.H248]/10000000)/[.I248]" office:value-type="float" office:value="17.5531708366627" calcext:value-type="float">
            <text:p>17.5531708366627</text:p>
          </table:table-cell>
          <table:table-cell table:number-columns-repeated="4"/>
          <table:table-cell table:style-name="ce5" table:formula="of:=(([.H248]/10000000)/[.G248])/[.I248]" office:value-type="float" office:value="161.20258931629" calcext:value-type="float">
            <text:p>161.20258931629</text:p>
          </table:table-cell>
          <table:table-cell table:number-columns-repeated="100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5616666666667" calcext:value-type="float">
            <text:p>12.5616666666667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6111111111111" calcext:value-type="float">
            <text:p>0.116111111111111</text:p>
          </table:table-cell>
          <table:table-cell office:value-type="float" office:value="354139519.444444" calcext:value-type="float">
            <text:p>354139519.444444</text:p>
          </table:table-cell>
          <table:table-cell office:value-type="float" office:value="2.09296913580247" calcext:value-type="float">
            <text:p>2.09296913580247</text:p>
          </table:table-cell>
          <table:table-cell table:formula="of:=([.H249]/10000000)/[.I249]" office:value-type="float" office:value="16.9204367798125" calcext:value-type="float">
            <text:p>16.9204367798125</text:p>
          </table:table-cell>
          <table:table-cell table:number-columns-repeated="4"/>
          <table:table-cell table:style-name="ce5" table:formula="of:=(([.H249]/10000000)/[.G249])/[.I249]" office:value-type="float" office:value="145.726249778289" calcext:value-type="float">
            <text:p>145.726249778289</text:p>
          </table:table-cell>
          <table:table-cell table:number-columns-repeated="100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6116666666667" calcext:value-type="float">
            <text:p>12.6116666666667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0555555555556" calcext:value-type="float">
            <text:p>0.100555555555556</text:p>
          </table:table-cell>
          <table:table-cell office:value-type="float" office:value="377794877.444444" calcext:value-type="float">
            <text:p>377794877.444444</text:p>
          </table:table-cell>
          <table:table-cell office:value-type="float" office:value="2.39635555555556" calcext:value-type="float">
            <text:p>2.39635555555556</text:p>
          </table:table-cell>
          <table:table-cell table:formula="of:=([.H250]/10000000)/[.I250]" office:value-type="float" office:value="15.7653932684817" calcext:value-type="float">
            <text:p>15.7653932684817</text:p>
          </table:table-cell>
          <table:table-cell table:number-columns-repeated="4"/>
          <table:table-cell table:style-name="ce5" table:formula="of:=(([.H250]/10000000)/[.G250])/[.I250]" office:value-type="float" office:value="156.782916482139" calcext:value-type="float">
            <text:p>156.782916482139</text:p>
          </table:table-cell>
          <table:table-cell table:number-columns-repeated="100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6616666666667" calcext:value-type="float">
            <text:p>12.6616666666667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6111111111111" calcext:value-type="float">
            <text:p>0.116111111111111</text:p>
          </table:table-cell>
          <table:table-cell office:value-type="float" office:value="400111604.555556" calcext:value-type="float">
            <text:p>400111604.555556</text:p>
          </table:table-cell>
          <table:table-cell office:value-type="float" office:value="2.73668518518518" calcext:value-type="float">
            <text:p>2.73668518518518</text:p>
          </table:table-cell>
          <table:table-cell table:formula="of:=([.H251]/10000000)/[.I251]" office:value-type="float" office:value="14.6203007463747" calcext:value-type="float">
            <text:p>14.6203007463747</text:p>
          </table:table-cell>
          <table:table-cell table:number-columns-repeated="4"/>
          <table:table-cell table:style-name="ce5" table:formula="of:=(([.H251]/10000000)/[.G251])/[.I251]" office:value-type="float" office:value="125.916465758251" calcext:value-type="float">
            <text:p>125.916465758251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7116666666667" calcext:value-type="float">
            <text:p>12.7116666666667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2777777777778" calcext:value-type="float">
            <text:p>0.112777777777778</text:p>
          </table:table-cell>
          <table:table-cell office:value-type="float" office:value="423428499.333333" calcext:value-type="float">
            <text:p>423428499.333333</text:p>
          </table:table-cell>
          <table:table-cell office:value-type="float" office:value="3.10987654320988" calcext:value-type="float">
            <text:p>3.10987654320988</text:p>
          </table:table-cell>
          <table:table-cell table:formula="of:=([.H252]/10000000)/[.I252]" office:value-type="float" office:value="13.6156047820563" calcext:value-type="float">
            <text:p>13.6156047820563</text:p>
          </table:table-cell>
          <table:table-cell table:number-columns-repeated="4"/>
          <table:table-cell table:style-name="ce5" table:formula="of:=(([.H252]/10000000)/[.G252])/[.I252]" office:value-type="float" office:value="120.729500530549" calcext:value-type="float">
            <text:p>120.729500530549</text:p>
          </table:table-cell>
          <table:table-cell table:number-columns-repeated="100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7616666666667" calcext:value-type="float">
            <text:p>12.761666666666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446047951.444444" calcext:value-type="float">
            <text:p>446047951.444444</text:p>
          </table:table-cell>
          <table:table-cell office:value-type="float" office:value="3.59378765432099" calcext:value-type="float">
            <text:p>3.59378765432099</text:p>
          </table:table-cell>
          <table:table-cell table:formula="of:=([.H253]/10000000)/[.I253]" office:value-type="float" office:value="12.411639037942" calcext:value-type="float">
            <text:p>12.411639037942</text:p>
          </table:table-cell>
          <table:table-cell table:number-columns-repeated="4"/>
          <table:table-cell table:style-name="ce5" table:formula="of:=(([.H253]/10000000)/[.G253])/[.I253]" office:value-type="float" office:value="116.359115980706" calcext:value-type="float">
            <text:p>116.359115980706</text:p>
          </table:table-cell>
          <table:table-cell table:number-columns-repeated="100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8116666666667" calcext:value-type="float">
            <text:p>12.811666666666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28888888888889" calcext:value-type="float">
            <text:p>0.128888888888889</text:p>
          </table:table-cell>
          <table:table-cell office:value-type="float" office:value="468684548.888889" calcext:value-type="float">
            <text:p>468684548.888889</text:p>
          </table:table-cell>
          <table:table-cell office:value-type="float" office:value="4.33779259259259" calcext:value-type="float">
            <text:p>4.33779259259259</text:p>
          </table:table-cell>
          <table:table-cell table:formula="of:=([.H254]/10000000)/[.I254]" office:value-type="float" office:value="10.8046786213162" calcext:value-type="float">
            <text:p>10.8046786213162</text:p>
          </table:table-cell>
          <table:table-cell table:number-columns-repeated="4"/>
          <table:table-cell table:style-name="ce5" table:formula="of:=(([.H254]/10000000)/[.G254])/[.I254]" office:value-type="float" office:value="83.8294030964186" calcext:value-type="float">
            <text:p>83.8294030964186</text:p>
          </table:table-cell>
          <table:table-cell table:number-columns-repeated="100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.8616666666667" calcext:value-type="float">
            <text:p>12.861666666666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7777777777778" calcext:value-type="float">
            <text:p>0.107777777777778</text:p>
          </table:table-cell>
          <table:table-cell office:value-type="float" office:value="443720105.222222" calcext:value-type="float">
            <text:p>443720105.222222</text:p>
          </table:table-cell>
          <table:table-cell office:value-type="float" office:value="3.9025" calcext:value-type="float">
            <text:p>3.9025</text:p>
          </table:table-cell>
          <table:table-cell table:formula="of:=([.H255]/10000000)/[.I255]" office:value-type="float" office:value="11.3701500377251" calcext:value-type="float">
            <text:p>11.3701500377251</text:p>
          </table:table-cell>
          <table:table-cell table:number-columns-repeated="4"/>
          <table:table-cell table:style-name="ce5" table:formula="of:=(([.H255]/10000000)/[.G255])/[.I255]" office:value-type="float" office:value="105.496237463429" calcext:value-type="float">
            <text:p>105.496237463429</text:p>
          </table:table-cell>
          <table:table-cell table:number-columns-repeated="100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9116666666667" calcext:value-type="float">
            <text:p>12.9116666666667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0555555555556" calcext:value-type="float">
            <text:p>0.110555555555556</text:p>
          </table:table-cell>
          <table:table-cell office:value-type="float" office:value="422535398.333333" calcext:value-type="float">
            <text:p>422535398.333333</text:p>
          </table:table-cell>
          <table:table-cell office:value-type="float" office:value="3.29936913580247" calcext:value-type="float">
            <text:p>3.29936913580247</text:p>
          </table:table-cell>
          <table:table-cell table:formula="of:=([.H256]/10000000)/[.I256]" office:value-type="float" office:value="12.8065512206037" calcext:value-type="float">
            <text:p>12.8065512206037</text:p>
          </table:table-cell>
          <table:table-cell table:number-columns-repeated="4"/>
          <table:table-cell table:style-name="ce5" table:formula="of:=(([.H256]/10000000)/[.G256])/[.I256]" office:value-type="float" office:value="115.838151744154" calcext:value-type="float">
            <text:p>115.838151744154</text:p>
          </table:table-cell>
          <table:table-cell table:number-columns-repeated="100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9616666666667" calcext:value-type="float">
            <text:p>12.9616666666667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8333333333333" calcext:value-type="float">
            <text:p>0.118333333333333</text:p>
          </table:table-cell>
          <table:table-cell office:value-type="float" office:value="399840885.111111" calcext:value-type="float">
            <text:p>399840885.111111</text:p>
          </table:table-cell>
          <table:table-cell office:value-type="float" office:value="2.88758395061728" calcext:value-type="float">
            <text:p>2.88758395061728</text:p>
          </table:table-cell>
          <table:table-cell table:formula="of:=([.H257]/10000000)/[.I257]" office:value-type="float" office:value="13.8469007983521" calcext:value-type="float">
            <text:p>13.8469007983521</text:p>
          </table:table-cell>
          <table:table-cell table:number-columns-repeated="4"/>
          <table:table-cell table:style-name="ce5" table:formula="of:=(([.H257]/10000000)/[.G257])/[.I257]" office:value-type="float" office:value="117.016063084665" calcext:value-type="float">
            <text:p>117.016063084665</text:p>
          </table:table-cell>
          <table:table-cell table:number-columns-repeated="100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.0116666666667" calcext:value-type="float">
            <text:p>13.0116666666667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378504411.555556" calcext:value-type="float">
            <text:p>378504411.555556</text:p>
          </table:table-cell>
          <table:table-cell office:value-type="float" office:value="2.53111234567901" calcext:value-type="float">
            <text:p>2.53111234567901</text:p>
          </table:table-cell>
          <table:table-cell table:formula="of:=([.H258]/10000000)/[.I258]" office:value-type="float" office:value="14.9540739351898" calcext:value-type="float">
            <text:p>14.9540739351898</text:p>
          </table:table-cell>
          <table:table-cell table:number-columns-repeated="4"/>
          <table:table-cell table:style-name="ce5" table:formula="of:=(([.H258]/10000000)/[.G258])/[.I258]" office:value-type="float" office:value="140.194443142404" calcext:value-type="float">
            <text:p>140.194443142404</text:p>
          </table:table-cell>
          <table:table-cell table:number-columns-repeated="100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.0616666666667" calcext:value-type="float">
            <text:p>13.0616666666667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7777777777778" calcext:value-type="float">
            <text:p>0.117777777777778</text:p>
          </table:table-cell>
          <table:table-cell office:value-type="float" office:value="354852092.555556" calcext:value-type="float">
            <text:p>354852092.555556</text:p>
          </table:table-cell>
          <table:table-cell office:value-type="float" office:value="2.22712592592593" calcext:value-type="float">
            <text:p>2.22712592592593</text:p>
          </table:table-cell>
          <table:table-cell table:formula="of:=([.H259]/10000000)/[.I259]" office:value-type="float" office:value="15.9331849369059" calcext:value-type="float">
            <text:p>15.9331849369059</text:p>
          </table:table-cell>
          <table:table-cell table:number-columns-repeated="4"/>
          <table:table-cell table:style-name="ce5" table:formula="of:=(([.H259]/10000000)/[.G259])/[.I259]" office:value-type="float" office:value="135.281758898258" calcext:value-type="float">
            <text:p>135.281758898258</text:p>
          </table:table-cell>
          <table:table-cell table:number-columns-repeated="100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.1116666666667" calcext:value-type="float">
            <text:p>13.1116666666667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8333333333333" calcext:value-type="float">
            <text:p>0.108333333333333</text:p>
          </table:table-cell>
          <table:table-cell office:value-type="float" office:value="331632338.555556" calcext:value-type="float">
            <text:p>331632338.555556</text:p>
          </table:table-cell>
          <table:table-cell office:value-type="float" office:value="1.96856419753086" calcext:value-type="float">
            <text:p>1.96856419753086</text:p>
          </table:table-cell>
          <table:table-cell table:formula="of:=([.H260]/10000000)/[.I260]" office:value-type="float" office:value="16.846407090585" calcext:value-type="float">
            <text:p>16.846407090585</text:p>
          </table:table-cell>
          <table:table-cell table:number-columns-repeated="4"/>
          <table:table-cell table:style-name="ce5" table:formula="of:=(([.H260]/10000000)/[.G260])/[.I260]" office:value-type="float" office:value="155.505296220784" calcext:value-type="float">
            <text:p>155.505296220784</text:p>
          </table:table-cell>
          <table:table-cell table:number-columns-repeated="100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.1616666666667" calcext:value-type="float">
            <text:p>13.1616666666667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8333333333333" calcext:value-type="float">
            <text:p>0.108333333333333</text:p>
          </table:table-cell>
          <table:table-cell office:value-type="float" office:value="308486013.333333" calcext:value-type="float">
            <text:p>308486013.333333</text:p>
          </table:table-cell>
          <table:table-cell office:value-type="float" office:value="1.80005555555556" calcext:value-type="float">
            <text:p>1.80005555555556</text:p>
          </table:table-cell>
          <table:table-cell table:formula="of:=([.H261]/10000000)/[.I261]" office:value-type="float" office:value="17.1375829141075" calcext:value-type="float">
            <text:p>17.1375829141075</text:p>
          </table:table-cell>
          <table:table-cell table:number-columns-repeated="4"/>
          <table:table-cell table:style-name="ce5" table:formula="of:=(([.H261]/10000000)/[.G261])/[.I261]" office:value-type="float" office:value="158.193073053301" calcext:value-type="float">
            <text:p>158.193073053301</text:p>
          </table:table-cell>
          <table:table-cell table:number-columns-repeated="100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.2116666666667" calcext:value-type="float">
            <text:p>13.2116666666667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7777777777778" calcext:value-type="float">
            <text:p>0.107777777777778</text:p>
          </table:table-cell>
          <table:table-cell office:value-type="float" office:value="285654592.555556" calcext:value-type="float">
            <text:p>285654592.555556</text:p>
          </table:table-cell>
          <table:table-cell office:value-type="float" office:value="1.61047160493827" calcext:value-type="float">
            <text:p>1.61047160493827</text:p>
          </table:table-cell>
          <table:table-cell table:formula="of:=([.H262]/10000000)/[.I262]" office:value-type="float" office:value="17.7373256181381" calcext:value-type="float">
            <text:p>17.7373256181381</text:p>
          </table:table-cell>
          <table:table-cell table:number-columns-repeated="4"/>
          <table:table-cell table:style-name="ce5" table:formula="of:=(([.H262]/10000000)/[.G262])/[.I262]" office:value-type="float" office:value="164.573124292003" calcext:value-type="float">
            <text:p>164.573124292003</text:p>
          </table:table-cell>
          <table:table-cell table:number-columns-repeated="100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.2616666666667" calcext:value-type="float">
            <text:p>13.2616666666667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07222222222222" calcext:value-type="float">
            <text:p>0.107222222222222</text:p>
          </table:table-cell>
          <table:table-cell office:value-type="float" office:value="262176874.777778" calcext:value-type="float">
            <text:p>262176874.777778</text:p>
          </table:table-cell>
          <table:table-cell office:value-type="float" office:value="1.43074814814815" calcext:value-type="float">
            <text:p>1.43074814814815</text:p>
          </table:table-cell>
          <table:table-cell table:formula="of:=([.H263]/10000000)/[.I263]" office:value-type="float" office:value="18.3244601865898" calcext:value-type="float">
            <text:p>18.3244601865898</text:p>
          </table:table-cell>
          <table:table-cell table:number-columns-repeated="4"/>
          <table:table-cell table:style-name="ce5" table:formula="of:=(([.H263]/10000000)/[.G263])/[.I263]" office:value-type="float" office:value="170.901701222081" calcext:value-type="float">
            <text:p>170.901701222081</text:p>
          </table:table-cell>
          <table:table-cell table:number-columns-repeated="100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.3116666666667" calcext:value-type="float">
            <text:p>13.311666666666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239054177.222222" calcext:value-type="float">
            <text:p>239054177.222222</text:p>
          </table:table-cell>
          <table:table-cell office:value-type="float" office:value="1.27202469135802" calcext:value-type="float">
            <text:p>1.27202469135802</text:p>
          </table:table-cell>
          <table:table-cell table:formula="of:=([.H264]/10000000)/[.I264]" office:value-type="float" office:value="18.793202588466" calcext:value-type="float">
            <text:p>18.793202588466</text:p>
          </table:table-cell>
          <table:table-cell table:number-columns-repeated="4"/>
          <table:table-cell table:style-name="ce5" table:formula="of:=(([.H264]/10000000)/[.G264])/[.I264]" office:value-type="float" office:value="178.040866627572" calcext:value-type="float">
            <text:p>178.040866627572</text:p>
          </table:table-cell>
          <table:table-cell table:number-columns-repeated="100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3616666666667" calcext:value-type="float">
            <text:p>13.361666666666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5" calcext:value-type="float">
            <text:p>0.105</text:p>
          </table:table-cell>
          <table:table-cell office:value-type="float" office:value="215665096.555556" calcext:value-type="float">
            <text:p>215665096.555556</text:p>
          </table:table-cell>
          <table:table-cell office:value-type="float" office:value="1.13038888888889" calcext:value-type="float">
            <text:p>1.13038888888889</text:p>
          </table:table-cell>
          <table:table-cell table:formula="of:=([.H265]/10000000)/[.I265]" office:value-type="float" office:value="19.0788408020839" calcext:value-type="float">
            <text:p>19.0788408020839</text:p>
          </table:table-cell>
          <table:table-cell table:number-columns-repeated="4"/>
          <table:table-cell table:style-name="ce5" table:formula="of:=(([.H265]/10000000)/[.G265])/[.I265]" office:value-type="float" office:value="181.703245734132" calcext:value-type="float">
            <text:p>181.703245734132</text:p>
          </table:table-cell>
          <table:table-cell table:number-columns-repeated="100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.4116666666667" calcext:value-type="float">
            <text:p>13.4116666666667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192321727.777778" calcext:value-type="float">
            <text:p>192321727.777778</text:p>
          </table:table-cell>
          <table:table-cell office:value-type="float" office:value="1.0085950617284" calcext:value-type="float">
            <text:p>1.0085950617284</text:p>
          </table:table-cell>
          <table:table-cell table:formula="of:=([.H266]/10000000)/[.I266]" office:value-type="float" office:value="19.0682797363891" calcext:value-type="float">
            <text:p>19.0682797363891</text:p>
          </table:table-cell>
          <table:table-cell table:number-columns-repeated="4"/>
          <table:table-cell table:style-name="ce5" table:formula="of:=(([.H266]/10000000)/[.G266])/[.I266]" office:value-type="float" office:value="180.646860660529" calcext:value-type="float">
            <text:p>180.646860660529</text:p>
          </table:table-cell>
          <table:table-cell table:number-columns-repeated="100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.4616666666667" calcext:value-type="float">
            <text:p>13.461666666666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7222222222222" calcext:value-type="float">
            <text:p>0.107222222222222</text:p>
          </table:table-cell>
          <table:table-cell office:value-type="float" office:value="168701898" calcext:value-type="float">
            <text:p>168701898</text:p>
          </table:table-cell>
          <table:table-cell office:value-type="float" office:value="0.8617" calcext:value-type="float">
            <text:p>0.8617</text:p>
          </table:table-cell>
          <table:table-cell table:formula="of:=([.H267]/10000000)/[.I267]" office:value-type="float" office:value="19.5777994661715" calcext:value-type="float">
            <text:p>19.5777994661715</text:p>
          </table:table-cell>
          <table:table-cell table:number-columns-repeated="4"/>
          <table:table-cell table:style-name="ce5" table:formula="of:=(([.H267]/10000000)/[.G267])/[.I267]" office:value-type="float" office:value="182.590875850304" calcext:value-type="float">
            <text:p>182.590875850304</text:p>
          </table:table-cell>
          <table:table-cell table:number-columns-repeated="100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.5116666666667" calcext:value-type="float">
            <text:p>13.5116666666667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7777777777778" calcext:value-type="float">
            <text:p>0.107777777777778</text:p>
          </table:table-cell>
          <table:table-cell office:value-type="float" office:value="145563677.444444" calcext:value-type="float">
            <text:p>145563677.444444</text:p>
          </table:table-cell>
          <table:table-cell office:value-type="float" office:value="0.741556790123457" calcext:value-type="float">
            <text:p>0.741556790123457</text:p>
          </table:table-cell>
          <table:table-cell table:formula="of:=([.H268]/10000000)/[.I268]" office:value-type="float" office:value="19.6294713207616" calcext:value-type="float">
            <text:p>19.6294713207616</text:p>
          </table:table-cell>
          <table:table-cell table:number-columns-repeated="4"/>
          <table:table-cell table:style-name="ce5" table:formula="of:=(([.H268]/10000000)/[.G268])/[.I268]" office:value-type="float" office:value="182.129115347273" calcext:value-type="float">
            <text:p>182.129115347273</text:p>
          </table:table-cell>
          <table:table-cell table:number-columns-repeated="100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.5616666666667" calcext:value-type="float">
            <text:p>13.5616666666667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6111111111111" calcext:value-type="float">
            <text:p>0.106111111111111</text:p>
          </table:table-cell>
          <table:table-cell office:value-type="float" office:value="122075774.888889" calcext:value-type="float">
            <text:p>122075774.888889</text:p>
          </table:table-cell>
          <table:table-cell office:value-type="float" office:value="0.63708024691358" calcext:value-type="float">
            <text:p>0.63708024691358</text:p>
          </table:table-cell>
          <table:table-cell table:formula="of:=([.H269]/10000000)/[.I269]" office:value-type="float" office:value="19.1617579544023" calcext:value-type="float">
            <text:p>19.1617579544023</text:p>
          </table:table-cell>
          <table:table-cell table:number-columns-repeated="4"/>
          <table:table-cell table:style-name="ce5" table:formula="of:=(([.H269]/10000000)/[.G269])/[.I269]" office:value-type="float" office:value="180.582012135729" calcext:value-type="float">
            <text:p>180.582012135729</text:p>
          </table:table-cell>
          <table:table-cell table:number-columns-repeated="100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.6116666666667" calcext:value-type="float">
            <text:p>13.6116666666667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98577746.7777778" calcext:value-type="float">
            <text:p>98577746.7777778</text:p>
          </table:table-cell>
          <table:table-cell office:value-type="float" office:value="0.531611111111111" calcext:value-type="float">
            <text:p>0.531611111111111</text:p>
          </table:table-cell>
          <table:table-cell table:formula="of:=([.H270]/10000000)/[.I270]" office:value-type="float" office:value="18.5432066255617" calcext:value-type="float">
            <text:p>18.5432066255617</text:p>
          </table:table-cell>
          <table:table-cell table:number-columns-repeated="4"/>
          <table:table-cell table:style-name="ce5" table:formula="of:=(([.H270]/10000000)/[.G270])/[.I270]" office:value-type="float" office:value="175.672483821111" calcext:value-type="float">
            <text:p>175.672483821111</text:p>
          </table:table-cell>
          <table:table-cell table:number-columns-repeated="100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.6616666666667" calcext:value-type="float">
            <text:p>13.661666666666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" calcext:value-type="float">
            <text:p>0.11</text:p>
          </table:table-cell>
          <table:table-cell office:value-type="float" office:value="74895050.5555556" calcext:value-type="float">
            <text:p>74895050.5555556</text:p>
          </table:table-cell>
          <table:table-cell office:value-type="float" office:value="0.42428024691358" calcext:value-type="float">
            <text:p>0.42428024691358</text:p>
          </table:table-cell>
          <table:table-cell table:formula="of:=([.H271]/10000000)/[.I271]" office:value-type="float" office:value="17.6522595855872" calcext:value-type="float">
            <text:p>17.6522595855872</text:p>
          </table:table-cell>
          <table:table-cell table:number-columns-repeated="4"/>
          <table:table-cell table:style-name="ce5" table:formula="of:=(([.H271]/10000000)/[.G271])/[.I271]" office:value-type="float" office:value="160.475087141702" calcext:value-type="float">
            <text:p>160.475087141702</text:p>
          </table:table-cell>
          <table:table-cell table:number-columns-repeated="100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.7388888888889" calcext:value-type="float">
            <text:p>13.7388888888889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68888888888889" calcext:value-type="float">
            <text:p>0.168888888888889</text:p>
          </table:table-cell>
          <table:table-cell office:value-type="float" office:value="78627833.6666667" calcext:value-type="float">
            <text:p>78627833.6666667</text:p>
          </table:table-cell>
          <table:table-cell office:value-type="float" office:value="0.298663011443894" calcext:value-type="float">
            <text:p>0.298663011443894</text:p>
          </table:table-cell>
          <table:table-cell table:formula="of:=([.H272]/10000000)/[.I272]" office:value-type="float" office:value="26.3266057911016" calcext:value-type="float">
            <text:p>26.3266057911016</text:p>
          </table:table-cell>
          <table:table-cell table:number-columns-repeated="4"/>
          <table:table-cell table:style-name="ce5" table:formula="of:=(([.H272]/10000000)/[.G272])/[.I272]" office:value-type="float" office:value="155.881218499944" calcext:value-type="float">
            <text:p>155.881218499944</text:p>
          </table:table-cell>
          <table:table-cell table:number-columns-repeated="100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.7888888888889" calcext:value-type="float">
            <text:p>13.788888888888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5555555555556" calcext:value-type="float">
            <text:p>0.115555555555556</text:p>
          </table:table-cell>
          <table:table-cell office:value-type="float" office:value="74096464.3333333" calcext:value-type="float">
            <text:p>74096464.3333333</text:p>
          </table:table-cell>
          <table:table-cell office:value-type="float" office:value="0.35870987654321" calcext:value-type="float">
            <text:p>0.35870987654321</text:p>
          </table:table-cell>
          <table:table-cell table:formula="of:=([.H273]/10000000)/[.I273]" office:value-type="float" office:value="20.6563769716577" calcext:value-type="float">
            <text:p>20.6563769716577</text:p>
          </table:table-cell>
          <table:table-cell table:number-columns-repeated="4"/>
          <table:table-cell table:style-name="ce5" table:formula="of:=(([.H273]/10000000)/[.G273])/[.I273]" office:value-type="float" office:value="178.757108408576" calcext:value-type="float">
            <text:p>178.757108408576</text:p>
          </table:table-cell>
          <table:table-cell table:number-columns-repeated="100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8388888888889" calcext:value-type="float">
            <text:p>13.838888888888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7222222222222" calcext:value-type="float">
            <text:p>0.107222222222222</text:p>
          </table:table-cell>
          <table:table-cell office:value-type="float" office:value="97955119.7777778" calcext:value-type="float">
            <text:p>97955119.7777778</text:p>
          </table:table-cell>
          <table:table-cell office:value-type="float" office:value="0.442679012345679" calcext:value-type="float">
            <text:p>0.442679012345679</text:p>
          </table:table-cell>
          <table:table-cell table:formula="of:=([.H274]/10000000)/[.I274]" office:value-type="float" office:value="22.1277984828625" calcext:value-type="float">
            <text:p>22.1277984828625</text:p>
          </table:table-cell>
          <table:table-cell table:number-columns-repeated="4"/>
          <table:table-cell table:style-name="ce5" table:formula="of:=(([.H274]/10000000)/[.G274])/[.I274]" office:value-type="float" office:value="206.373250099235" calcext:value-type="float">
            <text:p>206.373250099235</text:p>
          </table:table-cell>
          <table:table-cell table:number-columns-repeated="100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.8888888888889" calcext:value-type="float">
            <text:p>13.8888888888889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15555555555556" calcext:value-type="float">
            <text:p>0.115555555555556</text:p>
          </table:table-cell>
          <table:table-cell office:value-type="float" office:value="121293620.444444" calcext:value-type="float">
            <text:p>121293620.444444</text:p>
          </table:table-cell>
          <table:table-cell office:value-type="float" office:value="0.527648148148148" calcext:value-type="float">
            <text:p>0.527648148148148</text:p>
          </table:table-cell>
          <table:table-cell table:formula="of:=([.H275]/10000000)/[.I275]" office:value-type="float" office:value="22.9875952128592" calcext:value-type="float">
            <text:p>22.9875952128592</text:p>
          </table:table-cell>
          <table:table-cell table:number-columns-repeated="4"/>
          <table:table-cell table:style-name="ce5" table:formula="of:=(([.H275]/10000000)/[.G275])/[.I275]" office:value-type="float" office:value="198.931112418975" calcext:value-type="float">
            <text:p>198.931112418975</text:p>
          </table:table-cell>
          <table:table-cell table:number-columns-repeated="100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9388888888889" calcext:value-type="float">
            <text:p>13.9388888888889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7222222222222" calcext:value-type="float">
            <text:p>0.117222222222222</text:p>
          </table:table-cell>
          <table:table-cell office:value-type="float" office:value="144724688.333333" calcext:value-type="float">
            <text:p>144724688.333333</text:p>
          </table:table-cell>
          <table:table-cell office:value-type="float" office:value="0.614898765432099" calcext:value-type="float">
            <text:p>0.614898765432099</text:p>
          </table:table-cell>
          <table:table-cell table:formula="of:=([.H276]/10000000)/[.I276]" office:value-type="float" office:value="23.5363439429957" calcext:value-type="float">
            <text:p>23.5363439429957</text:p>
          </table:table-cell>
          <table:table-cell table:number-columns-repeated="4"/>
          <table:table-cell table:style-name="ce5" table:formula="of:=(([.H276]/10000000)/[.G276])/[.I276]" office:value-type="float" office:value="200.783976764893" calcext:value-type="float">
            <text:p>200.783976764893</text:p>
          </table:table-cell>
          <table:table-cell table:number-columns-repeated="100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.9888888888889" calcext:value-type="float">
            <text:p>13.9888888888889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6111111111111" calcext:value-type="float">
            <text:p>0.106111111111111</text:p>
          </table:table-cell>
          <table:table-cell office:value-type="float" office:value="168152297.111111" calcext:value-type="float">
            <text:p>168152297.111111</text:p>
          </table:table-cell>
          <table:table-cell office:value-type="float" office:value="0.689033333333333" calcext:value-type="float">
            <text:p>0.689033333333333</text:p>
          </table:table-cell>
          <table:table-cell table:formula="of:=([.H277]/10000000)/[.I277]" office:value-type="float" office:value="24.4040874332801" calcext:value-type="float">
            <text:p>24.4040874332801</text:p>
          </table:table-cell>
          <table:table-cell table:number-columns-repeated="4"/>
          <table:table-cell table:style-name="ce5" table:formula="of:=(([.H277]/10000000)/[.G277])/[.I277]" office:value-type="float" office:value="229.986164292692" calcext:value-type="float">
            <text:p>229.986164292692</text:p>
          </table:table-cell>
          <table:table-cell table:number-columns-repeated="100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.0388888888889" calcext:value-type="float">
            <text:p>14.0388888888889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32777777777778" calcext:value-type="float">
            <text:p>0.132777777777778</text:p>
          </table:table-cell>
          <table:table-cell office:value-type="float" office:value="191129410" calcext:value-type="float">
            <text:p>191129410</text:p>
          </table:table-cell>
          <table:table-cell office:value-type="float" office:value="0.790903703703704" calcext:value-type="float">
            <text:p>0.790903703703704</text:p>
          </table:table-cell>
          <table:table-cell table:formula="of:=([.H278]/10000000)/[.I278]" office:value-type="float" office:value="24.1659520754505" calcext:value-type="float">
            <text:p>24.1659520754505</text:p>
          </table:table-cell>
          <table:table-cell table:number-columns-repeated="4"/>
          <table:table-cell table:style-name="ce5" table:formula="of:=(([.H278]/10000000)/[.G278])/[.I278]" office:value-type="float" office:value="182.002986342305" calcext:value-type="float">
            <text:p>182.002986342305</text:p>
          </table:table-cell>
          <table:table-cell table:number-columns-repeated="100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.0888888888889" calcext:value-type="float">
            <text:p>14.088888888888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27777777777778" calcext:value-type="float">
            <text:p>0.127777777777778</text:p>
          </table:table-cell>
          <table:table-cell office:value-type="float" office:value="211992647.222222" calcext:value-type="float">
            <text:p>211992647.222222</text:p>
          </table:table-cell>
          <table:table-cell office:value-type="float" office:value="0.93259012345679" calcext:value-type="float">
            <text:p>0.93259012345679</text:p>
          </table:table-cell>
          <table:table-cell table:formula="of:=([.H279]/10000000)/[.I279]" office:value-type="float" office:value="22.731599004763" calcext:value-type="float">
            <text:p>22.731599004763</text:p>
          </table:table-cell>
          <table:table-cell table:number-columns-repeated="4"/>
          <table:table-cell table:style-name="ce5" table:formula="of:=(([.H279]/10000000)/[.G279])/[.I279]" office:value-type="float" office:value="177.899470472059" calcext:value-type="float">
            <text:p>177.899470472059</text:p>
          </table:table-cell>
          <table:table-cell table:number-columns-repeated="100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.1388888888889" calcext:value-type="float">
            <text:p>14.138888888888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3333333333333" calcext:value-type="float">
            <text:p>0.113333333333333</text:p>
          </table:table-cell>
          <table:table-cell office:value-type="float" office:value="236639846.777778" calcext:value-type="float">
            <text:p>236639846.777778</text:p>
          </table:table-cell>
          <table:table-cell office:value-type="float" office:value="1.10232592592593" calcext:value-type="float">
            <text:p>1.10232592592593</text:p>
          </table:table-cell>
          <table:table-cell table:formula="of:=([.H280]/10000000)/[.I280]" office:value-type="float" office:value="21.4673211626594" calcext:value-type="float">
            <text:p>21.4673211626594</text:p>
          </table:table-cell>
          <table:table-cell table:number-columns-repeated="4"/>
          <table:table-cell table:style-name="ce5" table:formula="of:=(([.H280]/10000000)/[.G280])/[.I280]" office:value-type="float" office:value="189.417539670524" calcext:value-type="float">
            <text:p>189.417539670524</text:p>
          </table:table-cell>
          <table:table-cell table:number-columns-repeated="100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1888888888889" calcext:value-type="float">
            <text:p>14.1888888888889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260315737.333333" calcext:value-type="float">
            <text:p>260315737.333333</text:p>
          </table:table-cell>
          <table:table-cell office:value-type="float" office:value="1.2735" calcext:value-type="float">
            <text:p>1.2735</text:p>
          </table:table-cell>
          <table:table-cell table:formula="of:=([.H281]/10000000)/[.I281]" office:value-type="float" office:value="20.4409687737207" calcext:value-type="float">
            <text:p>20.4409687737207</text:p>
          </table:table-cell>
          <table:table-cell table:number-columns-repeated="4"/>
          <table:table-cell table:style-name="ce5" table:formula="of:=(([.H281]/10000000)/[.G281])/[.I281]" office:value-type="float" office:value="175.208303774749" calcext:value-type="float">
            <text:p>175.208303774749</text:p>
          </table:table-cell>
          <table:table-cell table:number-columns-repeated="100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.2388888888889" calcext:value-type="float">
            <text:p>14.2388888888889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2222222222222" calcext:value-type="float">
            <text:p>0.102222222222222</text:p>
          </table:table-cell>
          <table:table-cell office:value-type="float" office:value="284303254" calcext:value-type="float">
            <text:p>284303254</text:p>
          </table:table-cell>
          <table:table-cell office:value-type="float" office:value="1.47425308641975" calcext:value-type="float">
            <text:p>1.47425308641975</text:p>
          </table:table-cell>
          <table:table-cell table:formula="of:=([.H282]/10000000)/[.I282]" office:value-type="float" office:value="19.2845622382542" calcext:value-type="float">
            <text:p>19.2845622382542</text:p>
          </table:table-cell>
          <table:table-cell table:number-columns-repeated="4"/>
          <table:table-cell table:style-name="ce5" table:formula="of:=(([.H282]/10000000)/[.G282])/[.I282]" office:value-type="float" office:value="188.653326243791" calcext:value-type="float">
            <text:p>188.653326243791</text:p>
          </table:table-cell>
          <table:table-cell table:number-columns-repeated="100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2888888888889" calcext:value-type="float">
            <text:p>14.2888888888889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307338974.222222" calcext:value-type="float">
            <text:p>307338974.222222</text:p>
          </table:table-cell>
          <table:table-cell office:value-type="float" office:value="1.69047901234568" calcext:value-type="float">
            <text:p>1.69047901234568</text:p>
          </table:table-cell>
          <table:table-cell table:formula="of:=([.H283]/10000000)/[.I283]" office:value-type="float" office:value="18.1805850281314" calcext:value-type="float">
            <text:p>18.1805850281314</text:p>
          </table:table-cell>
          <table:table-cell table:number-columns-repeated="4"/>
          <table:table-cell table:style-name="ce5" table:formula="of:=(([.H283]/10000000)/[.G283])/[.I283]" office:value-type="float" office:value="155.833585955412" calcext:value-type="float">
            <text:p>155.833585955412</text:p>
          </table:table-cell>
          <table:table-cell table:number-columns-repeated="100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.3388888888889" calcext:value-type="float">
            <text:p>14.3388888888889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8333333333333" calcext:value-type="float">
            <text:p>0.108333333333333</text:p>
          </table:table-cell>
          <table:table-cell office:value-type="float" office:value="330941112" calcext:value-type="float">
            <text:p>330941112</text:p>
          </table:table-cell>
          <table:table-cell office:value-type="float" office:value="1.8802024691358" calcext:value-type="float">
            <text:p>1.8802024691358</text:p>
          </table:table-cell>
          <table:table-cell table:formula="of:=([.H284]/10000000)/[.I284]" office:value-type="float" office:value="17.601355036626" calcext:value-type="float">
            <text:p>17.601355036626</text:p>
          </table:table-cell>
          <table:table-cell table:number-columns-repeated="4"/>
          <table:table-cell table:style-name="ce5" table:formula="of:=(([.H284]/10000000)/[.G284])/[.I284]" office:value-type="float" office:value="162.474046491932" calcext:value-type="float">
            <text:p>162.474046491932</text:p>
          </table:table-cell>
          <table:table-cell table:number-columns-repeated="100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.3888888888889" calcext:value-type="float">
            <text:p>14.3888888888889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8333333333333" calcext:value-type="float">
            <text:p>0.108333333333333</text:p>
          </table:table-cell>
          <table:table-cell office:value-type="float" office:value="354200861.444444" calcext:value-type="float">
            <text:p>354200861.444444</text:p>
          </table:table-cell>
          <table:table-cell office:value-type="float" office:value="2.1183" calcext:value-type="float">
            <text:p>2.1183</text:p>
          </table:table-cell>
          <table:table-cell table:formula="of:=([.H285]/10000000)/[.I285]" office:value-type="float" office:value="16.7209961499525" calcext:value-type="float">
            <text:p>16.7209961499525</text:p>
          </table:table-cell>
          <table:table-cell table:number-columns-repeated="4"/>
          <table:table-cell table:style-name="ce5" table:formula="of:=(([.H285]/10000000)/[.G285])/[.I285]" office:value-type="float" office:value="154.347656768793" calcext:value-type="float">
            <text:p>154.347656768793</text:p>
          </table:table-cell>
          <table:table-cell table:number-columns-repeated="100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.4388888888889" calcext:value-type="float">
            <text:p>14.4388888888889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0555555555556" calcext:value-type="float">
            <text:p>0.110555555555556</text:p>
          </table:table-cell>
          <table:table-cell office:value-type="float" office:value="377634224.222222" calcext:value-type="float">
            <text:p>377634224.222222</text:p>
          </table:table-cell>
          <table:table-cell office:value-type="float" office:value="2.43989382716049" calcext:value-type="float">
            <text:p>2.43989382716049</text:p>
          </table:table-cell>
          <table:table-cell table:formula="of:=([.H286]/10000000)/[.I286]" office:value-type="float" office:value="15.4774859470712" calcext:value-type="float">
            <text:p>15.4774859470712</text:p>
          </table:table-cell>
          <table:table-cell table:number-columns-repeated="4"/>
          <table:table-cell table:style-name="ce5" table:formula="of:=(([.H286]/10000000)/[.G286])/[.I286]" office:value-type="float" office:value="139.997360325267" calcext:value-type="float">
            <text:p>139.997360325267</text:p>
          </table:table-cell>
          <table:table-cell table:number-columns-repeated="100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.4888888888889" calcext:value-type="float">
            <text:p>14.4888888888889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8888888888889" calcext:value-type="float">
            <text:p>0.108888888888889</text:p>
          </table:table-cell>
          <table:table-cell office:value-type="float" office:value="398819939.555556" calcext:value-type="float">
            <text:p>398819939.555556</text:p>
          </table:table-cell>
          <table:table-cell office:value-type="float" office:value="2.81493827160494" calcext:value-type="float">
            <text:p>2.81493827160494</text:p>
          </table:table-cell>
          <table:table-cell table:formula="of:=([.H287]/10000000)/[.I287]" office:value-type="float" office:value="14.1679817130828" calcext:value-type="float">
            <text:p>14.1679817130828</text:p>
          </table:table-cell>
          <table:table-cell table:number-columns-repeated="4"/>
          <table:table-cell table:style-name="ce5" table:formula="of:=(([.H287]/10000000)/[.G287])/[.I287]" office:value-type="float" office:value="130.114117773209" calcext:value-type="float">
            <text:p>130.114117773209</text:p>
          </table:table-cell>
          <table:table-cell table:number-columns-repeated="100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.5388888888889" calcext:value-type="float">
            <text:p>14.5388888888889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0716666666666667" calcext:value-type="float">
            <text:p>0.071666666666667</text:p>
          </table:table-cell>
          <table:table-cell office:value-type="float" office:value="127957332" calcext:value-type="float">
            <text:p>127957332</text:p>
          </table:table-cell>
          <table:table-cell office:value-type="float" office:value="2.06397530864198" calcext:value-type="float">
            <text:p>2.06397530864198</text:p>
          </table:table-cell>
          <table:table-cell table:formula="of:=([.H288]/10000000)/[.I288]" office:value-type="float" office:value="6.19955730401597" calcext:value-type="float">
            <text:p>6.19955730401597</text:p>
          </table:table-cell>
          <table:table-cell table:number-columns-repeated="4"/>
          <table:table-cell table:style-name="ce5" table:formula="of:=(([.H288]/10000000)/[.G288])/[.I288]" office:value-type="float" office:value="86.5054507537114" calcext:value-type="float">
            <text:p>86.5054507537114</text:p>
          </table:table-cell>
          <table:table-cell table:number-columns-repeated="1009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interface_test-fine_trace.agg'.J1:'interface_test-fine_trace.agg'.J1048576">
            <calcext:condition calcext:apply-style-name="Good" calcext:value="&gt;[$'interface_test-fine_trace.agg'.$K$2]-5" calcext:base-cell-address="'interface_test-fine_trace.agg'.J1"/>
          </calcext:conditional-format>
          <calcext:conditional-format calcext:target-range-address="'interface_test-fine_trace.agg'.O2:'interface_test-fine_trace.agg'.O288">
            <calcext:condition calcext:apply-style-name="Accent" calcext:value="&gt;[$'interface_test-fine_trace.agg'.$P$2]-30" calcext:base-cell-address="'interface_test-fine_trace.agg'.O2"/>
          </calcext:conditional-format>
          <calcext:conditional-format calcext:target-range-address="'interface_test-fine_trace.agg'.O1:'interface_test-fine_trace.agg'.O1048576">
            <calcext:condition calcext:apply-style-name="Good" calcext:value="&gt;[$'interface_test-fine_trace.agg'.$P$2]-30" calcext:base-cell-address="'interface_test-fine_trace.agg'.O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17:07:43.744306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2T17:08:15.617929082</dc:date>
    <meta:editing-duration>PT20M13S</meta:editing-duration>
    <meta:editing-cycles>4</meta:editing-cycles>
    <meta:generator>LibreOffice/6.0.2.1.0$Linux_X86_64 LibreOffice_project/00m0$Build-1</meta:generator>
    <meta:document-statistic meta:table-count="1" meta:cell-count="3184" meta:object-count="0"/>
  </office:meta>
</office:document-meta>
</file>